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6437in"/>
    </style:style>
    <style:style style:name="co12" style:family="table-column">
      <style:table-column-properties fo:break-before="auto" style:column-width="3.1661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7.0154in"/>
    </style:style>
    <style:style style:name="co17" style:family="table-column">
      <style:table-column-properties fo:break-before="auto" style:column-width="2.5118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3.7665in"/>
    </style:style>
    <style:style style:name="co20" style:family="table-column">
      <style:table-column-properties fo:break-before="auto" style:column-width="1.6327in"/>
    </style:style>
    <style:style style:name="co21" style:family="table-column">
      <style:table-column-properties fo:break-before="auto" style:column-width="2.2866in"/>
    </style:style>
    <style:style style:name="co22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4"/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ext-properties fo:font-weight="normal" style:font-weight-asian="normal" style:font-weight-complex="normal"/>
    </style:style>
    <style:style style:name="ce26" style:family="table-cell" style:parent-style-name="Default" style:data-style-name="N0"/>
    <style:style style:name="ce28" style:family="table-cell" style:parent-style-name="Default" style:data-style-name="N11">
      <style:map style:condition="cell-content()&gt;3 %" style:apply-style-name="Voltage_20_Loss" style:base-cell-address="'Schematic chart'.H2"/>
    </style:style>
    <style:style style:name="ce30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2" style:family="table-cell" style:parent-style-name="Voltage_20_Loss">
      <style:table-cell-properties fo:background-color="transparent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Pivot_20_Table_20_Category" style:data-style-name="N0">
      <style:table-cell-properties fo:border="0.99pt solid #000000"/>
    </style:style>
    <style:style style:name="ce4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9" style:family="table-cell" style:parent-style-name="Default" style:data-style-name="N0"/>
    <style:style style:name="ce9" style:family="table-cell" style:parent-style-name="Default" style:data-style-name="N4"/>
    <style:style style:name="ce40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31" style:family="table-cell" style:parent-style-name="Default"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24" office:value-type="string" calcext:value-type="string">
            <text:p>Коса</text:p>
          </table:table-cell>
          <table:table-cell table:style-name="ce24" office:value-type="string" calcext:value-type="string">
            <text:p>Цепь/путь</text:p>
          </table:table-cell>
          <table:table-cell table:style-name="ce24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, м</text:p>
          </table:table-cell>
          <table:table-cell table:style-name="ce24" office:value-type="string" calcext:value-type="string">
            <text:p>Длина с запасом, м</text:p>
          </table:table-cell>
          <table:table-cell table:style-name="ce24" office:value-type="string" calcext:value-type="string">
            <text:p>Сечение, мм2</text:p>
          </table:table-cell>
          <table:table-cell table:style-name="ce24" office:value-type="string" calcext:value-type="string">
            <text:p>Потери, % от 12 В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86">
            <text:p>Капот + торпеда</text:p>
          </table:table-cell>
          <table:table-cell table:style-name="ce12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28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3]); [.E3]+Buffer; &quot;&quot;)">
            <text:p/>
          </table:covered-table-cell>
          <table:table-cell/>
          <table:table-cell table:style-name="ce30" table:formula="of:= IF (ISNUMBER([.D3]); [.D3] * (CopperResistivity * [.E3] / ([.G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4]); [.E4]+Buffer; &quot;&quot;)">
            <text:p/>
          </table:table-cell>
          <table:table-cell/>
          <table:table-cell table:style-name="ce30" table:formula="of:= IF (ISNUMBER([.D4]); [.D4] * (CopperResistivity * [.E4] / ([.G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4">
            <text:p>Коричневый</text:p>
          </table:table-cell>
          <table:table-cell table:style-name="ce19" office:value-type="float" office:value="2" calcext:value-type="float" table:number-columns-spanned="1" table:number-rows-spanned="4">
            <text:p>2.00</text:p>
          </table:table-cell>
          <table:table-cell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корректора фар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6]); [.D6] * (CopperResistivity * [.E6] / ([.G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5’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7]); [.D7] * (CopperResistivity * [.E7] / ([.G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8]); [.D8] * (CopperResistivity * [.E8] / ([.G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габариту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одсветке номерного знака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10]); [.D10] * (CopperResistivity * [.E10] / ([.G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1]); [.E11]+Buffer; &quot;&quot;)">
            <text:p/>
          </table:table-cell>
          <table:table-cell/>
          <table:table-cell table:style-name="ce30" table:formula="of:= IF (ISNUMBER([.D11]); [.D11] * (CopperResistivity * [.E11] / ([.G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ых</text:p>
          </table:table-cell>
          <table:covered-table-cell/>
          <table:covered-table-cell table:style-name="ce19"/>
          <table:covered-table-cell/>
          <table:covered-table-cell table:formula="of:=IF(ISNUMBER([.E13]); [.E13]+Buffer; &quot;&quot;)">
            <text:p/>
          </table:covered-table-cell>
          <table:table-cell/>
          <table:table-cell table:style-name="ce30" table:formula="of:= IF (ISNUMBER([.D13]); [.D13] * (CopperResistivity * [.E13] / ([.G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4]); [.E14]+Buffer; &quot;&quot;)">
            <text:p/>
          </table:table-cell>
          <table:table-cell/>
          <table:table-cell table:style-name="ce30" table:formula="of:= IF (ISNUMBER([.D14]); [.D14] * (CopperResistivity * [.E14] / ([.G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ых</text:p>
          </table:table-cell>
          <table:covered-table-cell/>
          <table:covered-table-cell table:style-name="ce19"/>
          <table:covered-table-cell/>
          <table:covered-table-cell table:formula="of:=IF(ISNUMBER([.E16]); [.E16]+Buffer; &quot;&quot;)">
            <text:p/>
          </table:covered-table-cell>
          <table:table-cell/>
          <table:table-cell table:style-name="ce30" table:formula="of:= IF (ISNUMBER([.D16]); [.D16] * (CopperResistivity * [.E16] / ([.G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7]); [.E17]+Buffer; &quot;&quot;)">
            <text:p/>
          </table:table-cell>
          <table:table-cell/>
          <table:table-cell table:style-name="ce30" table:formula="of:= IF (ISNUMBER([.D17]); [.D17] * (CopperResistivity * [.E17] / ([.G17] * 0.000001)) / 12; &quot;&quot;)">
            <text:p/>
          </table:table-cell>
          <table:table-cell table:number-columns-repeated="2"/>
          <table:table-cell table:style-name="ce32"/>
          <table:table-cell table:number-columns-repeated="1013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4">
            <text:p>Зелёный</text:p>
          </table:table-cell>
          <table:table-cell table:style-name="ce19" office:value-type="float" office:value="2" calcext:value-type="float" table:number-columns-spanned="1" table:number-rows-spanned="4">
            <text:p>2.00</text:p>
          </table:table-cell>
          <table:table-cell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number-columns-repeated="1016"/>
        </table:table-row>
        <table:table-row table:style-name="ro1">
          <table:covered-table-cell/>
          <table:table-cell table:style-name="ce14" office:value-type="string" calcext:value-type="string">
            <text:p>Правая фара ‘поворот’</text:p>
          </table:table-cell>
          <table:covered-table-cell table:style-name="ce16"/>
          <table:covered-table-cell table:style-name="ce19"/>
          <table:covered-table-cell table:number-columns-repeated="2"/>
          <table:table-cell/>
          <table:table-cell table:style-name="ce30" table:formula="of:= IF (ISNUMBER([.D19]); [.D19] * (CopperResistivity * [.E19] / ([.G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 table:style-name="ce16"/>
          <table:covered-table-cell table:style-name="ce19"/>
          <table:covered-table-cell table:number-columns-repeated="2"/>
          <table:table-cell/>
          <table:table-cell table:style-name="ce30" table:formula="of:= IF (ISNUMBER([.D20]); [.D20] * (CopperResistivity * [.E20] / ([.G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2’</text:p>
          </table:table-cell>
          <table:covered-table-cell table:style-name="ce16"/>
          <table:covered-table-cell table:style-name="ce19"/>
          <table:covered-table-cell table:number-columns-repeated="2"/>
          <table:table-cell/>
          <table:table-cell table:style-name="ce30" table:formula="of:= IF (ISNUMBER([.D21]); [.D21] * (CopperResistivity * [.E21] / ([.G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повороту</text:p>
          </table:table-cell>
          <table:table-cell table:style-name="ce16" office:value-type="string" calcext:value-type="string">
            <text:p>Зелёный</text:p>
          </table:table-cell>
          <table:table-cell table:style-name="ce19" office:value-type="float" office:value="2" calcext:value-type="float">
            <text:p>2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style-name="ce26" table:formula="of:=IF(ISNUMBER([.E22]); [.E22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3]); [.E23]+Buffer; &quot;&quot;)">
            <text:p/>
          </table:table-cell>
          <table:table-cell/>
          <table:table-cell table:style-name="ce30" table:formula="of:= IF (ISNUMBER([.D23]); [.D23] * (CopperResistivity * [.E23] / ([.G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5]); [.E25]+Buffer; &quot;&quot;)">
            <text:p/>
          </table:covered-table-cell>
          <table:table-cell/>
          <table:table-cell table:style-name="ce30" table:formula="of:= IF (ISNUMBER([.D25]); [.D25] * (CopperResistivity * [.E25] / ([.G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6]); [.E26]+Buffer; &quot;&quot;)">
            <text:p/>
          </table:table-cell>
          <table:table-cell/>
          <table:table-cell table:style-name="ce30" table:formula="of:= IF (ISNUMBER([.D26]); [.D26] * (CopperResistivity * [.E26] / ([.G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8]); [.E28]+Buffer; &quot;&quot;)">
            <text:p/>
          </table:covered-table-cell>
          <table:table-cell/>
          <table:table-cell table:style-name="ce30" table:formula="of:= IF (ISNUMBER([.D28]); [.D28] * (CopperResistivity * [.E28] / ([.G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9]); [.E29]+Buffer; &quot;&quot;)">
            <text:p/>
          </table:table-cell>
          <table:table-cell/>
          <table:table-cell table:style-name="ce30" table:formula="of:= IF (ISNUMBER([.D29]); [.D29] * (CopperResistivity * [.E29] / ([.G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2" calcext:value-type="float" table:number-columns-spanned="1" table:number-rows-spanned="3">
            <text:p>2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8’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31]); [.D31] * (CopperResistivity * [.E31] / ([.G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32]); [.D32] * (CopperResistivity * [.E32] / ([.G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освежению багажник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26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габариту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34]); [.D34] * (CopperResistivity * [.E34] / ([.G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5]); [.E35]+Buffer; &quot;&quot;)">
            <text:p/>
          </table:table-cell>
          <table:table-cell/>
          <table:table-cell table:style-name="ce30" table:formula="of:= IF (ISNUMBER([.D35]); [.D35] * (CopperResistivity * [.E35] / ([.G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Len1+Width+TorpedoWidth" office:value-type="float" office:value="3.6" calcext:value-type="float" table:number-columns-spanned="1" table:number-rows-spanned="2">
            <text:p>3.60</text:p>
          </table:table-cell>
          <table:table-cell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ых</text:p>
          </table:table-cell>
          <table:covered-table-cell/>
          <table:covered-table-cell table:style-name="ce19"/>
          <table:covered-table-cell/>
          <table:covered-table-cell table:formula="of:=IF(ISNUMBER([.E37]); [.E37]+Buffer; &quot;&quot;)">
            <text:p/>
          </table:covered-table-cell>
          <table:table-cell/>
          <table:table-cell table:style-name="ce30" table:formula="of:= IF (ISNUMBER([.D37]); [.D37] * (CopperResistivity * [.E37] / ([.G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19"/>
          <table:table-cell/>
          <table:table-cell table:formula="of:=IF(ISNUMBER([.E38]); [.E38]+Buffer; &quot;&quot;)">
            <text:p/>
          </table:table-cell>
          <table:table-cell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30" table:formula="of:= IF (ISNUMBER([.D38]); [.D38] * (CopperResistivity * [.E38] / ([.G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19"/>
          <table:covered-table-cell/>
          <table:covered-table-cell table:formula="of:=IF(ISNUMBER([.E40]); [.E40]+Buffer; &quot;&quot;)">
            <text:p/>
          </table:covered-table-cell>
          <table:table-cell/>
          <table:table-cell table:style-name="ce30" table:formula="of:= IF (ISNUMBER([.D40]); [.D40] * (CopperResistivity * [.E40] / ([.G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2’</text:p>
          </table:table-cell>
          <table:covered-table-cell/>
          <table:covered-table-cell table:style-name="ce19"/>
          <table:covered-table-cell/>
          <table:covered-table-cell table:formula="of:=IF(ISNUMBER([.E41]); [.E41]+Buffer; &quot;&quot;)">
            <text:p/>
          </table:covered-table-cell>
          <table:table-cell/>
          <table:table-cell table:style-name="ce30" table:formula="of:= IF (ISNUMBER([.D41]); [.D41] * (CopperResistivity * [.E41] / ([.G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42]); [.E42]+Buffer; &quot;&quot;)">
            <text:p/>
          </table:table-cell>
          <table:table-cell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30" table:formula="of:= IF (ISNUMBER([.D42]); [.D42] * (CopperResistivity * [.E42] / ([.G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4">
            <text:p>Жёлтый</text:p>
          </table:table-cell>
          <table:table-cell table:style-name="ce19" office:value-type="float" office:value="5" calcext:value-type="float" table:number-columns-spanned="1" table:number-rows-spanned="4">
            <text:p>5.00</text:p>
          </table:table-cell>
          <table:table-cell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овторитель поворота левый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44]); [.D44] * (CopperResistivity * [.E44] / ([.G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45]); [.D45] * (CopperResistivity * [.E45] / ([.G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3’</text:p>
          </table:table-cell>
          <table:covered-table-cell/>
          <table:covered-table-cell table:style-name="ce19"/>
          <table:covered-table-cell table:number-columns-repeated="2"/>
          <table:table-cell/>
          <table:table-cell table:style-name="ce30" table:formula="of:= IF (ISNUMBER([.D46]); [.D46] * (CopperResistivity * [.E46] / ([.G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повороту</text:p>
          </table:table-cell>
          <table:table-cell office:value-type="string" calcext:value-type="string">
            <text:p>Жёлтый</text:p>
          </table:table-cell>
          <table:table-cell table:style-name="ce19" office:value-type="float" office:value="5" calcext:value-type="float">
            <text:p>5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formula="of:=IF(ISNUMBER([.E47]); [.E47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5" table:number-rows-spanned="1"/>
          <table:covered-table-cell/>
          <table:covered-table-cell table:style-name="ce19"/>
          <table:covered-table-cell table:number-columns-repeated="2"/>
          <table:table-cell table:style-name="ce26"/>
          <table:table-cell table:style-name="ce30" table:formula="of:= IF (ISNUMBER([.D48]); [.D48] * (CopperResistivity * [.E48] / ([.G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50]); [.E50]+Buffer; &quot;&quot;)">
            <text:p/>
          </table:covered-table-cell>
          <table:table-cell/>
          <table:table-cell table:style-name="ce30" table:formula="of:= IF (ISNUMBER([.D50]); [.D50] * (CopperResistivity * [.E50] / ([.G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51]); [.E51]+Buffer; &quot;&quot;)">
            <text:p/>
          </table:table-cell>
          <table:table-cell/>
          <table:table-cell table:style-name="ce30" table:formula="of:= IF (ISNUMBER([.D51]); [.D51] * (CopperResistivity * [.E51] / ([.G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53]); [.E53]+Buffer; &quot;&quot;)">
            <text:p/>
          </table:covered-table-cell>
          <table:table-cell/>
          <table:table-cell table:style-name="ce30" table:formula="of:= IF (ISNUMBER([.D53]); [.D53] * (CopperResistivity * [.E53] / ([.G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54]); [.E54]+Buffer; &quot;&quot;)">
            <text:p/>
          </table:table-cell>
          <table:table-cell/>
          <table:table-cell table:style-name="ce30" table:formula="of:= IF (ISNUMBER([.D54]); [.D54] * (CopperResistivity * [.E54] / ([.G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table:style-name="ce16"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56]); [.E56]+Buffer; &quot;&quot;)">
            <text:p/>
          </table:covered-table-cell>
          <table:table-cell/>
          <table:table-cell table:style-name="ce30" table:formula="of:= IF (ISNUMBER([.D56]); [.D56] * (CopperResistivity * [.E56] / ([.G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6" table:number-columns-spanned="4" table:number-rows-spanned="1"/>
          <table:covered-table-cell/>
          <table:covered-table-cell table:style-name="ce19"/>
          <table:covered-table-cell/>
          <table:table-cell table:formula="of:=IF(ISNUMBER([.E57]); [.E57]+Buffer; &quot;&quot;)">
            <text:p/>
          </table:table-cell>
          <table:table-cell/>
          <table:table-cell table:style-name="ce30" table:formula="of:= IF (ISNUMBER([.D57]); [.D57] * (CopperResistivity * [.E57] / ([.G5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Клаксон 2</text:p>
          </table:table-cell>
          <table:covered-table-cell/>
          <table:covered-table-cell table:style-name="ce19"/>
          <table:covered-table-cell/>
          <table:covered-table-cell table:formula="of:=IF(ISNUMBER([.E59]); [.E59]+Buffer; &quot;&quot;)">
            <text:p/>
          </table:covered-table-cell>
          <table:table-cell/>
          <table:table-cell table:style-name="ce30" table:formula="of:= IF (ISNUMBER([.D59]); [.D59] * (CopperResistivity * [.E59] / ([.G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87’</text:p>
          </table:table-cell>
          <table:covered-table-cell/>
          <table:covered-table-cell table:style-name="ce19"/>
          <table:covered-table-cell/>
          <table:covered-table-cell table:formula="of:=IF(ISNUMBER([.E60]); [.E60]+Buffer; &quot;&quot;)">
            <text:p/>
          </table:covered-table-cell>
          <table:table-cell/>
          <table:table-cell table:style-name="ce30" table:formula="of:= IF (ISNUMBER([.D60]); [.D60] * (CopperResistivity * [.E60] / ([.G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61]); [.E61]+Buffer; &quot;&quot;)">
            <text:p/>
          </table:table-cell>
          <table:table-cell/>
          <table:table-cell table:style-name="ce30" table:formula="of:= IF (ISNUMBER([.D61]); [.D61] * (CopperResistivity * [.E61] / ([.G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19"/>
          <table:covered-table-cell/>
          <table:covered-table-cell table:formula="of:=IF(ISNUMBER([.E63]); [.E63]+Buffer; &quot;&quot;)">
            <text:p/>
          </table:covered-table-cell>
          <table:table-cell/>
          <table:table-cell table:style-name="ce30" table:formula="of:= IF (ISNUMBER([.D63]); [.D63] * (CopperResistivity * [.E63] / ([.G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64]); [.E64]+Buffer; &quot;&quot;)">
            <text:p/>
          </table:table-cell>
          <table:table-cell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30" table:formula="of:= IF (ISNUMBER([.D64]); [.D64] * (CopperResistivity * [.E64] / ([.G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Генератор ‘D’</text:p>
          </table:table-cell>
          <table:table-cell table:style-name="ce16"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7’</text:p>
          </table:table-cell>
          <table:covered-table-cell table:style-name="ce16"/>
          <table:covered-table-cell table:style-name="ce19"/>
          <table:covered-table-cell/>
          <table:covered-table-cell table:formula="of:=IF(ISNUMBER([.E66]); [.E66]+Buffer; &quot;&quot;)">
            <text:p/>
          </table:covered-table-cell>
          <table:table-cell/>
          <table:table-cell table:style-name="ce30" table:formula="of:= IF (ISNUMBER([.D66]); [.D66] * (CopperResistivity * [.E66] / ([.G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67]); [.E67]+Buffer; &quot;&quot;)">
            <text:p/>
          </table:table-cell>
          <table:table-cell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30" table:formula="of:= IF (ISNUMBER([.D67]); [.D67] * (CopperResistivity * [.E67] / ([.G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Генератор ‘B+’</text:p>
          </table:table-cell>
          <table:table-cell table:style-name="ce16"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90" calcext:value-type="float" table:number-columns-spanned="1" table:number-rows-spanned="2">
            <text:p>90.00</text:p>
          </table:table-cell>
          <table:table-cell table:formula="of:=Len1 + Width + Len1" office:value-type="float" office:value="4.4" calcext:value-type="float" table:number-columns-spanned="1" table:number-rows-spanned="2">
            <text:p>4.40</text:p>
          </table:table-cell>
          <table:table-cell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office:value-type="float" office:value="25" calcext:value-type="float">
            <text:p>25</text:p>
          </table:table-cell>
          <table:table-cell table:style-name="ce30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БПР ‘90 А’</text:p>
          </table:table-cell>
          <table:covered-table-cell table:style-name="ce16"/>
          <table:covered-table-cell table:style-name="ce19"/>
          <table:covered-table-cell/>
          <table:covered-table-cell table:formula="of:=IF(ISNUMBER([.E69]); [.E69]+Buffer; &quot;&quot;)">
            <text:p/>
          </table:covered-table-cell>
          <table:table-cell/>
          <table:table-cell table:style-name="ce30" table:formula="of:= IF (ISNUMBER([.D69]); [.D69] * (CopperResistivity * [.E69] / ([.G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70]); [.E70]+Buffer; &quot;&quot;)">
            <text:p/>
          </table:table-cell>
          <table:table-cell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30" table:formula="of:= IF (ISNUMBER([.D70]); [.D70] * (CopperResistivity * [.E70] / ([.G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string" calcext:value-type="string" table:number-columns-spanned="1" table:number-rows-spanned="3">
            <text:p>X</text:p>
          </table:table-cell>
          <table:table-cell table:formula="of:=Width" office:value-type="float" office:value="1.8" calcext:value-type="float" table:number-columns-spanned="1" table:number-rows-spanned="3">
            <text:p>1.80</text:p>
          </table:table-cell>
          <table:table-cell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formula="of:=IF(ISNUMBER([.D71]); IF ([.D71] &lt;= 1;     IF ([.E71] &lt;= 7; 1;     IF ([.E71] &lt;= 10; 1.5;     IF ([.E71] &lt;= 17; 2.5;     IF ([.E71] &lt;= 28; 4;     IF ([.E71] &lt;= 42; 6; 10)))));  IF ([.D71] &lt;= 2;     IF ([.E71] &lt;= 1.5; 1;     IF ([.E71] &lt;= 5; 1.5;     IF ([.E71] &lt;= 8.5; 2.5;     IF ([.E71] &lt;= 14; 4;     IF ([.E71] &lt;= 21; 6; 10)))));  IF ([.D71] &lt;= 4;     IF ([.E71] &lt;= 1.5; 1;     IF ([.E71] &lt;= 2.5; 1.5;     IF ([.E71] &lt;= 4; 2.5;     IF ([.E71] &lt;= 7; 4;     IF ([.E71] &lt;= 10.5; 6; 10)))));  IF ([.D71] &lt;= 6;     IF ([.E71] &lt;= 1.5; 1.5;     IF ([.E71] &lt;= 2.5; 2.5;     IF ([.E71] &lt;= 4.5; 4;     IF ([.E71] &lt;= 7; 6; 10))));  IF ([.D71] &lt;= 10;     IF ([.E71] &lt;= 1.5; 2.5;     IF ([.E71] &lt;= 2.5; 4;     IF ([.E71] &lt;= 4; 6;     IF ([.E71] &lt;= 7; 10;     IF ([.E71] &lt;= 10.5; 16;     IF ([.E71] &lt;= 17.5; 25;     IF ([.E71] &lt;= 24; 35; 50)))))));  IF ([.D71] &lt;= 15;     IF ([.E71] &lt;= 1; 2.5;     IF ([.E71] &lt;= 1.5; 4;     IF ([.E71] &lt;= 2.5; 6;     IF ([.E71] &lt;= 4.5; 10;     IF ([.E71] &lt;= 7; 16;     IF ([.E71] &lt;= 11.5; 25;     IF ([.E71] &lt;= 16; 35; 50)))))));  IF ([.D71] &lt;= 25;     IF ([.E71] &lt;= 1; 4;     IF ([.E71] &lt;= 1.5; 6;     IF ([.E71] &lt;= 2.5; 10;     IF ([.E71] &lt;= 4; 16;     IF ([.E71] &lt;= 7; 25;     IF ([.E71] &lt;= 9.5; 35; 50))))));  IF ([.D71] &lt;= 30;     IF ([.E71] &lt;= 1; 6;     IF ([.E71] &lt;= 2; 10;     IF ([.E71] &lt;= 3.5; 16;     IF ([.E71] &lt;= 5.4; 25;     IF ([.E71] &lt;= 8; 35; 50)))));  IF ([.D71] &lt;= 40;     IF ([.E71] &lt;= 1.5; 10;     IF ([.E71] &lt;= 2.5; 16;     IF ([.E71] &lt;= 4; 25;     IF ([.E71] &lt;= 6; 35; 50))));  &quot;Way too heavy&quot; ))))))))); &quot;&quot;)">
            <text:p/>
          </table:table-cell>
          <table:table-cell table:style-name="ce30" table:formula="of:= IF (ISNUMBER([.D71]); [.D71] * (CopperResistivity * [.E71] / ([.G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АКБ ‘+’</text:p>
          </table:table-cell>
          <table:covered-table-cell/>
          <table:covered-table-cell table:style-name="ce19"/>
          <table:covered-table-cell/>
          <table:covered-table-cell table:formula="of:=IF(ISNUMBER([.E72]); [.E72]+Buffer; &quot;&quot;)">
            <text:p/>
          </table:covered-table-cell>
          <table:table-cell/>
          <table:table-cell table:style-name="ce30" table:formula="of:= IF (ISNUMBER([.D72]); [.D72] * (CopperResistivity * [.E72] / ([.G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Стартер ‘+’ (силовой)</text:p>
          </table:table-cell>
          <table:covered-table-cell/>
          <table:covered-table-cell table:style-name="ce19"/>
          <table:covered-table-cell/>
          <table:covered-table-cell table:formula="of:=IF(ISNUMBER([.E73]); [.E73]+Buffer; &quot;&quot;)">
            <text:p/>
          </table:covered-table-cell>
          <table:table-cell/>
          <table:table-cell table:style-name="ce30" table:formula="of:= IF (ISNUMBER([.D73]); [.D73] * (CopperResistivity * [.E73] / ([.G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74]); [.E74]+Buffer; &quot;&quot;)">
            <text:p/>
          </table:table-cell>
          <table:table-cell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30" table:formula="of:= IF (ISNUMBER([.D74]); [.D74] * (CopperResistivity * [.E74] / ([.G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40" calcext:value-type="float" table:number-columns-spanned="1" table:number-rows-spanned="2">
            <text:p>40.00</text:p>
          </table:table-cell>
          <table:table-cell table:formula="of:=Width/4" office:value-type="float" office:value="0.45" calcext:value-type="float" table:number-columns-spanned="1" table:number-rows-spanned="2">
            <text:p>0.45</text:p>
          </table:table-cell>
          <table:table-cell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office:value-type="float" office:value="6" calcext:value-type="float">
            <text:p>6</text:p>
          </table:table-cell>
          <table:table-cell table:style-name="ce30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30’</text:p>
          </table:table-cell>
          <table:covered-table-cell/>
          <table:covered-table-cell table:style-name="ce19"/>
          <table:covered-table-cell/>
          <table:covered-table-cell table:formula="of:=IF(ISNUMBER([.E76]); [.E76]+Buffer; &quot;&quot;)">
            <text:p/>
          </table:covered-table-cell>
          <table:table-cell/>
          <table:table-cell table:style-name="ce30" table:formula="of:= IF (ISNUMBER([.D76]); [.D76] * (CopperResistivity * [.E76] / ([.G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77]); [.E77]+Buffer; &quot;&quot;)">
            <text:p/>
          </table:table-cell>
          <table:table-cell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30" table:formula="of:= IF (ISNUMBER([.D77]); [.D77] * (CopperResistivity * [.E77] / ([.G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style-name="ce19" office:value-type="float" office:value="25" calcext:value-type="float" table:number-columns-spanned="1" table:number-rows-spanned="5">
            <text:p>25.00</text:p>
          </table:table-cell>
          <table:table-cell table:formula="of:=Len1+Width/4+TorpedoWidth*2+Width*3/4+TorpedoWidth" office:value-type="float" office:value="4.6" calcext:value-type="float" table:number-columns-spanned="1" table:number-rows-spanned="5">
            <text:p>4.60</text:p>
          </table:table-cell>
          <table:table-cell table:formula="of:=IF(ISNUMBER([.E78]); [.E78]+Buffer; &quot;&quot;)" office:value-type="float" office:value="5.1" calcext:value-type="float" table:number-columns-spanned="1" table:number-rows-spanned="5">
            <text:p>5.1</text:p>
          </table:table-cell>
          <table:table-cell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25" calcext:value-type="float">
            <text:p>25</text:p>
          </table:table-cell>
          <table:table-cell table:style-name="ce30" table:formula="of:= IF (ISNUMBER([.D78]); [.D78] * (CopperResistivity * [.E78] / ([.G78] * 0.000001)) / 12; &quot;&quot;)" office:value-type="percentage" office:value="0.0069" calcext:value-type="percentage">
            <text:p>0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1’</text:p>
          </table:table-cell>
          <table:covered-table-cell/>
          <table:covered-table-cell table:style-name="ce19"/>
          <table:covered-table-cell/>
          <table:covered-table-cell table:formula="of:=IF(ISNUMBER([.E79]); [.E79]+Buffer; &quot;&quot;)">
            <text:p/>
          </table:covered-table-cell>
          <table:table-cell/>
          <table:table-cell table:style-name="ce30" table:formula="of:= IF (ISNUMBER([.D79]); [.D79] * (CopperResistivity * [.E79] / ([.G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ближнего света ‘30’</text:p>
          </table:table-cell>
          <table:covered-table-cell/>
          <table:covered-table-cell table:style-name="ce19"/>
          <table:covered-table-cell/>
          <table:covered-table-cell table:formula="of:=IF(ISNUMBER([.E80]); [.E80]+Buffer; &quot;&quot;)">
            <text:p/>
          </table:covered-table-cell>
          <table:table-cell/>
          <table:table-cell table:style-name="ce30" table:formula="of:= IF (ISNUMBER([.D80]); [.D80] * (CopperResistivity * [.E80] / ([.G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дальнего света ‘30’</text:p>
          </table:table-cell>
          <table:covered-table-cell/>
          <table:covered-table-cell table:style-name="ce19"/>
          <table:covered-table-cell/>
          <table:covered-table-cell table:formula="of:=IF(ISNUMBER([.E81]); [.E81]+Buffer; &quot;&quot;)">
            <text:p/>
          </table:covered-table-cell>
          <table:table-cell/>
          <table:table-cell table:style-name="ce30" table:formula="of:= IF (ISNUMBER([.D81]); [.D81] * (CopperResistivity * [.E81] / ([.G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ход</text:p>
          </table:table-cell>
          <table:covered-table-cell/>
          <table:covered-table-cell table:style-name="ce19"/>
          <table:covered-table-cell/>
          <table:covered-table-cell table:formula="of:=IF(ISNUMBER([.E82]); [.E82]+Buffer; &quot;&quot;)">
            <text:p/>
          </table:covered-table-cell>
          <table:table-cell/>
          <table:table-cell table:style-name="ce30" table:formula="of:= IF (ISNUMBER([.D82]); [.D82] * (CopperResistivity * [.E82] / ([.G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83]); [.E83]+Buffer; &quot;&quot;)">
            <text:p/>
          </table:table-cell>
          <table:table-cell table:formula="of:=IF(ISNUMBER([.D83]); IF ([.D83] &lt;= 1;     IF ([.E83] &lt;= 7; 1;     IF ([.E83] &lt;= 10; 1.5;     IF ([.E83] &lt;= 17; 2.5;     IF ([.E83] &lt;= 28; 4;     IF ([.E83] &lt;= 42; 6; 10)))));  IF ([.D83] &lt;= 2;     IF ([.E83] &lt;= 1.5; 1;     IF ([.E83] &lt;= 5; 1.5;     IF ([.E83] &lt;= 8.5; 2.5;     IF ([.E83] &lt;= 14; 4;     IF ([.E83] &lt;= 21; 6; 10)))));  IF ([.D83] &lt;= 4;     IF ([.E83] &lt;= 1.5; 1;     IF ([.E83] &lt;= 2.5; 1.5;     IF ([.E83] &lt;= 4; 2.5;     IF ([.E83] &lt;= 7; 4;     IF ([.E83] &lt;= 10.5; 6; 10)))));  IF ([.D83] &lt;= 6;     IF ([.E83] &lt;= 1.5; 1.5;     IF ([.E83] &lt;= 2.5; 2.5;     IF ([.E83] &lt;= 4.5; 4;     IF ([.E83] &lt;= 7; 6; 10))));  IF ([.D83] &lt;= 10;     IF ([.E83] &lt;= 1.5; 2.5;     IF ([.E83] &lt;= 2.5; 4;     IF ([.E83] &lt;= 4; 6;     IF ([.E83] &lt;= 7; 10;     IF ([.E83] &lt;= 10.5; 16;     IF ([.E83] &lt;= 17.5; 25;     IF ([.E83] &lt;= 24; 35; 50)))))));  IF ([.D83] &lt;= 15;     IF ([.E83] &lt;= 1; 2.5;     IF ([.E83] &lt;= 1.5; 4;     IF ([.E83] &lt;= 2.5; 6;     IF ([.E83] &lt;= 4.5; 10;     IF ([.E83] &lt;= 7; 16;     IF ([.E83] &lt;= 11.5; 25;     IF ([.E83] &lt;= 16; 35; 50)))))));  IF ([.D83] &lt;= 25;     IF ([.E83] &lt;= 1; 4;     IF ([.E83] &lt;= 1.5; 6;     IF ([.E83] &lt;= 2.5; 10;     IF ([.E83] &lt;= 4; 16;     IF ([.E83] &lt;= 7; 25;     IF ([.E83] &lt;= 9.5; 35; 50))))));  IF ([.D83] &lt;= 30;     IF ([.E83] &lt;= 1; 6;     IF ([.E83] &lt;= 2; 10;     IF ([.E83] &lt;= 3.5; 16;     IF ([.E83] &lt;= 5.4; 25;     IF ([.E83] &lt;= 8; 35; 50)))));  IF ([.D83] &lt;= 40;     IF ([.E83] &lt;= 1.5; 10;     IF ([.E83] &lt;= 2.5; 16;     IF ([.E83] &lt;= 4; 25;     IF ([.E83] &lt;= 6; 35; 50))));  &quot;Way too heavy&quot; ))))))))); &quot;&quot;)">
            <text:p/>
          </table:table-cell>
          <table:table-cell table:style-name="ce30" table:formula="of:= IF (ISNUMBER([.D83]); [.D83] * (CopperResistivity * [.E83] / ([.G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60 А’</text:p>
          </table:table-cell>
          <table:table-cell table:style-name="ce16"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60" calcext:value-type="float" table:number-columns-spanned="1" table:number-rows-spanned="2">
            <text:p>60.00</text:p>
          </table:table-cell>
          <table:table-cell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style-name="ce26" office:value-type="float" office:value="16" calcext:value-type="float">
            <text:p>16</text:p>
          </table:table-cell>
          <table:table-cell table:style-name="ce30" table:formula="of:= IF (ISNUMBER([.D84]); [.D84] * (CopperResistivity * [.E84] / ([.G84] * 0.000001)) / 12; &quot;&quot;)" office:value-type="percentage" office:value="0.0129375" calcext:value-type="percentage">
            <text:p>1.2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30’</text:p>
          </table:table-cell>
          <table:covered-table-cell table:style-name="ce16"/>
          <table:covered-table-cell table:style-name="ce19"/>
          <table:covered-table-cell/>
          <table:covered-table-cell table:formula="of:=IF(ISNUMBER([.E85]); [.E85]+Buffer; &quot;&quot;)">
            <text:p/>
          </table:covered-table-cell>
          <table:table-cell/>
          <table:table-cell table:style-name="ce30" table:formula="of:= IF (ISNUMBER([.D85]); [.D85] * (CopperResistivity * [.E85] / ([.G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86]); [.E86]+Buffer; &quot;&quot;)">
            <text:p/>
          </table:table-cell>
          <table:table-cell table:formula="of:=IF(ISNUMBER([.D86]); IF ([.D86] &lt;= 1;     IF ([.E86] &lt;= 7; 1;     IF ([.E86] &lt;= 10; 1.5;     IF ([.E86] &lt;= 17; 2.5;     IF ([.E86] &lt;= 28; 4;     IF ([.E86] &lt;= 42; 6; 10)))));  IF ([.D86] &lt;= 2;     IF ([.E86] &lt;= 1.5; 1;     IF ([.E86] &lt;= 5; 1.5;     IF ([.E86] &lt;= 8.5; 2.5;     IF ([.E86] &lt;= 14; 4;     IF ([.E86] &lt;= 21; 6; 10)))));  IF ([.D86] &lt;= 4;     IF ([.E86] &lt;= 1.5; 1;     IF ([.E86] &lt;= 2.5; 1.5;     IF ([.E86] &lt;= 4; 2.5;     IF ([.E86] &lt;= 7; 4;     IF ([.E86] &lt;= 10.5; 6; 10)))));  IF ([.D86] &lt;= 6;     IF ([.E86] &lt;= 1.5; 1.5;     IF ([.E86] &lt;= 2.5; 2.5;     IF ([.E86] &lt;= 4.5; 4;     IF ([.E86] &lt;= 7; 6; 10))));  IF ([.D86] &lt;= 10;     IF ([.E86] &lt;= 1.5; 2.5;     IF ([.E86] &lt;= 2.5; 4;     IF ([.E86] &lt;= 4; 6;     IF ([.E86] &lt;= 7; 10;     IF ([.E86] &lt;= 10.5; 16;     IF ([.E86] &lt;= 17.5; 25;     IF ([.E86] &lt;= 24; 35; 50)))))));  IF ([.D86] &lt;= 15;     IF ([.E86] &lt;= 1; 2.5;     IF ([.E86] &lt;= 1.5; 4;     IF ([.E86] &lt;= 2.5; 6;     IF ([.E86] &lt;= 4.5; 10;     IF ([.E86] &lt;= 7; 16;     IF ([.E86] &lt;= 11.5; 25;     IF ([.E86] &lt;= 16; 35; 50)))))));  IF ([.D86] &lt;= 25;     IF ([.E86] &lt;= 1; 4;     IF ([.E86] &lt;= 1.5; 6;     IF ([.E86] &lt;= 2.5; 10;     IF ([.E86] &lt;= 4; 16;     IF ([.E86] &lt;= 7; 25;     IF ([.E86] &lt;= 9.5; 35; 50))))));  IF ([.D86] &lt;= 30;     IF ([.E86] &lt;= 1; 6;     IF ([.E86] &lt;= 2; 10;     IF ([.E86] &lt;= 3.5; 16;     IF ([.E86] &lt;= 5.4; 25;     IF ([.E86] &lt;= 8; 35; 50)))));  IF ([.D86] &lt;= 40;     IF ([.E86] &lt;= 1.5; 10;     IF ([.E86] &lt;= 2.5; 16;     IF ([.E86] &lt;= 4; 25;     IF ([.E86] &lt;= 6; 35; 50))));  &quot;Way too heavy&quot; ))))))))); &quot;&quot;)">
            <text:p/>
          </table:table-cell>
          <table:table-cell table:style-name="ce30" table:formula="of:= IF (ISNUMBER([.D86]); [.D86] * (CopperResistivity * [.E86] / ([.G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12">
            <text:p>Красный</text:p>
          </table:table-cell>
          <table:table-cell table:style-name="ce19" office:value-type="float" office:value="25" calcext:value-type="float" table:number-columns-spanned="1" table:number-rows-spanned="12">
            <text:p>25.00</text:p>
          </table:table-cell>
          <table:table-cell table:formula="of:=Len1+Width+TorpedoWidth*2+Width+TorpedoWidth" office:value-type="float" office:value="6.4" calcext:value-type="float" table:number-columns-spanned="1" table:number-rows-spanned="12">
            <text:p>6.40</text:p>
          </table:table-cell>
          <table:table-cell table:formula="of:=IF(ISNUMBER([.E87]); [.E87]+Buffer; &quot;&quot;)" office:value-type="float" office:value="6.9" calcext:value-type="float" table:number-columns-spanned="1" table:number-rows-spanned="12">
            <text:p>6.9</text:p>
          </table:table-cell>
          <table:table-cell office:value-type="float" office:value="16" calcext:value-type="float">
            <text:p>16</text:p>
          </table:table-cell>
          <table:table-cell table:style-name="ce30" table:formula="of:= IF (ISNUMBER([.D87]); [.D87] * (CopperResistivity * [.E87] / ([.G87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’</text:p>
          </table:table-cell>
          <table:covered-table-cell/>
          <table:covered-table-cell table:style-name="ce19"/>
          <table:covered-table-cell/>
          <table:covered-table-cell table:formula="of:=IF(ISNUMBER([.E88]); [.E88]+Buffer; &quot;&quot;)">
            <text:p/>
          </table:covered-table-cell>
          <table:table-cell/>
          <table:table-cell table:style-name="ce30" table:formula="of:= IF (ISNUMBER([.D88]); [.D88] * (CopperResistivity * [.E88] / ([.G8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/1’</text:p>
          </table:table-cell>
          <table:covered-table-cell/>
          <table:covered-table-cell table:style-name="ce19"/>
          <table:covered-table-cell/>
          <table:covered-table-cell table:formula="of:=IF(ISNUMBER([.E89]); [.E89]+Buffer; &quot;&quot;)">
            <text:p/>
          </table:covered-table-cell>
          <table:table-cell/>
          <table:table-cell table:style-name="ce30" table:formula="of:= IF (ISNUMBER([.D89]); [.D89] * (CopperResistivity * [.E89] / ([.G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’, вход</text:p>
          </table:table-cell>
          <table:covered-table-cell/>
          <table:covered-table-cell table:style-name="ce19"/>
          <table:covered-table-cell/>
          <table:covered-table-cell table:formula="of:=IF(ISNUMBER([.E90]); [.E90]+Buffer; &quot;&quot;)">
            <text:p/>
          </table:covered-table-cell>
          <table:table-cell/>
          <table:table-cell table:style-name="ce30" table:formula="of:= IF (ISNUMBER([.D90]); [.D90] * (CopperResistivity * [.E90] / ([.G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7’, вход</text:p>
          </table:table-cell>
          <table:covered-table-cell/>
          <table:covered-table-cell table:style-name="ce19"/>
          <table:covered-table-cell/>
          <table:covered-table-cell table:formula="of:=IF(ISNUMBER([.E91]); [.E91]+Buffer; &quot;&quot;)">
            <text:p/>
          </table:covered-table-cell>
          <table:table-cell/>
          <table:table-cell table:style-name="ce30" table:formula="of:= IF (ISNUMBER([.D91]); [.D91] * (CopperResistivity * [.E91] / ([.G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ход</text:p>
          </table:table-cell>
          <table:covered-table-cell/>
          <table:covered-table-cell table:style-name="ce19"/>
          <table:covered-table-cell/>
          <table:covered-table-cell table:formula="of:=IF(ISNUMBER([.E92]); [.E92]+Buffer; &quot;&quot;)">
            <text:p/>
          </table:covered-table-cell>
          <table:table-cell/>
          <table:table-cell table:style-name="ce30" table:formula="of:= IF (ISNUMBER([.D92]); [.D92] * (CopperResistivity * [.E92] / ([.G9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0’, вход</text:p>
          </table:table-cell>
          <table:covered-table-cell/>
          <table:covered-table-cell table:style-name="ce19"/>
          <table:covered-table-cell/>
          <table:covered-table-cell table:formula="of:=IF(ISNUMBER([.E93]); [.E93]+Buffer; &quot;&quot;)">
            <text:p/>
          </table:covered-table-cell>
          <table:table-cell/>
          <table:table-cell table:style-name="ce30" table:formula="of:= IF (ISNUMBER([.D93]); [.D93] * (CopperResistivity * [.E93] / ([.G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ход</text:p>
          </table:table-cell>
          <table:covered-table-cell/>
          <table:covered-table-cell table:style-name="ce19"/>
          <table:covered-table-cell/>
          <table:covered-table-cell table:formula="of:=IF(ISNUMBER([.E94]); [.E94]+Buffer; &quot;&quot;)">
            <text:p/>
          </table:covered-table-cell>
          <table:table-cell/>
          <table:table-cell table:style-name="ce30" table:formula="of:= IF (ISNUMBER([.D94]); [.D94] * (CopperResistivity * [.E94] / ([.G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ход</text:p>
          </table:table-cell>
          <table:covered-table-cell/>
          <table:covered-table-cell table:style-name="ce19"/>
          <table:covered-table-cell/>
          <table:covered-table-cell table:formula="of:=IF(ISNUMBER([.E95]); [.E95]+Buffer; &quot;&quot;)">
            <text:p/>
          </table:covered-table-cell>
          <table:table-cell/>
          <table:table-cell table:style-name="ce30" table:formula="of:= IF (ISNUMBER([.D95]); [.D95] * (CopperResistivity * [.E95] / ([.G9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ход</text:p>
          </table:table-cell>
          <table:covered-table-cell/>
          <table:covered-table-cell table:style-name="ce19"/>
          <table:covered-table-cell/>
          <table:covered-table-cell table:formula="of:=IF(ISNUMBER([.E96]); [.E96]+Buffer; &quot;&quot;)">
            <text:p/>
          </table:covered-table-cell>
          <table:table-cell/>
          <table:table-cell table:style-name="ce30" table:formula="of:= IF (ISNUMBER([.D96]); [.D96] * (CopperResistivity * [.E96] / ([.G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ход</text:p>
          </table:table-cell>
          <table:covered-table-cell/>
          <table:covered-table-cell table:style-name="ce19"/>
          <table:covered-table-cell/>
          <table:covered-table-cell table:formula="of:=IF(ISNUMBER([.E97]); [.E97]+Buffer; &quot;&quot;)">
            <text:p/>
          </table:covered-table-cell>
          <table:table-cell/>
          <table:table-cell table:style-name="ce30" table:formula="of:= IF (ISNUMBER([.D97]); [.D97] * (CopperResistivity * [.E97] / ([.G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8’, вход</text:p>
          </table:table-cell>
          <table:covered-table-cell/>
          <table:covered-table-cell table:style-name="ce19"/>
          <table:covered-table-cell/>
          <table:covered-table-cell table:formula="of:=IF(ISNUMBER([.E98]); [.E98]+Buffer; &quot;&quot;)">
            <text:p/>
          </table:covered-table-cell>
          <table:table-cell/>
          <table:table-cell table:style-name="ce30" table:formula="of:= IF (ISNUMBER([.D98]); [.D98] * (CopperResistivity * [.E98] / ([.G9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99]); [.E99]+Buffer; &quot;&quot;)">
            <text:p/>
          </table:table-cell>
          <table:table-cell/>
          <table:table-cell table:style-name="ce30" table:formula="of:= IF (ISNUMBER([.D99]); [.D99] * (CopperResistivity * [.E99] / ([.G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formula="of:=IF(ISNUMBER([.E100]); [.E100]+Buffer; &quot;&quot;)" office:value-type="float" office:value="4.35" calcext:value-type="float" table:number-columns-spanned="1" table:number-rows-spanned="2">
            <text:p>4.3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00]); [.D100] * (CopperResistivity * [.E100] / ([.G100] * 0.000001)) / 12; &quot;&quot;)" office:value-type="percentage" office:value="0.0231" calcext:value-type="percentage">
            <text:p>2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дворников ‘53c’</text:p>
          </table:table-cell>
          <table:covered-table-cell/>
          <table:covered-table-cell table:style-name="ce19"/>
          <table:covered-table-cell/>
          <table:covered-table-cell table:formula="of:=IF(ISNUMBER([.E101]); [.E101]+Buffer; &quot;&quot;)">
            <text:p/>
          </table:covered-table-cell>
          <table:table-cell/>
          <table:table-cell table:style-name="ce30" table:formula="of:= IF (ISNUMBER([.D101]); [.D101] * (CopperResistivity * [.E101] / ([.G1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02]); [.E102]+Buffer; &quot;&quot;)">
            <text:p/>
          </table:table-cell>
          <table:table-cell table:formula="of:=IF(ISNUMBER([.D102]); IF ([.D102] &lt;= 1;     IF ([.E102] &lt;= 7; 1;     IF ([.E102] &lt;= 10; 1.5;     IF ([.E102] &lt;= 17; 2.5;     IF ([.E102] &lt;= 28; 4;     IF ([.E102] &lt;= 42; 6; 10)))));  IF ([.D102] &lt;= 2;     IF ([.E102] &lt;= 1.5; 1;     IF ([.E102] &lt;= 5; 1.5;     IF ([.E102] &lt;= 8.5; 2.5;     IF ([.E102] &lt;= 14; 4;     IF ([.E102] &lt;= 21; 6; 10)))));  IF ([.D102] &lt;= 4;     IF ([.E102] &lt;= 1.5; 1;     IF ([.E102] &lt;= 2.5; 1.5;     IF ([.E102] &lt;= 4; 2.5;     IF ([.E102] &lt;= 7; 4;     IF ([.E102] &lt;= 10.5; 6; 10)))));  IF ([.D102] &lt;= 6;     IF ([.E102] &lt;= 1.5; 1.5;     IF ([.E102] &lt;= 2.5; 2.5;     IF ([.E102] &lt;= 4.5; 4;     IF ([.E102] &lt;= 7; 6; 10))));  IF ([.D102] &lt;= 10;     IF ([.E102] &lt;= 1.5; 2.5;     IF ([.E102] &lt;= 2.5; 4;     IF ([.E102] &lt;= 4; 6;     IF ([.E102] &lt;= 7; 10;     IF ([.E102] &lt;= 10.5; 16;     IF ([.E102] &lt;= 17.5; 25;     IF ([.E102] &lt;= 24; 35; 50)))))));  IF ([.D102] &lt;= 15;     IF ([.E102] &lt;= 1; 2.5;     IF ([.E102] &lt;= 1.5; 4;     IF ([.E102] &lt;= 2.5; 6;     IF ([.E102] &lt;= 4.5; 10;     IF ([.E102] &lt;= 7; 16;     IF ([.E102] &lt;= 11.5; 25;     IF ([.E102] &lt;= 16; 35; 50)))))));  IF ([.D102] &lt;= 25;     IF ([.E102] &lt;= 1; 4;     IF ([.E102] &lt;= 1.5; 6;     IF ([.E102] &lt;= 2.5; 10;     IF ([.E102] &lt;= 4; 16;     IF ([.E102] &lt;= 7; 25;     IF ([.E102] &lt;= 9.5; 35; 50))))));  IF ([.D102] &lt;= 30;     IF ([.E102] &lt;= 1; 6;     IF ([.E102] &lt;= 2; 10;     IF ([.E102] &lt;= 3.5; 16;     IF ([.E102] &lt;= 5.4; 25;     IF ([.E102] &lt;= 8; 35; 50)))));  IF ([.D102] &lt;= 40;     IF ([.E102] &lt;= 1.5; 10;     IF ([.E102] &lt;= 2.5; 16;     IF ([.E102] &lt;= 4; 25;     IF ([.E102] &lt;= 6; 35; 50))));  &quot;Way too heavy&quot; ))))))))); &quot;&quot;)">
            <text:p/>
          </table:table-cell>
          <table:table-cell table:style-name="ce30" table:formula="of:= IF (ISNUMBER([.D102]); [.D102] * (CopperResistivity * [.E102] / ([.G1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03]); [.E103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03]); [.D103] * (CopperResistivity * [.E103] / ([.G10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04]); [.E104]+Buffer; &quot;&quot;)">
            <text:p/>
          </table:covered-table-cell>
          <table:table-cell/>
          <table:table-cell table:style-name="ce30" table:formula="of:= IF (ISNUMBER([.D104]); [.D104] * (CopperResistivity * [.E104] / ([.G1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05]); [.E105]+Buffer; &quot;&quot;)">
            <text:p/>
          </table:table-cell>
          <table:table-cell table:formula="of:=IF(ISNUMBER([.D105]); IF ([.D105] &lt;= 1;     IF ([.E105] &lt;= 7; 1;     IF ([.E105] &lt;= 10; 1.5;     IF ([.E105] &lt;= 17; 2.5;     IF ([.E105] &lt;= 28; 4;     IF ([.E105] &lt;= 42; 6; 10)))));  IF ([.D105] &lt;= 2;     IF ([.E105] &lt;= 1.5; 1;     IF ([.E105] &lt;= 5; 1.5;     IF ([.E105] &lt;= 8.5; 2.5;     IF ([.E105] &lt;= 14; 4;     IF ([.E105] &lt;= 21; 6; 10)))));  IF ([.D105] &lt;= 4;     IF ([.E105] &lt;= 1.5; 1;     IF ([.E105] &lt;= 2.5; 1.5;     IF ([.E105] &lt;= 4; 2.5;     IF ([.E105] &lt;= 7; 4;     IF ([.E105] &lt;= 10.5; 6; 10)))));  IF ([.D105] &lt;= 6;     IF ([.E105] &lt;= 1.5; 1.5;     IF ([.E105] &lt;= 2.5; 2.5;     IF ([.E105] &lt;= 4.5; 4;     IF ([.E105] &lt;= 7; 6; 10))));  IF ([.D105] &lt;= 10;     IF ([.E105] &lt;= 1.5; 2.5;     IF ([.E105] &lt;= 2.5; 4;     IF ([.E105] &lt;= 4; 6;     IF ([.E105] &lt;= 7; 10;     IF ([.E105] &lt;= 10.5; 16;     IF ([.E105] &lt;= 17.5; 25;     IF ([.E105] &lt;= 24; 35; 50)))))));  IF ([.D105] &lt;= 15;     IF ([.E105] &lt;= 1; 2.5;     IF ([.E105] &lt;= 1.5; 4;     IF ([.E105] &lt;= 2.5; 6;     IF ([.E105] &lt;= 4.5; 10;     IF ([.E105] &lt;= 7; 16;     IF ([.E105] &lt;= 11.5; 25;     IF ([.E105] &lt;= 16; 35; 50)))))));  IF ([.D105] &lt;= 25;     IF ([.E105] &lt;= 1; 4;     IF ([.E105] &lt;= 1.5; 6;     IF ([.E105] &lt;= 2.5; 10;     IF ([.E105] &lt;= 4; 16;     IF ([.E105] &lt;= 7; 25;     IF ([.E105] &lt;= 9.5; 35; 50))))));  IF ([.D105] &lt;= 30;     IF ([.E105] &lt;= 1; 6;     IF ([.E105] &lt;= 2; 10;     IF ([.E105] &lt;= 3.5; 16;     IF ([.E105] &lt;= 5.4; 25;     IF ([.E105] &lt;= 8; 35; 50)))));  IF ([.D105] &lt;= 40;     IF ([.E105] &lt;= 1.5; 10;     IF ([.E105] &lt;= 2.5; 16;     IF ([.E105] &lt;= 4; 25;     IF ([.E105] &lt;= 6; 35; 50))));  &quot;Way too heavy&quot; ))))))))); &quot;&quot;)">
            <text:p/>
          </table:table-cell>
          <table:table-cell table:style-name="ce30" table:formula="of:= IF (ISNUMBER([.D105]); [.D105] * (CopperResistivity * [.E105] / ([.G1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АКБ ‘-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106]); [.E106]+Buffer; &quot;&quot;)" table:number-columns-spanned="1" table:number-rows-spanned="2">
            <text:p/>
          </table:table-cell>
          <table:table-cell table:formula="of:=IF(ISNUMBER([.D106]); IF ([.D106] &lt;= 1;     IF ([.E106] &lt;= 7; 1;     IF ([.E106] &lt;= 10; 1.5;     IF ([.E106] &lt;= 17; 2.5;     IF ([.E106] &lt;= 28; 4;     IF ([.E106] &lt;= 42; 6; 10)))));  IF ([.D106] &lt;= 2;     IF ([.E106] &lt;= 1.5; 1;     IF ([.E106] &lt;= 5; 1.5;     IF ([.E106] &lt;= 8.5; 2.5;     IF ([.E106] &lt;= 14; 4;     IF ([.E106] &lt;= 21; 6; 10)))));  IF ([.D106] &lt;= 4;     IF ([.E106] &lt;= 1.5; 1;     IF ([.E106] &lt;= 2.5; 1.5;     IF ([.E106] &lt;= 4; 2.5;     IF ([.E106] &lt;= 7; 4;     IF ([.E106] &lt;= 10.5; 6; 10)))));  IF ([.D106] &lt;= 6;     IF ([.E106] &lt;= 1.5; 1.5;     IF ([.E106] &lt;= 2.5; 2.5;     IF ([.E106] &lt;= 4.5; 4;     IF ([.E106] &lt;= 7; 6; 10))));  IF ([.D106] &lt;= 10;     IF ([.E106] &lt;= 1.5; 2.5;     IF ([.E106] &lt;= 2.5; 4;     IF ([.E106] &lt;= 4; 6;     IF ([.E106] &lt;= 7; 10;     IF ([.E106] &lt;= 10.5; 16;     IF ([.E106] &lt;= 17.5; 25;     IF ([.E106] &lt;= 24; 35; 50)))))));  IF ([.D106] &lt;= 15;     IF ([.E106] &lt;= 1; 2.5;     IF ([.E106] &lt;= 1.5; 4;     IF ([.E106] &lt;= 2.5; 6;     IF ([.E106] &lt;= 4.5; 10;     IF ([.E106] &lt;= 7; 16;     IF ([.E106] &lt;= 11.5; 25;     IF ([.E106] &lt;= 16; 35; 50)))))));  IF ([.D106] &lt;= 25;     IF ([.E106] &lt;= 1; 4;     IF ([.E106] &lt;= 1.5; 6;     IF ([.E106] &lt;= 2.5; 10;     IF ([.E106] &lt;= 4; 16;     IF ([.E106] &lt;= 7; 25;     IF ([.E106] &lt;= 9.5; 35; 50))))));  IF ([.D106] &lt;= 30;     IF ([.E106] &lt;= 1; 6;     IF ([.E106] &lt;= 2; 10;     IF ([.E106] &lt;= 3.5; 16;     IF ([.E106] &lt;= 5.4; 25;     IF ([.E106] &lt;= 8; 35; 50)))));  IF ([.D106] &lt;= 40;     IF ([.E106] &lt;= 1.5; 10;     IF ([.E106] &lt;= 2.5; 16;     IF ([.E106] &lt;= 4; 25;     IF ([.E106] &lt;= 6; 35; 50))));  &quot;Way too heavy&quot; ))))))))); &quot;&quot;)">
            <text:p/>
          </table:table-cell>
          <table:table-cell table:style-name="ce30" table:formula="of:= IF (ISNUMBER([.D106]); [.D106] * (CopperResistivity * [.E106] / ([.G1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Масса (силовой)</text:p>
          </table:table-cell>
          <table:covered-table-cell/>
          <table:covered-table-cell table:style-name="ce19"/>
          <table:covered-table-cell/>
          <table:covered-table-cell table:formula="of:=IF(ISNUMBER([.E107]); [.E107]+Buffer; &quot;&quot;)">
            <text:p/>
          </table:covered-table-cell>
          <table:table-cell/>
          <table:table-cell table:style-name="ce30" table:formula="of:= IF (ISNUMBER([.D107]); [.D107] * (CopperResistivity * [.E107] / ([.G1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08]); [.E108]+Buffer; &quot;&quot;)">
            <text:p/>
          </table:table-cell>
          <table:table-cell/>
          <table:table-cell table:style-name="ce30" table:formula="of:= IF (ISNUMBER([.D108]); [.D108] * (CopperResistivity * [.E108] / ([.G10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40" calcext:value-type="float" table:number-columns-spanned="1" table:number-rows-spanned="2">
            <text:p>40.00</text:p>
          </table:table-cell>
          <table:table-cell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09]); [.E109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30" table:formula="of:= IF (ISNUMBER([.D109]); [.D109] * (CopperResistivity * [.E109] / ([.G109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87’</text:p>
          </table:table-cell>
          <table:covered-table-cell/>
          <table:covered-table-cell table:style-name="ce19"/>
          <table:covered-table-cell/>
          <table:covered-table-cell table:formula="of:=IF(ISNUMBER([.E110]); [.E110]+Buffer; &quot;&quot;)">
            <text:p/>
          </table:covered-table-cell>
          <table:table-cell/>
          <table:table-cell table:style-name="ce30" table:formula="of:= IF (ISNUMBER([.D110]); [.D110] * (CopperResistivity * [.E110] / ([.G1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11]); [.E111]+Buffer; &quot;&quot;)">
            <text:p/>
          </table:table-cell>
          <table:table-cell/>
          <table:table-cell table:style-name="ce30" table:formula="of:= IF (ISNUMBER([.D111]); [.D111] * (CopperResistivity * [.E111] / ([.G1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40" calcext:value-type="float" table:number-columns-spanned="1" table:number-rows-spanned="2">
            <text:p>40.00</text:p>
          </table:table-cell>
          <table:table-cell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12]); [.E112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30" table:formula="of:= IF (ISNUMBER([.D112]); [.D112] * (CopperResistivity * [.E112] / ([.G112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13]); [.E113]+Buffer; &quot;&quot;)">
            <text:p/>
          </table:covered-table-cell>
          <table:table-cell/>
          <table:table-cell table:style-name="ce30" table:formula="of:= IF (ISNUMBER([.D113]); [.D113] * (CopperResistivity * [.E113] / ([.G1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14]); [.E114]+Buffer; &quot;&quot;)">
            <text:p/>
          </table:table-cell>
          <table:table-cell/>
          <table:table-cell table:style-name="ce30" table:formula="of:= IF (ISNUMBER([.D114]); [.D114] * (CopperResistivity * [.E114] / ([.G1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20" calcext:value-type="float" table:number-columns-spanned="1" table:number-rows-spanned="2">
            <text:p>20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5]); [.E115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15]); [.D115] * (CopperResistivity * [.E115] / ([.G115] * 0.000001)) / 12; &quot;&quot;)" office:value-type="percentage" office:value="0.0288" calcext:value-type="percentage">
            <text:p>2.8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19"/>
          <table:covered-table-cell/>
          <table:covered-table-cell table:formula="of:=IF(ISNUMBER([.E116]); [.E116]+Buffer; &quot;&quot;)">
            <text:p/>
          </table:covered-table-cell>
          <table:table-cell/>
          <table:table-cell table:style-name="ce30" table:formula="of:= IF (ISNUMBER([.D116]); [.D116] * (CopperResistivity * [.E116] / ([.G1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17]); [.E117]+Buffer; &quot;&quot;)">
            <text:p/>
          </table:table-cell>
          <table:table-cell/>
          <table:table-cell table:style-name="ce30" table:formula="of:= IF (ISNUMBER([.D117]); [.D117] * (CopperResistivity * [.E117] / ([.G1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8]); [.E118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18]); [.D118] * (CopperResistivity * [.E118] / ([.G118] * 0.000001)) / 12; &quot;&quot;)" office:value-type="percentage" office:value="0.0036" calcext:value-type="percentage">
            <text:p>0.3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19"/>
          <table:covered-table-cell/>
          <table:covered-table-cell table:formula="of:=IF(ISNUMBER([.E119]); [.E119]+Buffer; &quot;&quot;)">
            <text:p/>
          </table:covered-table-cell>
          <table:table-cell/>
          <table:table-cell table:style-name="ce30" table:formula="of:= IF (ISNUMBER([.D119]); [.D119] * (CopperResistivity * [.E119] / ([.G1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20]); [.E120]+Buffer; &quot;&quot;)">
            <text:p/>
          </table:table-cell>
          <table:table-cell/>
          <table:table-cell table:style-name="ce30" table:formula="of:= IF (ISNUMBER([.D120]); [.D120] * (CopperResistivity * [.E120] / ([.G1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21]); [.E121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21]); [.D121] * (CopperResistivity * [.E121] / ([.G12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19"/>
          <table:covered-table-cell/>
          <table:covered-table-cell table:formula="of:=IF(ISNUMBER([.E122]); [.E122]+Buffer; &quot;&quot;)">
            <text:p/>
          </table:covered-table-cell>
          <table:table-cell/>
          <table:table-cell table:style-name="ce30" table:formula="of:= IF (ISNUMBER([.D122]); [.D122] * (CopperResistivity * [.E122] / ([.G1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23]); [.E123]+Buffer; &quot;&quot;)">
            <text:p/>
          </table:table-cell>
          <table:table-cell/>
          <table:table-cell table:style-name="ce30" table:formula="of:= IF (ISNUMBER([.D123]); [.D123] * (CopperResistivity * [.E123] / ([.G1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24]); [.E12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24]); [.D124] * (CopperResistivity * [.E124] / ([.G124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25]); [.E125]+Buffer; &quot;&quot;)">
            <text:p/>
          </table:covered-table-cell>
          <table:table-cell/>
          <table:table-cell table:style-name="ce30" table:formula="of:= IF (ISNUMBER([.D125]); [.D125] * (CopperResistivity * [.E125] / ([.G1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26]); [.E126]+Buffer; &quot;&quot;)">
            <text:p/>
          </table:table-cell>
          <table:table-cell/>
          <table:table-cell table:style-name="ce30" table:formula="of:= IF (ISNUMBER([.D126]); [.D126] * (CopperResistivity * [.E126] / ([.G1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Вентилятор печки</text:p>
          </table:table-cell>
          <table:table-cell/>
          <table:table-cell table:style-name="ce19"/>
          <table:table-cell/>
          <table:table-cell table:formula="of:=IF(ISNUMBER([.E127]); [.E127]+Buffer; &quot;&quot;)">
            <text:p/>
          </table:table-cell>
          <table:table-cell table:formula="of:=IF(ISNUMBER([.D127]); IF ([.D127] &lt;= 1;     IF ([.E127] &lt;= 7; 1;     IF ([.E127] &lt;= 10; 1.5;     IF ([.E127] &lt;= 17; 2.5;     IF ([.E127] &lt;= 28; 4;     IF ([.E127] &lt;= 42; 6; 10)))));  IF ([.D127] &lt;= 2;     IF ([.E127] &lt;= 1.5; 1;     IF ([.E127] &lt;= 5; 1.5;     IF ([.E127] &lt;= 8.5; 2.5;     IF ([.E127] &lt;= 14; 4;     IF ([.E127] &lt;= 21; 6; 10)))));  IF ([.D127] &lt;= 4;     IF ([.E127] &lt;= 1.5; 1;     IF ([.E127] &lt;= 2.5; 1.5;     IF ([.E127] &lt;= 4; 2.5;     IF ([.E127] &lt;= 7; 4;     IF ([.E127] &lt;= 10.5; 6; 10)))));  IF ([.D127] &lt;= 6;     IF ([.E127] &lt;= 1.5; 1.5;     IF ([.E127] &lt;= 2.5; 2.5;     IF ([.E127] &lt;= 4.5; 4;     IF ([.E127] &lt;= 7; 6; 10))));  IF ([.D127] &lt;= 10;     IF ([.E127] &lt;= 1.5; 2.5;     IF ([.E127] &lt;= 2.5; 4;     IF ([.E127] &lt;= 4; 6;     IF ([.E127] &lt;= 7; 10;     IF ([.E127] &lt;= 10.5; 16;     IF ([.E127] &lt;= 17.5; 25;     IF ([.E127] &lt;= 24; 35; 50)))))));  IF ([.D127] &lt;= 15;     IF ([.E127] &lt;= 1; 2.5;     IF ([.E127] &lt;= 1.5; 4;     IF ([.E127] &lt;= 2.5; 6;     IF ([.E127] &lt;= 4.5; 10;     IF ([.E127] &lt;= 7; 16;     IF ([.E127] &lt;= 11.5; 25;     IF ([.E127] &lt;= 16; 35; 50)))))));  IF ([.D127] &lt;= 25;     IF ([.E127] &lt;= 1; 4;     IF ([.E127] &lt;= 1.5; 6;     IF ([.E127] &lt;= 2.5; 10;     IF ([.E127] &lt;= 4; 16;     IF ([.E127] &lt;= 7; 25;     IF ([.E127] &lt;= 9.5; 35; 50))))));  IF ([.D127] &lt;= 30;     IF ([.E127] &lt;= 1; 6;     IF ([.E127] &lt;= 2; 10;     IF ([.E127] &lt;= 3.5; 16;     IF ([.E127] &lt;= 5.4; 25;     IF ([.E127] &lt;= 8; 35; 50)))));  IF ([.D127] &lt;= 40;     IF ([.E127] &lt;= 1.5; 10;     IF ([.E127] &lt;= 2.5; 16;     IF ([.E127] &lt;= 4; 25;     IF ([.E127] &lt;= 6; 35; 50))));  &quot;Way too heavy&quot; ))))))))); &quot;&quot;)">
            <text:p/>
          </table:table-cell>
          <table:table-cell table:style-name="ce30" table:formula="of:= IF (ISNUMBER([.D127]); [.D127] * (CopperResistivity * [.E127] / ([.G1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28]); [.E128]+Buffer; &quot;&quot;)">
            <text:p/>
          </table:table-cell>
          <table:table-cell/>
          <table:table-cell table:style-name="ce30" table:formula="of:= IF (ISNUMBER([.D128]); [.D128] * (CopperResistivity * [.E128] / ([.G1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formula="of:=IF(ISNUMBER([.E129]); [.E129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29]); [.D129] * (CopperResistivity * [.E129] / ([.G129] * 0.000001)) / 12; &quot;&quot;)" office:value-type="percentage" office:value="0.02025" calcext:value-type="percentage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15/2’</text:p>
          </table:table-cell>
          <table:covered-table-cell/>
          <table:covered-table-cell table:style-name="ce19"/>
          <table:covered-table-cell/>
          <table:covered-table-cell table:formula="of:=IF(ISNUMBER([.E130]); [.E130]+Buffer; &quot;&quot;)">
            <text:p/>
          </table:covered-table-cell>
          <table:table-cell/>
          <table:table-cell table:style-name="ce30" table:formula="of:= IF (ISNUMBER([.D130]); [.D130] * (CopperResistivity * [.E130] / ([.G1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31]); [.E131]+Buffer; &quot;&quot;)">
            <text:p/>
          </table:table-cell>
          <table:table-cell/>
          <table:table-cell table:style-name="ce30" table:formula="of:= IF (ISNUMBER([.D131]); [.D131] * (CopperResistivity * [.E131] / ([.G1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Len1/2+Width/2+Height" office:value-type="float" office:value="2.05" calcext:value-type="float" table:number-columns-spanned="1" table:number-rows-spanned="2">
            <text:p>2.05</text:p>
          </table:table-cell>
          <table:table-cell table:formula="of:=IF(ISNUMBER([.E132]); [.E132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32]); [.D132] * (CopperResistivity * [.E132] / ([.G132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включения вентилятора охлаждения ‘1’</text:p>
          </table:table-cell>
          <table:covered-table-cell/>
          <table:covered-table-cell table:style-name="ce19"/>
          <table:covered-table-cell/>
          <table:covered-table-cell table:formula="of:=IF(ISNUMBER([.E133]); [.E133]+Buffer; &quot;&quot;)">
            <text:p/>
          </table:covered-table-cell>
          <table:table-cell/>
          <table:table-cell table:style-name="ce30" table:formula="of:= IF (ISNUMBER([.D133]); [.D133] * (CopperResistivity * [.E133] / ([.G13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34]); [.E134]+Buffer; &quot;&quot;)">
            <text:p/>
          </table:table-cell>
          <table:table-cell/>
          <table:table-cell table:style-name="ce30" table:formula="of:= IF (ISNUMBER([.D134]); [.D134] * (CopperResistivity * [.E134] / ([.G1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Width/2+Len1/2+Height" office:value-type="float" office:value="2.05" calcext:value-type="float" table:number-columns-spanned="1" table:number-rows-spanned="2">
            <text:p>2.05</text:p>
          </table:table-cell>
          <table:table-cell table:formula="of:=IF(ISNUMBER([.E135]); [.E135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35]); [.D135] * (CopperResistivity * [.E135] / ([.G135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36]); [.E136]+Buffer; &quot;&quot;)">
            <text:p/>
          </table:covered-table-cell>
          <table:table-cell/>
          <table:table-cell table:style-name="ce30" table:formula="of:= IF (ISNUMBER([.D136]); [.D136] * (CopperResistivity * [.E136] / ([.G1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37]); [.E137]+Buffer; &quot;&quot;)">
            <text:p/>
          </table:table-cell>
          <table:table-cell/>
          <table:table-cell table:style-name="ce30" table:formula="of:= IF (ISNUMBER([.D137]); [.D137] * (CopperResistivity * [.E137] / ([.G1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60" calcext:value-type="float" table:number-columns-spanned="1" table:number-rows-spanned="2">
            <text:p>60.00</text:p>
          </table:table-cell>
          <table:table-cell table:formula="of:=Height+Width/2+Height" office:value-type="float" office:value="1.9" calcext:value-type="float" table:number-columns-spanned="1" table:number-rows-spanned="2">
            <text:p>1.90</text:p>
          </table:table-cell>
          <table:table-cell table:formula="of:=IF(ISNUMBER([.E138]); [.E138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6" calcext:value-type="float">
            <text:p>16</text:p>
          </table:table-cell>
          <table:table-cell table:style-name="ce30" table:formula="of:= IF (ISNUMBER([.D138]); [.D138] * (CopperResistivity * [.E138] / ([.G138] * 0.000001)) / 12; &quot;&quot;)" office:value-type="percentage" office:value="0.0106875" calcext:value-type="percentage">
            <text:p>1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тягивающее реле ‘управление’</text:p>
          </table:table-cell>
          <table:covered-table-cell/>
          <table:covered-table-cell table:style-name="ce19"/>
          <table:covered-table-cell/>
          <table:covered-table-cell table:formula="of:=IF(ISNUMBER([.E139]); [.E139]+Buffer; &quot;&quot;)">
            <text:p/>
          </table:covered-table-cell>
          <table:table-cell/>
          <table:table-cell table:style-name="ce30" table:formula="of:= IF (ISNUMBER([.D139]); [.D139] * (CopperResistivity * [.E139] / ([.G1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40]); [.E140]+Buffer; &quot;&quot;)">
            <text:p/>
          </table:table-cell>
          <table:table-cell/>
          <table:table-cell table:style-name="ce30" table:formula="of:= IF (ISNUMBER([.D140]); [.D140] * (CopperResistivity * [.E140] / ([.G1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41]); [.E14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141]); [.D141] * (CopperResistivity * [.E141] / ([.G141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42]); [.E142]+Buffer; &quot;&quot;)">
            <text:p/>
          </table:covered-table-cell>
          <table:table-cell/>
          <table:table-cell table:style-name="ce30" table:formula="of:= IF (ISNUMBER([.D142]); [.D142] * (CopperResistivity * [.E142] / ([.G1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43]); [.E143]+Buffer; &quot;&quot;)">
            <text:p/>
          </table:table-cell>
          <table:table-cell/>
          <table:table-cell table:style-name="ce30" table:formula="of:= IF (ISNUMBER([.D143]); [.D143] * (CopperResistivity * [.E143] / ([.G1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formula="of:=IF(ISNUMBER([.E144]); [.E144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144]); [.D144] * (CopperResistivity * [.E144] / ([.G144] * 0.000001)) / 12; &quot;&quot;)" office:value-type="percentage" office:value="0.0095" calcext:value-type="percentage">
            <text:p>0.9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50’</text:p>
          </table:table-cell>
          <table:covered-table-cell/>
          <table:covered-table-cell table:style-name="ce19"/>
          <table:covered-table-cell/>
          <table:covered-table-cell table:formula="of:=IF(ISNUMBER([.E145]); [.E145]+Buffer; &quot;&quot;)">
            <text:p/>
          </table:covered-table-cell>
          <table:table-cell/>
          <table:table-cell table:style-name="ce30" table:formula="of:= IF (ISNUMBER([.D145]); [.D145] * (CopperResistivity * [.E145] / ([.G1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46]); [.E146]+Buffer; &quot;&quot;)">
            <text:p/>
          </table:table-cell>
          <table:table-cell/>
          <table:table-cell table:style-name="ce30" table:formula="of:= IF (ISNUMBER([.D146]); [.D146] * (CopperResistivity * [.E146] / ([.G1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47]); [.E14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47]); [.D147] * (CopperResistivity * [.E147] / ([.G147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30’</text:p>
          </table:table-cell>
          <table:covered-table-cell/>
          <table:covered-table-cell table:style-name="ce19"/>
          <table:covered-table-cell/>
          <table:covered-table-cell table:formula="of:=IF(ISNUMBER([.E148]); [.E148]+Buffer; &quot;&quot;)">
            <text:p/>
          </table:covered-table-cell>
          <table:table-cell/>
          <table:table-cell table:style-name="ce30" table:formula="of:= IF (ISNUMBER([.D148]); [.D148] * (CopperResistivity * [.E148] / ([.G1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19"/>
          <table:covered-table-cell/>
          <table:covered-table-cell table:formula="of:=IF(ISNUMBER([.E149]); [.E149]+Buffer; &quot;&quot;)">
            <text:p/>
          </table:covered-table-cell>
          <table:table-cell/>
          <table:table-cell table:style-name="ce30" table:formula="of:= IF (ISNUMBER([.D149]); [.D149] * (CopperResistivity * [.E149] / ([.G1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50]); [.E150]+Buffer; &quot;&quot;)">
            <text:p/>
          </table:table-cell>
          <table:table-cell/>
          <table:table-cell table:style-name="ce30" table:formula="of:= IF (ISNUMBER([.D150]); [.D150] * (CopperResistivity * [.E150] / ([.G1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51]); [.E15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51]); [.D151] * (CopperResistivity * [.E151] / ([.G151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вуковых сигналов</text:p>
          </table:table-cell>
          <table:covered-table-cell/>
          <table:covered-table-cell table:style-name="ce19"/>
          <table:covered-table-cell/>
          <table:covered-table-cell table:formula="of:=IF(ISNUMBER([.E152]); [.E152]+Buffer; &quot;&quot;)">
            <text:p/>
          </table:covered-table-cell>
          <table:table-cell/>
          <table:table-cell table:style-name="ce30" table:formula="of:= IF (ISNUMBER([.D152]); [.D152] * (CopperResistivity * [.E152] / ([.G1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53]); [.E153]+Buffer; &quot;&quot;)">
            <text:p/>
          </table:table-cell>
          <table:table-cell/>
          <table:table-cell table:style-name="ce30" table:formula="of:= IF (ISNUMBER([.D153]); [.D153] * (CopperResistivity * [.E153] / ([.G1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style-name="ce19" office:value-type="string" calcext:value-type="string" table:number-columns-spanned="1" table:number-rows-spanned="2">
            <text:p>X</text:p>
          </table:table-cell>
          <table:table-cell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formula="of:=IF(ISNUMBER([.E154]); [.E154]+Buffer; &quot;&quot;)" office:value-type="float" office:value="8.9" calcext:value-type="float" table:number-columns-spanned="1" table:number-rows-spanned="2">
            <text:p>8.9</text:p>
          </table:table-cell>
          <table:table-cell table:formula="of:=IF(ISNUMBER([.D154]); IF ([.D154] &lt;= 1;     IF ([.E154] &lt;= 7; 1;     IF ([.E154] &lt;= 10; 1.5;     IF ([.E154] &lt;= 17; 2.5;     IF ([.E154] &lt;= 28; 4;     IF ([.E154] &lt;= 42; 6; 10)))));  IF ([.D154] &lt;= 2;     IF ([.E154] &lt;= 1.5; 1;     IF ([.E154] &lt;= 5; 1.5;     IF ([.E154] &lt;= 8.5; 2.5;     IF ([.E154] &lt;= 14; 4;     IF ([.E154] &lt;= 21; 6; 10)))));  IF ([.D154] &lt;= 4;     IF ([.E154] &lt;= 1.5; 1;     IF ([.E154] &lt;= 2.5; 1.5;     IF ([.E154] &lt;= 4; 2.5;     IF ([.E154] &lt;= 7; 4;     IF ([.E154] &lt;= 10.5; 6; 10)))));  IF ([.D154] &lt;= 6;     IF ([.E154] &lt;= 1.5; 1.5;     IF ([.E154] &lt;= 2.5; 2.5;     IF ([.E154] &lt;= 4.5; 4;     IF ([.E154] &lt;= 7; 6; 10))));  IF ([.D154] &lt;= 10;     IF ([.E154] &lt;= 1.5; 2.5;     IF ([.E154] &lt;= 2.5; 4;     IF ([.E154] &lt;= 4; 6;     IF ([.E154] &lt;= 7; 10;     IF ([.E154] &lt;= 10.5; 16;     IF ([.E154] &lt;= 17.5; 25;     IF ([.E154] &lt;= 24; 35; 50)))))));  IF ([.D154] &lt;= 15;     IF ([.E154] &lt;= 1; 2.5;     IF ([.E154] &lt;= 1.5; 4;     IF ([.E154] &lt;= 2.5; 6;     IF ([.E154] &lt;= 4.5; 10;     IF ([.E154] &lt;= 7; 16;     IF ([.E154] &lt;= 11.5; 25;     IF ([.E154] &lt;= 16; 35; 50)))))));  IF ([.D154] &lt;= 25;     IF ([.E154] &lt;= 1; 4;     IF ([.E154] &lt;= 1.5; 6;     IF ([.E154] &lt;= 2.5; 10;     IF ([.E154] &lt;= 4; 16;     IF ([.E154] &lt;= 7; 25;     IF ([.E154] &lt;= 9.5; 35; 50))))));  IF ([.D154] &lt;= 30;     IF ([.E154] &lt;= 1; 6;     IF ([.E154] &lt;= 2; 10;     IF ([.E154] &lt;= 3.5; 16;     IF ([.E154] &lt;= 5.4; 25;     IF ([.E154] &lt;= 8; 35; 50)))));  IF ([.D154] &lt;= 40;     IF ([.E154] &lt;= 1.5; 10;     IF ([.E154] &lt;= 2.5; 16;     IF ([.E154] &lt;= 4; 25;     IF ([.E154] &lt;= 6; 35; 50))));  &quot;Way too heavy&quot; ))))))))); &quot;&quot;)">
            <text:p/>
          </table:table-cell>
          <table:table-cell table:style-name="ce30" table:formula="of:= IF (ISNUMBER([.D154]); [.D154] * (CopperResistivity * [.E154] / ([.G1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</text:p>
          </table:table-cell>
          <table:covered-table-cell/>
          <table:covered-table-cell table:style-name="ce19"/>
          <table:covered-table-cell/>
          <table:covered-table-cell table:formula="of:=IF(ISNUMBER([.E155]); [.E155]+Buffer; &quot;&quot;)">
            <text:p/>
          </table:covered-table-cell>
          <table:table-cell/>
          <table:table-cell table:style-name="ce30" table:formula="of:= IF (ISNUMBER([.D155]); [.D155] * (CopperResistivity * [.E155] / ([.G1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56]); [.E156]+Buffer; &quot;&quot;)">
            <text:p/>
          </table:table-cell>
          <table:table-cell/>
          <table:table-cell table:style-name="ce30" table:formula="of:= IF (ISNUMBER([.D156]); [.D156] * (CopperResistivity * [.E156] / ([.G1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57]); [.E15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30" table:formula="of:= IF (ISNUMBER([.D157]); [.D157] * (CopperResistivity * [.E157] / ([.G157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ход</text:p>
          </table:table-cell>
          <table:covered-table-cell/>
          <table:covered-table-cell table:style-name="ce19"/>
          <table:covered-table-cell/>
          <table:covered-table-cell table:formula="of:=IF(ISNUMBER([.E158]); [.E158]+Buffer; &quot;&quot;)">
            <text:p/>
          </table:covered-table-cell>
          <table:table-cell/>
          <table:table-cell table:style-name="ce30" table:formula="of:= IF (ISNUMBER([.D158]); [.D158] * (CopperResistivity * [.E158] / ([.G1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ход</text:p>
          </table:table-cell>
          <table:covered-table-cell/>
          <table:covered-table-cell table:style-name="ce19"/>
          <table:covered-table-cell/>
          <table:covered-table-cell table:formula="of:=IF(ISNUMBER([.E159]); [.E159]+Buffer; &quot;&quot;)">
            <text:p/>
          </table:covered-table-cell>
          <table:table-cell/>
          <table:table-cell table:style-name="ce30" table:formula="of:= IF (ISNUMBER([.D159]); [.D159] * (CopperResistivity * [.E159] / ([.G1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60]); [.E160]+Buffer; &quot;&quot;)">
            <text:p/>
          </table:table-cell>
          <table:table-cell/>
          <table:table-cell table:style-name="ce30" table:formula="of:= IF (ISNUMBER([.D160]); [.D160] * (CopperResistivity * [.E160] / ([.G1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61]); [.E16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61]); [.D161] * (CopperResistivity * [.E161] / ([.G16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8’</text:p>
          </table:table-cell>
          <table:covered-table-cell/>
          <table:covered-table-cell table:style-name="ce19"/>
          <table:covered-table-cell/>
          <table:covered-table-cell table:formula="of:=IF(ISNUMBER([.E162]); [.E162]+Buffer; &quot;&quot;)">
            <text:p/>
          </table:covered-table-cell>
          <table:table-cell/>
          <table:table-cell table:style-name="ce30" table:formula="of:= IF (ISNUMBER([.D162]); [.D162] * (CopperResistivity * [.E162] / ([.G1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63]); [.E163]+Buffer; &quot;&quot;)">
            <text:p/>
          </table:table-cell>
          <table:table-cell/>
          <table:table-cell table:style-name="ce30" table:formula="of:= IF (ISNUMBER([.D163]); [.D163] * (CopperResistivity * [.E163] / ([.G1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64]); [.E16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64]); [.D164] * (CopperResistivity * [.E164] / ([.G16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65]); [.E165]+Buffer; &quot;&quot;)">
            <text:p/>
          </table:covered-table-cell>
          <table:table-cell/>
          <table:table-cell table:style-name="ce30" table:formula="of:= IF (ISNUMBER([.D165]); [.D165] * (CopperResistivity * [.E165] / ([.G1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66]); [.E166]+Buffer; &quot;&quot;)">
            <text:p/>
          </table:table-cell>
          <table:table-cell/>
          <table:table-cell table:style-name="ce30" table:formula="of:= IF (ISNUMBER([.D166]); [.D166] * (CopperResistivity * [.E166] / ([.G1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30" calcext:value-type="float" table:number-columns-spanned="1" table:number-rows-spanned="3">
            <text:p>3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67]); [.E16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30" table:formula="of:= IF (ISNUMBER([.D167]); [.D167] * (CopperResistivity * [.E167] / ([.G167] * 0.000001)) / 12; &quot;&quot;)" office:value-type="percentage" office:value="0.005625" calcext:value-type="percentage">
            <text:p>0.5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ход</text:p>
          </table:table-cell>
          <table:covered-table-cell/>
          <table:covered-table-cell table:style-name="ce19"/>
          <table:covered-table-cell/>
          <table:covered-table-cell table:formula="of:=IF(ISNUMBER([.E168]); [.E168]+Buffer; &quot;&quot;)">
            <text:p/>
          </table:covered-table-cell>
          <table:table-cell/>
          <table:table-cell table:style-name="ce30" table:formula="of:= IF (ISNUMBER([.D168]); [.D168] * (CopperResistivity * [.E168] / ([.G1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ход</text:p>
          </table:table-cell>
          <table:covered-table-cell/>
          <table:covered-table-cell table:style-name="ce19"/>
          <table:covered-table-cell/>
          <table:covered-table-cell table:formula="of:=IF(ISNUMBER([.E169]); [.E169]+Buffer; &quot;&quot;)">
            <text:p/>
          </table:covered-table-cell>
          <table:table-cell/>
          <table:table-cell table:style-name="ce30" table:formula="of:= IF (ISNUMBER([.D169]); [.D169] * (CopperResistivity * [.E169] / ([.G1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70]); [.E170]+Buffer; &quot;&quot;)">
            <text:p/>
          </table:table-cell>
          <table:table-cell/>
          <table:table-cell table:style-name="ce30" table:formula="of:= IF (ISNUMBER([.D170]); [.D170] * (CopperResistivity * [.E170] / ([.G1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71]); [.E17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71]); [.D171] * (CopperResistivity * [.E171] / ([.G17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7’</text:p>
          </table:table-cell>
          <table:covered-table-cell/>
          <table:covered-table-cell table:style-name="ce19"/>
          <table:covered-table-cell/>
          <table:covered-table-cell table:formula="of:=IF(ISNUMBER([.E172]); [.E172]+Buffer; &quot;&quot;)">
            <text:p/>
          </table:covered-table-cell>
          <table:table-cell/>
          <table:table-cell table:style-name="ce30" table:formula="of:= IF (ISNUMBER([.D172]); [.D172] * (CopperResistivity * [.E172] / ([.G1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73]); [.E173]+Buffer; &quot;&quot;)">
            <text:p/>
          </table:table-cell>
          <table:table-cell/>
          <table:table-cell table:style-name="ce30" table:formula="of:= IF (ISNUMBER([.D173]); [.D173] * (CopperResistivity * [.E173] / ([.G1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74]); [.E17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74]); [.D174] * (CopperResistivity * [.E174] / ([.G17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75]); [.E175]+Buffer; &quot;&quot;)">
            <text:p/>
          </table:covered-table-cell>
          <table:table-cell/>
          <table:table-cell table:style-name="ce30" table:formula="of:= IF (ISNUMBER([.D175]); [.D175] * (CopperResistivity * [.E175] / ([.G1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76]); [.E176]+Buffer; &quot;&quot;)">
            <text:p/>
          </table:table-cell>
          <table:table-cell/>
          <table:table-cell table:style-name="ce30" table:formula="of:= IF (ISNUMBER([.D176]); [.D176] * (CopperResistivity * [.E176] / ([.G1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25" calcext:value-type="float" table:number-columns-spanned="1" table:number-rows-spanned="2">
            <text:p>2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77]); [.E17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77]); [.D177] * (CopperResistivity * [.E177] / ([.G177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ых</text:p>
          </table:table-cell>
          <table:covered-table-cell/>
          <table:covered-table-cell table:style-name="ce19"/>
          <table:covered-table-cell/>
          <table:covered-table-cell table:formula="of:=IF(ISNUMBER([.E178]); [.E178]+Buffer; &quot;&quot;)">
            <text:p/>
          </table:covered-table-cell>
          <table:table-cell/>
          <table:table-cell table:style-name="ce30" table:formula="of:= IF (ISNUMBER([.D178]); [.D178] * (CopperResistivity * [.E178] / ([.G1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79]); [.E179]+Buffer; &quot;&quot;)">
            <text:p/>
          </table:table-cell>
          <table:table-cell/>
          <table:table-cell table:style-name="ce30" table:formula="of:= IF (ISNUMBER([.D179]); [.D179] * (CopperResistivity * [.E179] / ([.G1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180]); [.E180]+Buffer; &quot;&quot;)" table:number-columns-spanned="1" table:number-rows-spanned="2">
            <text:p/>
          </table:table-cell>
          <table:table-cell table:formula="of:=IF(ISNUMBER([.D180]); IF ([.D180] &lt;= 1;     IF ([.E180] &lt;= 7; 1;     IF ([.E180] &lt;= 10; 1.5;     IF ([.E180] &lt;= 17; 2.5;     IF ([.E180] &lt;= 28; 4;     IF ([.E180] &lt;= 42; 6; 10)))));  IF ([.D180] &lt;= 2;     IF ([.E180] &lt;= 1.5; 1;     IF ([.E180] &lt;= 5; 1.5;     IF ([.E180] &lt;= 8.5; 2.5;     IF ([.E180] &lt;= 14; 4;     IF ([.E180] &lt;= 21; 6; 10)))));  IF ([.D180] &lt;= 4;     IF ([.E180] &lt;= 1.5; 1;     IF ([.E180] &lt;= 2.5; 1.5;     IF ([.E180] &lt;= 4; 2.5;     IF ([.E180] &lt;= 7; 4;     IF ([.E180] &lt;= 10.5; 6; 10)))));  IF ([.D180] &lt;= 6;     IF ([.E180] &lt;= 1.5; 1.5;     IF ([.E180] &lt;= 2.5; 2.5;     IF ([.E180] &lt;= 4.5; 4;     IF ([.E180] &lt;= 7; 6; 10))));  IF ([.D180] &lt;= 10;     IF ([.E180] &lt;= 1.5; 2.5;     IF ([.E180] &lt;= 2.5; 4;     IF ([.E180] &lt;= 4; 6;     IF ([.E180] &lt;= 7; 10;     IF ([.E180] &lt;= 10.5; 16;     IF ([.E180] &lt;= 17.5; 25;     IF ([.E180] &lt;= 24; 35; 50)))))));  IF ([.D180] &lt;= 15;     IF ([.E180] &lt;= 1; 2.5;     IF ([.E180] &lt;= 1.5; 4;     IF ([.E180] &lt;= 2.5; 6;     IF ([.E180] &lt;= 4.5; 10;     IF ([.E180] &lt;= 7; 16;     IF ([.E180] &lt;= 11.5; 25;     IF ([.E180] &lt;= 16; 35; 50)))))));  IF ([.D180] &lt;= 25;     IF ([.E180] &lt;= 1; 4;     IF ([.E180] &lt;= 1.5; 6;     IF ([.E180] &lt;= 2.5; 10;     IF ([.E180] &lt;= 4; 16;     IF ([.E180] &lt;= 7; 25;     IF ([.E180] &lt;= 9.5; 35; 50))))));  IF ([.D180] &lt;= 30;     IF ([.E180] &lt;= 1; 6;     IF ([.E180] &lt;= 2; 10;     IF ([.E180] &lt;= 3.5; 16;     IF ([.E180] &lt;= 5.4; 25;     IF ([.E180] &lt;= 8; 35; 50)))));  IF ([.D180] &lt;= 40;     IF ([.E180] &lt;= 1.5; 10;     IF ([.E180] &lt;= 2.5; 16;     IF ([.E180] &lt;= 4; 25;     IF ([.E180] &lt;= 6; 35; 50))));  &quot;Way too heavy&quot; ))))))))); &quot;&quot;)">
            <text:p/>
          </table:table-cell>
          <table:table-cell table:style-name="ce30" table:formula="of:= IF (ISNUMBER([.D180]); [.D180] * (CopperResistivity * [.E180] / ([.G1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19"/>
          <table:covered-table-cell/>
          <table:covered-table-cell table:formula="of:=IF(ISNUMBER([.E181]); [.E181]+Buffer; &quot;&quot;)">
            <text:p/>
          </table:covered-table-cell>
          <table:table-cell/>
          <table:table-cell table:style-name="ce30" table:formula="of:= IF (ISNUMBER([.D181]); [.D181] * (CopperResistivity * [.E181] / ([.G1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82]); [.E182]+Buffer; &quot;&quot;)">
            <text:p/>
          </table:table-cell>
          <table:table-cell/>
          <table:table-cell table:style-name="ce30" table:formula="of:= IF (ISNUMBER([.D182]); [.D182] * (CopperResistivity * [.E182] / ([.G1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5" calcext:value-type="float" table:number-columns-spanned="1" table:number-rows-spanned="2">
            <text:p>2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83]); [.E18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83]); [.D183] * (CopperResistivity * [.E183] / ([.G183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184]); [.E184]+Buffer; &quot;&quot;)">
            <text:p/>
          </table:covered-table-cell>
          <table:table-cell/>
          <table:table-cell table:style-name="ce30" table:formula="of:= IF (ISNUMBER([.D184]); [.D184] * (CopperResistivity * [.E184] / ([.G1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85]); [.E185]+Buffer; &quot;&quot;)">
            <text:p/>
          </table:table-cell>
          <table:table-cell/>
          <table:table-cell table:style-name="ce30" table:formula="of:= IF (ISNUMBER([.D185]); [.D185] * (CopperResistivity * [.E185] / ([.G1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186]); [.E186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86]); [.D186] * (CopperResistivity * [.E186] / ([.G186] * 0.000001)) / 12; &quot;&quot;)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задним ПТФ</text:p>
          </table:table-cell>
          <table:covered-table-cell/>
          <table:covered-table-cell table:style-name="ce19"/>
          <table:covered-table-cell/>
          <table:covered-table-cell table:formula="of:=IF(ISNUMBER([.E187]); [.E187]+Buffer; &quot;&quot;)">
            <text:p/>
          </table:covered-table-cell>
          <table:table-cell/>
          <table:table-cell table:style-name="ce30" table:formula="of:= IF (ISNUMBER([.D187]); [.D187] * (CopperResistivity * [.E187] / ([.G1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88]); [.E188]+Buffer; &quot;&quot;)">
            <text:p/>
          </table:table-cell>
          <table:table-cell/>
          <table:table-cell table:style-name="ce30" table:formula="of:= IF (ISNUMBER([.D188]); [.D188] * (CopperResistivity * [.E188] / ([.G18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89]); [.E189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89]); IF ([.D189] &lt;= 1;     IF ([.E189] &lt;= 7; 1;     IF ([.E189] &lt;= 10; 1.5;     IF ([.E189] &lt;= 17; 2.5;     IF ([.E189] &lt;= 28; 4;     IF ([.E189] &lt;= 42; 6; 10)))));  IF ([.D189] &lt;= 2;     IF ([.E189] &lt;= 1.5; 1;     IF ([.E189] &lt;= 5; 1.5;     IF ([.E189] &lt;= 8.5; 2.5;     IF ([.E189] &lt;= 14; 4;     IF ([.E189] &lt;= 21; 6; 10)))));  IF ([.D189] &lt;= 4;     IF ([.E189] &lt;= 1.5; 1;     IF ([.E189] &lt;= 2.5; 1.5;     IF ([.E189] &lt;= 4; 2.5;     IF ([.E189] &lt;= 7; 4;     IF ([.E189] &lt;= 10.5; 6; 10)))));  IF ([.D189] &lt;= 6;     IF ([.E189] &lt;= 1.5; 1.5;     IF ([.E189] &lt;= 2.5; 2.5;     IF ([.E189] &lt;= 4.5; 4;     IF ([.E189] &lt;= 7; 6; 10))));  IF ([.D189] &lt;= 10;     IF ([.E189] &lt;= 1.5; 2.5;     IF ([.E189] &lt;= 2.5; 4;     IF ([.E189] &lt;= 4; 6;     IF ([.E189] &lt;= 7; 10;     IF ([.E189] &lt;= 10.5; 16;     IF ([.E189] &lt;= 17.5; 25;     IF ([.E189] &lt;= 24; 35; 50)))))));  IF ([.D189] &lt;= 15;     IF ([.E189] &lt;= 1; 2.5;     IF ([.E189] &lt;= 1.5; 4;     IF ([.E189] &lt;= 2.5; 6;     IF ([.E189] &lt;= 4.5; 10;     IF ([.E189] &lt;= 7; 16;     IF ([.E189] &lt;= 11.5; 25;     IF ([.E189] &lt;= 16; 35; 50)))))));  IF ([.D189] &lt;= 25;     IF ([.E189] &lt;= 1; 4;     IF ([.E189] &lt;= 1.5; 6;     IF ([.E189] &lt;= 2.5; 10;     IF ([.E189] &lt;= 4; 16;     IF ([.E189] &lt;= 7; 25;     IF ([.E189] &lt;= 9.5; 35; 50))))));  IF ([.D189] &lt;= 30;     IF ([.E189] &lt;= 1; 6;     IF ([.E189] &lt;= 2; 10;     IF ([.E189] &lt;= 3.5; 16;     IF ([.E189] &lt;= 5.4; 25;     IF ([.E189] &lt;= 8; 35; 50)))));  IF ([.D189] &lt;= 40;     IF ([.E189] &lt;= 1.5; 10;     IF ([.E189] &lt;= 2.5; 16;     IF ([.E189] &lt;= 4; 25;     IF ([.E189] &lt;= 6; 35; 50))));  &quot;Way too heavy&quot; ))))))))); &quot;&quot;)" office:value-type="float" office:value="1" calcext:value-type="float">
            <text:p>1</text:p>
          </table:table-cell>
          <table:table-cell table:style-name="ce30" table:formula="of:= IF (ISNUMBER([.D189]); [.D189] * (CopperResistivity * [.E189] / ([.G189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1’</text:p>
          </table:table-cell>
          <table:covered-table-cell/>
          <table:covered-table-cell table:style-name="ce19"/>
          <table:covered-table-cell/>
          <table:covered-table-cell table:formula="of:=IF(ISNUMBER([.E190]); [.E190]+Buffer; &quot;&quot;)">
            <text:p/>
          </table:covered-table-cell>
          <table:table-cell/>
          <table:table-cell table:style-name="ce30" table:formula="of:= IF (ISNUMBER([.D190]); [.D190] * (CopperResistivity * [.E190] / ([.G1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91]); [.E191]+Buffer; &quot;&quot;)">
            <text:p/>
          </table:table-cell>
          <table:table-cell/>
          <table:table-cell table:style-name="ce30" table:formula="of:= IF (ISNUMBER([.D191]); [.D191] * (CopperResistivity * [.E191] / ([.G1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formula="of:=IF(ISNUMBER([.E192]); [.E192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92]); [.D192] * (CopperResistivity * [.E192] / ([.G192] * 0.000001)) / 12; &quot;&quot;)" office:value-type="percentage" office:value="0.01425" calcext:value-type="percentage">
            <text:p>1.4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I’</text:p>
          </table:table-cell>
          <table:covered-table-cell/>
          <table:covered-table-cell table:style-name="ce19"/>
          <table:covered-table-cell/>
          <table:covered-table-cell table:formula="of:=IF(ISNUMBER([.E193]); [.E193]+Buffer; &quot;&quot;)">
            <text:p/>
          </table:covered-table-cell>
          <table:table-cell/>
          <table:table-cell table:style-name="ce30" table:formula="of:= IF (ISNUMBER([.D193]); [.D193] * (CopperResistivity * [.E193] / ([.G1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94]); [.E194]+Buffer; &quot;&quot;)">
            <text:p/>
          </table:table-cell>
          <table:table-cell/>
          <table:table-cell table:style-name="ce30" table:formula="of:= IF (ISNUMBER([.D194]); [.D194] * (CopperResistivity * [.E194] / ([.G1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5]); [.E19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195]); [.D195] * (CopperResistivity * [.E195] / ([.G195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ых</text:p>
          </table:table-cell>
          <table:covered-table-cell/>
          <table:covered-table-cell table:style-name="ce19"/>
          <table:covered-table-cell/>
          <table:covered-table-cell table:formula="of:=IF(ISNUMBER([.E196]); [.E196]+Buffer; &quot;&quot;)">
            <text:p/>
          </table:covered-table-cell>
          <table:table-cell/>
          <table:table-cell table:style-name="ce30" table:formula="of:= IF (ISNUMBER([.D196]); [.D196] * (CopperResistivity * [.E196] / ([.G1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197]); [.E197]+Buffer; &quot;&quot;)">
            <text:p/>
          </table:table-cell>
          <table:table-cell/>
          <table:table-cell table:style-name="ce30" table:formula="of:= IF (ISNUMBER([.D197]); [.D197] * (CopperResistivity * [.E197] / ([.G1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20" calcext:value-type="float" table:number-columns-spanned="1" table:number-rows-spanned="2">
            <text:p>2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8]); [.E19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198]); [.D198] * (CopperResistivity * [.E198] / ([.G198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ых</text:p>
          </table:table-cell>
          <table:covered-table-cell/>
          <table:covered-table-cell table:style-name="ce19"/>
          <table:covered-table-cell/>
          <table:covered-table-cell table:formula="of:=IF(ISNUMBER([.E199]); [.E199]+Buffer; &quot;&quot;)">
            <text:p/>
          </table:covered-table-cell>
          <table:table-cell/>
          <table:table-cell table:style-name="ce30" table:formula="of:= IF (ISNUMBER([.D199]); [.D199] * (CopperResistivity * [.E199] / ([.G1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00]); [.E200]+Buffer; &quot;&quot;)">
            <text:p/>
          </table:table-cell>
          <table:table-cell/>
          <table:table-cell table:style-name="ce30" table:formula="of:= IF (ISNUMBER([.D200]); [.D200] * (CopperResistivity * [.E200] / ([.G2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3">
            <text:p>Розов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formula="of:=IF(ISNUMBER([.E201]); [.E201]+Buffer; &quot;&quot;)" office:value-type="float" office:value="5.5" calcext:value-type="float" table:number-columns-spanned="1" table:number-rows-spanned="3">
            <text:p>5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01]); [.D201] * (CopperResistivity * [.E201] / ([.G201] * 0.000001)) / 12; &quot;&quot;)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общая точка’</text:p>
          </table:table-cell>
          <table:covered-table-cell/>
          <table:covered-table-cell table:style-name="ce19"/>
          <table:covered-table-cell/>
          <table:covered-table-cell table:formula="of:=IF(ISNUMBER([.E202]); [.E202]+Buffer; &quot;&quot;)">
            <text:p/>
          </table:covered-table-cell>
          <table:table-cell/>
          <table:table-cell table:style-name="ce30" table:formula="of:= IF (ISNUMBER([.D202]); [.D202] * (CopperResistivity * [.E202] / ([.G2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лампа-1’</text:p>
          </table:table-cell>
          <table:covered-table-cell/>
          <table:covered-table-cell table:style-name="ce19"/>
          <table:covered-table-cell/>
          <table:covered-table-cell table:formula="of:=IF(ISNUMBER([.E203]); [.E203]+Buffer; &quot;&quot;)">
            <text:p/>
          </table:covered-table-cell>
          <table:table-cell/>
          <table:table-cell table:style-name="ce30" table:formula="of:= IF (ISNUMBER([.D203]); [.D203] * (CopperResistivity * [.E203] / ([.G2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04]); [.E204]+Buffer; &quot;&quot;)">
            <text:p/>
          </table:table-cell>
          <table:table-cell/>
          <table:table-cell table:style-name="ce30" table:formula="of:= IF (ISNUMBER([.D204]); [.D204] * (CopperResistivity * [.E204] / ([.G2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05]); [.E205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05]); [.D205] * (CopperResistivity * [.E205] / ([.G205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06]); [.E206]+Buffer; &quot;&quot;)">
            <text:p/>
          </table:covered-table-cell>
          <table:table-cell/>
          <table:table-cell table:style-name="ce30" table:formula="of:= IF (ISNUMBER([.D206]); [.D206] * (CopperResistivity * [.E206] / ([.G2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07]); [.E207]+Buffer; &quot;&quot;)">
            <text:p/>
          </table:table-cell>
          <table:table-cell/>
          <table:table-cell table:style-name="ce30" table:formula="of:= IF (ISNUMBER([.D207]); [.D207] * (CopperResistivity * [.E207] / ([.G2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08]); [.E20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08]); [.D208] * (CopperResistivity * [.E208] / ([.G208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H’</text:p>
          </table:table-cell>
          <table:covered-table-cell/>
          <table:covered-table-cell table:style-name="ce19"/>
          <table:covered-table-cell/>
          <table:covered-table-cell table:formula="of:=IF(ISNUMBER([.E209]); [.E209]+Buffer; &quot;&quot;)">
            <text:p/>
          </table:covered-table-cell>
          <table:table-cell/>
          <table:table-cell table:style-name="ce30" table:formula="of:= IF (ISNUMBER([.D209]); [.D209] * (CopperResistivity * [.E209] / ([.G2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10]); [.E210]+Buffer; &quot;&quot;)">
            <text:p/>
          </table:table-cell>
          <table:table-cell/>
          <table:table-cell table:style-name="ce30" table:formula="of:= IF (ISNUMBER([.D210]); [.D210] * (CopperResistivity * [.E210] / ([.G2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211]); [.E211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11]); [.D211] * (CopperResistivity * [.E211] / ([.G211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86’</text:p>
          </table:table-cell>
          <table:covered-table-cell/>
          <table:covered-table-cell table:style-name="ce19"/>
          <table:covered-table-cell/>
          <table:covered-table-cell table:formula="of:=IF(ISNUMBER([.E212]); [.E212]+Buffer; &quot;&quot;)">
            <text:p/>
          </table:covered-table-cell>
          <table:table-cell/>
          <table:table-cell table:style-name="ce30" table:formula="of:= IF (ISNUMBER([.D212]); [.D212] * (CopperResistivity * [.E212] / ([.G21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13]); [.E213]+Buffer; &quot;&quot;)">
            <text:p/>
          </table:table-cell>
          <table:table-cell/>
          <table:table-cell table:style-name="ce30" table:formula="of:= IF (ISNUMBER([.D213]); [.D213] * (CopperResistivity * [.E213] / ([.G2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14]); [.E214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214]); [.D214] * (CopperResistivity * [.E214] / ([.G214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30’</text:p>
          </table:table-cell>
          <table:covered-table-cell/>
          <table:covered-table-cell table:style-name="ce19"/>
          <table:covered-table-cell/>
          <table:covered-table-cell table:formula="of:=IF(ISNUMBER([.E215]); [.E215]+Buffer; &quot;&quot;)">
            <text:p/>
          </table:covered-table-cell>
          <table:table-cell/>
          <table:table-cell table:style-name="ce30" table:formula="of:= IF (ISNUMBER([.D215]); [.D215] * (CopperResistivity * [.E215] / ([.G21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16]); [.E216]+Buffer; &quot;&quot;)">
            <text:p/>
          </table:covered-table-cell>
          <table:table-cell/>
          <table:table-cell table:style-name="ce30" table:formula="of:= IF (ISNUMBER([.D216]); [.D216] * (CopperResistivity * [.E216] / ([.G2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17]); [.E217]+Buffer; &quot;&quot;)">
            <text:p/>
          </table:table-cell>
          <table:table-cell/>
          <table:table-cell table:style-name="ce30" table:formula="of:= IF (ISNUMBER([.D217]); [.D217] * (CopperResistivity * [.E217] / ([.G2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Реле контрольных ламп ‘87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18]); [.E218]+Buffer; &quot;&quot;)">
            <text:p/>
          </table:table-cell>
          <table:table-cell table:formula="of:=IF(ISNUMBER([.D218]); IF ([.D218] &lt;= 1;     IF ([.E218] &lt;= 7; 1;     IF ([.E218] &lt;= 10; 1.5;     IF ([.E218] &lt;= 17; 2.5;     IF ([.E218] &lt;= 28; 4;     IF ([.E218] &lt;= 42; 6; 10)))));  IF ([.D218] &lt;= 2;     IF ([.E218] &lt;= 1.5; 1;     IF ([.E218] &lt;= 5; 1.5;     IF ([.E218] &lt;= 8.5; 2.5;     IF ([.E218] &lt;= 14; 4;     IF ([.E218] &lt;= 21; 6; 10)))));  IF ([.D218] &lt;= 4;     IF ([.E218] &lt;= 1.5; 1;     IF ([.E218] &lt;= 2.5; 1.5;     IF ([.E218] &lt;= 4; 2.5;     IF ([.E218] &lt;= 7; 4;     IF ([.E218] &lt;= 10.5; 6; 10)))));  IF ([.D218] &lt;= 6;     IF ([.E218] &lt;= 1.5; 1.5;     IF ([.E218] &lt;= 2.5; 2.5;     IF ([.E218] &lt;= 4.5; 4;     IF ([.E218] &lt;= 7; 6; 10))));  IF ([.D218] &lt;= 10;     IF ([.E218] &lt;= 1.5; 2.5;     IF ([.E218] &lt;= 2.5; 4;     IF ([.E218] &lt;= 4; 6;     IF ([.E218] &lt;= 7; 10;     IF ([.E218] &lt;= 10.5; 16;     IF ([.E218] &lt;= 17.5; 25;     IF ([.E218] &lt;= 24; 35; 50)))))));  IF ([.D218] &lt;= 15;     IF ([.E218] &lt;= 1; 2.5;     IF ([.E218] &lt;= 1.5; 4;     IF ([.E218] &lt;= 2.5; 6;     IF ([.E218] &lt;= 4.5; 10;     IF ([.E218] &lt;= 7; 16;     IF ([.E218] &lt;= 11.5; 25;     IF ([.E218] &lt;= 16; 35; 50)))))));  IF ([.D218] &lt;= 25;     IF ([.E218] &lt;= 1; 4;     IF ([.E218] &lt;= 1.5; 6;     IF ([.E218] &lt;= 2.5; 10;     IF ([.E218] &lt;= 4; 16;     IF ([.E218] &lt;= 7; 25;     IF ([.E218] &lt;= 9.5; 35; 50))))));  IF ([.D218] &lt;= 30;     IF ([.E218] &lt;= 1; 6;     IF ([.E218] &lt;= 2; 10;     IF ([.E218] &lt;= 3.5; 16;     IF ([.E218] &lt;= 5.4; 25;     IF ([.E218] &lt;= 8; 35; 50)))));  IF ([.D218] &lt;= 40;     IF ([.E218] &lt;= 1.5; 10;     IF ([.E218] &lt;= 2.5; 16;     IF ([.E218] &lt;= 4; 25;     IF ([.E218] &lt;= 6; 35; 50))));  &quot;Way too heavy&quot; ))))))))); &quot;&quot;)">
            <text:p/>
          </table:table-cell>
          <table:table-cell table:style-name="ce30" table:formula="of:= IF (ISNUMBER([.D218]); [.D218] * (CopperResistivity * [.E218] / ([.G21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11’</text:p>
          </table:table-cell>
          <table:covered-table-cell/>
          <table:covered-table-cell table:style-name="ce19"/>
          <table:covered-table-cell/>
          <table:table-cell table:formula="of:=IF(ISNUMBER([.E219]); [.E219]+Buffer; &quot;&quot;)">
            <text:p/>
          </table:table-cell>
          <table:table-cell table:formula="of:=IF(ISNUMBER([.D219]); IF ([.D219] &lt;= 1;     IF ([.E219] &lt;= 7; 1;     IF ([.E219] &lt;= 10; 1.5;     IF ([.E219] &lt;= 17; 2.5;     IF ([.E219] &lt;= 28; 4;     IF ([.E219] &lt;= 42; 6; 10)))));  IF ([.D219] &lt;= 2;     IF ([.E219] &lt;= 1.5; 1;     IF ([.E219] &lt;= 5; 1.5;     IF ([.E219] &lt;= 8.5; 2.5;     IF ([.E219] &lt;= 14; 4;     IF ([.E219] &lt;= 21; 6; 10)))));  IF ([.D219] &lt;= 4;     IF ([.E219] &lt;= 1.5; 1;     IF ([.E219] &lt;= 2.5; 1.5;     IF ([.E219] &lt;= 4; 2.5;     IF ([.E219] &lt;= 7; 4;     IF ([.E219] &lt;= 10.5; 6; 10)))));  IF ([.D219] &lt;= 6;     IF ([.E219] &lt;= 1.5; 1.5;     IF ([.E219] &lt;= 2.5; 2.5;     IF ([.E219] &lt;= 4.5; 4;     IF ([.E219] &lt;= 7; 6; 10))));  IF ([.D219] &lt;= 10;     IF ([.E219] &lt;= 1.5; 2.5;     IF ([.E219] &lt;= 2.5; 4;     IF ([.E219] &lt;= 4; 6;     IF ([.E219] &lt;= 7; 10;     IF ([.E219] &lt;= 10.5; 16;     IF ([.E219] &lt;= 17.5; 25;     IF ([.E219] &lt;= 24; 35; 50)))))));  IF ([.D219] &lt;= 15;     IF ([.E219] &lt;= 1; 2.5;     IF ([.E219] &lt;= 1.5; 4;     IF ([.E219] &lt;= 2.5; 6;     IF ([.E219] &lt;= 4.5; 10;     IF ([.E219] &lt;= 7; 16;     IF ([.E219] &lt;= 11.5; 25;     IF ([.E219] &lt;= 16; 35; 50)))))));  IF ([.D219] &lt;= 25;     IF ([.E219] &lt;= 1; 4;     IF ([.E219] &lt;= 1.5; 6;     IF ([.E219] &lt;= 2.5; 10;     IF ([.E219] &lt;= 4; 16;     IF ([.E219] &lt;= 7; 25;     IF ([.E219] &lt;= 9.5; 35; 50))))));  IF ([.D219] &lt;= 30;     IF ([.E219] &lt;= 1; 6;     IF ([.E219] &lt;= 2; 10;     IF ([.E219] &lt;= 3.5; 16;     IF ([.E219] &lt;= 5.4; 25;     IF ([.E219] &lt;= 8; 35; 50)))));  IF ([.D219] &lt;= 40;     IF ([.E219] &lt;= 1.5; 10;     IF ([.E219] &lt;= 2.5; 16;     IF ([.E219] &lt;= 4; 25;     IF ([.E219] &lt;= 6; 35; 50))));  &quot;Way too heavy&quot; ))))))))); &quot;&quot;)">
            <text:p/>
          </table:table-cell>
          <table:table-cell table:style-name="ce30" table:formula="of:= IF (ISNUMBER([.D219]); [.D219] * (CopperResistivity * [.E219] / ([.G2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20]); [.E220]+Buffer; &quot;&quot;)">
            <text:p/>
          </table:table-cell>
          <table:table-cell table:formula="of:=IF(ISNUMBER([.D220]); IF ([.D220] &lt;= 1;     IF ([.E220] &lt;= 7; 1;     IF ([.E220] &lt;= 10; 1.5;     IF ([.E220] &lt;= 17; 2.5;     IF ([.E220] &lt;= 28; 4;     IF ([.E220] &lt;= 42; 6; 10)))));  IF ([.D220] &lt;= 2;     IF ([.E220] &lt;= 1.5; 1;     IF ([.E220] &lt;= 5; 1.5;     IF ([.E220] &lt;= 8.5; 2.5;     IF ([.E220] &lt;= 14; 4;     IF ([.E220] &lt;= 21; 6; 10)))));  IF ([.D220] &lt;= 4;     IF ([.E220] &lt;= 1.5; 1;     IF ([.E220] &lt;= 2.5; 1.5;     IF ([.E220] &lt;= 4; 2.5;     IF ([.E220] &lt;= 7; 4;     IF ([.E220] &lt;= 10.5; 6; 10)))));  IF ([.D220] &lt;= 6;     IF ([.E220] &lt;= 1.5; 1.5;     IF ([.E220] &lt;= 2.5; 2.5;     IF ([.E220] &lt;= 4.5; 4;     IF ([.E220] &lt;= 7; 6; 10))));  IF ([.D220] &lt;= 10;     IF ([.E220] &lt;= 1.5; 2.5;     IF ([.E220] &lt;= 2.5; 4;     IF ([.E220] &lt;= 4; 6;     IF ([.E220] &lt;= 7; 10;     IF ([.E220] &lt;= 10.5; 16;     IF ([.E220] &lt;= 17.5; 25;     IF ([.E220] &lt;= 24; 35; 50)))))));  IF ([.D220] &lt;= 15;     IF ([.E220] &lt;= 1; 2.5;     IF ([.E220] &lt;= 1.5; 4;     IF ([.E220] &lt;= 2.5; 6;     IF ([.E220] &lt;= 4.5; 10;     IF ([.E220] &lt;= 7; 16;     IF ([.E220] &lt;= 11.5; 25;     IF ([.E220] &lt;= 16; 35; 50)))))));  IF ([.D220] &lt;= 25;     IF ([.E220] &lt;= 1; 4;     IF ([.E220] &lt;= 1.5; 6;     IF ([.E220] &lt;= 2.5; 10;     IF ([.E220] &lt;= 4; 16;     IF ([.E220] &lt;= 7; 25;     IF ([.E220] &lt;= 9.5; 35; 50))))));  IF ([.D220] &lt;= 30;     IF ([.E220] &lt;= 1; 6;     IF ([.E220] &lt;= 2; 10;     IF ([.E220] &lt;= 3.5; 16;     IF ([.E220] &lt;= 5.4; 25;     IF ([.E220] &lt;= 8; 35; 50)))));  IF ([.D220] &lt;= 40;     IF ([.E220] &lt;= 1.5; 10;     IF ([.E220] &lt;= 2.5; 16;     IF ([.E220] &lt;= 4; 25;     IF ([.E220] &lt;= 6; 35; 50))));  &quot;Way too heavy&quot; ))))))))); &quot;&quot;)">
            <text:p/>
          </table:table-cell>
          <table:table-cell table:style-name="ce30" table:formula="of:= IF (ISNUMBER([.D220]); [.D220] * (CopperResistivity * [.E220] / ([.G2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Датчик P масла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21]); [.E221]+Buffer; &quot;&quot;)">
            <text:p/>
          </table:table-cell>
          <table:table-cell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style-name="ce30" table:formula="of:= IF (ISNUMBER([.D221]); [.D221] * (CopperResistivity * [.E221] / ([.G2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4’</text:p>
          </table:table-cell>
          <table:covered-table-cell/>
          <table:covered-table-cell table:style-name="ce19"/>
          <table:covered-table-cell/>
          <table:table-cell table:formula="of:=IF(ISNUMBER([.E222]); [.E222]+Buffer; &quot;&quot;)">
            <text:p/>
          </table:table-cell>
          <table:table-cell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30" table:formula="of:= IF (ISNUMBER([.D222]); [.D222] * (CopperResistivity * [.E222] / ([.G2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23]); [.E223]+Buffer; &quot;&quot;)">
            <text:p/>
          </table:table-cell>
          <table:table-cell table:formula="of:=IF(ISNUMBER([.D223]); IF ([.D223] &lt;= 1;     IF ([.E223] &lt;= 7; 1;     IF ([.E223] &lt;= 10; 1.5;     IF ([.E223] &lt;= 17; 2.5;     IF ([.E223] &lt;= 28; 4;     IF ([.E223] &lt;= 42; 6; 10)))));  IF ([.D223] &lt;= 2;     IF ([.E223] &lt;= 1.5; 1;     IF ([.E223] &lt;= 5; 1.5;     IF ([.E223] &lt;= 8.5; 2.5;     IF ([.E223] &lt;= 14; 4;     IF ([.E223] &lt;= 21; 6; 10)))));  IF ([.D223] &lt;= 4;     IF ([.E223] &lt;= 1.5; 1;     IF ([.E223] &lt;= 2.5; 1.5;     IF ([.E223] &lt;= 4; 2.5;     IF ([.E223] &lt;= 7; 4;     IF ([.E223] &lt;= 10.5; 6; 10)))));  IF ([.D223] &lt;= 6;     IF ([.E223] &lt;= 1.5; 1.5;     IF ([.E223] &lt;= 2.5; 2.5;     IF ([.E223] &lt;= 4.5; 4;     IF ([.E223] &lt;= 7; 6; 10))));  IF ([.D223] &lt;= 10;     IF ([.E223] &lt;= 1.5; 2.5;     IF ([.E223] &lt;= 2.5; 4;     IF ([.E223] &lt;= 4; 6;     IF ([.E223] &lt;= 7; 10;     IF ([.E223] &lt;= 10.5; 16;     IF ([.E223] &lt;= 17.5; 25;     IF ([.E223] &lt;= 24; 35; 50)))))));  IF ([.D223] &lt;= 15;     IF ([.E223] &lt;= 1; 2.5;     IF ([.E223] &lt;= 1.5; 4;     IF ([.E223] &lt;= 2.5; 6;     IF ([.E223] &lt;= 4.5; 10;     IF ([.E223] &lt;= 7; 16;     IF ([.E223] &lt;= 11.5; 25;     IF ([.E223] &lt;= 16; 35; 50)))))));  IF ([.D223] &lt;= 25;     IF ([.E223] &lt;= 1; 4;     IF ([.E223] &lt;= 1.5; 6;     IF ([.E223] &lt;= 2.5; 10;     IF ([.E223] &lt;= 4; 16;     IF ([.E223] &lt;= 7; 25;     IF ([.E223] &lt;= 9.5; 35; 50))))));  IF ([.D223] &lt;= 30;     IF ([.E223] &lt;= 1; 6;     IF ([.E223] &lt;= 2; 10;     IF ([.E223] &lt;= 3.5; 16;     IF ([.E223] &lt;= 5.4; 25;     IF ([.E223] &lt;= 8; 35; 50)))));  IF ([.D223] &lt;= 40;     IF ([.E223] &lt;= 1.5; 10;     IF ([.E223] &lt;= 2.5; 16;     IF ([.E223] &lt;= 4; 25;     IF ([.E223] &lt;= 6; 35; 50))));  &quot;Way too heavy&quot; ))))))))); &quot;&quot;)">
            <text:p/>
          </table:table-cell>
          <table:table-cell table:style-name="ce30" table:formula="of:= IF (ISNUMBER([.D223]); [.D223] * (CopperResistivity * [.E223] / ([.G2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Датчик аварийного падения P масла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24]); [.E224]+Buffer; &quot;&quot;)">
            <text:p/>
          </table:table-cell>
          <table:table-cell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style-name="ce30" table:formula="of:= IF (ISNUMBER([.D224]); [.D224] * (CopperResistivity * [.E224] / ([.G22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3’</text:p>
          </table:table-cell>
          <table:covered-table-cell/>
          <table:covered-table-cell table:style-name="ce19"/>
          <table:covered-table-cell/>
          <table:table-cell table:formula="of:=IF(ISNUMBER([.E225]); [.E225]+Buffer; &quot;&quot;)">
            <text:p/>
          </table:table-cell>
          <table:table-cell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30" table:formula="of:= IF (ISNUMBER([.D225]); [.D225] * (CopperResistivity * [.E225] / ([.G2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26]); [.E226]+Buffer; &quot;&quot;)">
            <text:p/>
          </table:table-cell>
          <table:table-cell table:formula="of:=IF(ISNUMBER([.D226]); IF ([.D226] &lt;= 1;     IF ([.E226] &lt;= 7; 1;     IF ([.E226] &lt;= 10; 1.5;     IF ([.E226] &lt;= 17; 2.5;     IF ([.E226] &lt;= 28; 4;     IF ([.E226] &lt;= 42; 6; 10)))));  IF ([.D226] &lt;= 2;     IF ([.E226] &lt;= 1.5; 1;     IF ([.E226] &lt;= 5; 1.5;     IF ([.E226] &lt;= 8.5; 2.5;     IF ([.E226] &lt;= 14; 4;     IF ([.E226] &lt;= 21; 6; 10)))));  IF ([.D226] &lt;= 4;     IF ([.E226] &lt;= 1.5; 1;     IF ([.E226] &lt;= 2.5; 1.5;     IF ([.E226] &lt;= 4; 2.5;     IF ([.E226] &lt;= 7; 4;     IF ([.E226] &lt;= 10.5; 6; 10)))));  IF ([.D226] &lt;= 6;     IF ([.E226] &lt;= 1.5; 1.5;     IF ([.E226] &lt;= 2.5; 2.5;     IF ([.E226] &lt;= 4.5; 4;     IF ([.E226] &lt;= 7; 6; 10))));  IF ([.D226] &lt;= 10;     IF ([.E226] &lt;= 1.5; 2.5;     IF ([.E226] &lt;= 2.5; 4;     IF ([.E226] &lt;= 4; 6;     IF ([.E226] &lt;= 7; 10;     IF ([.E226] &lt;= 10.5; 16;     IF ([.E226] &lt;= 17.5; 25;     IF ([.E226] &lt;= 24; 35; 50)))))));  IF ([.D226] &lt;= 15;     IF ([.E226] &lt;= 1; 2.5;     IF ([.E226] &lt;= 1.5; 4;     IF ([.E226] &lt;= 2.5; 6;     IF ([.E226] &lt;= 4.5; 10;     IF ([.E226] &lt;= 7; 16;     IF ([.E226] &lt;= 11.5; 25;     IF ([.E226] &lt;= 16; 35; 50)))))));  IF ([.D226] &lt;= 25;     IF ([.E226] &lt;= 1; 4;     IF ([.E226] &lt;= 1.5; 6;     IF ([.E226] &lt;= 2.5; 10;     IF ([.E226] &lt;= 4; 16;     IF ([.E226] &lt;= 7; 25;     IF ([.E226] &lt;= 9.5; 35; 50))))));  IF ([.D226] &lt;= 30;     IF ([.E226] &lt;= 1; 6;     IF ([.E226] &lt;= 2; 10;     IF ([.E226] &lt;= 3.5; 16;     IF ([.E226] &lt;= 5.4; 25;     IF ([.E226] &lt;= 8; 35; 50)))));  IF ([.D226] &lt;= 40;     IF ([.E226] &lt;= 1.5; 10;     IF ([.E226] &lt;= 2.5; 16;     IF ([.E226] &lt;= 4; 25;     IF ([.E226] &lt;= 6; 35; 50))));  &quot;Way too heavy&quot; ))))))))); &quot;&quot;)">
            <text:p/>
          </table:table-cell>
          <table:table-cell table:style-name="ce30" table:formula="of:= IF (ISNUMBER([.D226]); [.D226] * (CopperResistivity * [.E226] / ([.G2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Датчик t ОЖ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27]); [.E227]+Buffer; &quot;&quot;)">
            <text:p/>
          </table:table-cell>
          <table:table-cell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style-name="ce30" table:formula="of:= IF (ISNUMBER([.D227]); [.D227] * (CopperResistivity * [.E227] / ([.G2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1’</text:p>
          </table:table-cell>
          <table:covered-table-cell/>
          <table:covered-table-cell table:style-name="ce19"/>
          <table:covered-table-cell/>
          <table:table-cell table:formula="of:=IF(ISNUMBER([.E228]); [.E228]+Buffer; &quot;&quot;)">
            <text:p/>
          </table:table-cell>
          <table:table-cell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30" table:formula="of:= IF (ISNUMBER([.D228]); [.D228] * (CopperResistivity * [.E228] / ([.G2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29]); [.E229]+Buffer; &quot;&quot;)">
            <text:p/>
          </table:table-cell>
          <table:table-cell table:formula="of:=IF(ISNUMBER([.D229]); IF ([.D229] &lt;= 1;     IF ([.E229] &lt;= 7; 1;     IF ([.E229] &lt;= 10; 1.5;     IF ([.E229] &lt;= 17; 2.5;     IF ([.E229] &lt;= 28; 4;     IF ([.E229] &lt;= 42; 6; 10)))));  IF ([.D229] &lt;= 2;     IF ([.E229] &lt;= 1.5; 1;     IF ([.E229] &lt;= 5; 1.5;     IF ([.E229] &lt;= 8.5; 2.5;     IF ([.E229] &lt;= 14; 4;     IF ([.E229] &lt;= 21; 6; 10)))));  IF ([.D229] &lt;= 4;     IF ([.E229] &lt;= 1.5; 1;     IF ([.E229] &lt;= 2.5; 1.5;     IF ([.E229] &lt;= 4; 2.5;     IF ([.E229] &lt;= 7; 4;     IF ([.E229] &lt;= 10.5; 6; 10)))));  IF ([.D229] &lt;= 6;     IF ([.E229] &lt;= 1.5; 1.5;     IF ([.E229] &lt;= 2.5; 2.5;     IF ([.E229] &lt;= 4.5; 4;     IF ([.E229] &lt;= 7; 6; 10))));  IF ([.D229] &lt;= 10;     IF ([.E229] &lt;= 1.5; 2.5;     IF ([.E229] &lt;= 2.5; 4;     IF ([.E229] &lt;= 4; 6;     IF ([.E229] &lt;= 7; 10;     IF ([.E229] &lt;= 10.5; 16;     IF ([.E229] &lt;= 17.5; 25;     IF ([.E229] &lt;= 24; 35; 50)))))));  IF ([.D229] &lt;= 15;     IF ([.E229] &lt;= 1; 2.5;     IF ([.E229] &lt;= 1.5; 4;     IF ([.E229] &lt;= 2.5; 6;     IF ([.E229] &lt;= 4.5; 10;     IF ([.E229] &lt;= 7; 16;     IF ([.E229] &lt;= 11.5; 25;     IF ([.E229] &lt;= 16; 35; 50)))))));  IF ([.D229] &lt;= 25;     IF ([.E229] &lt;= 1; 4;     IF ([.E229] &lt;= 1.5; 6;     IF ([.E229] &lt;= 2.5; 10;     IF ([.E229] &lt;= 4; 16;     IF ([.E229] &lt;= 7; 25;     IF ([.E229] &lt;= 9.5; 35; 50))))));  IF ([.D229] &lt;= 30;     IF ([.E229] &lt;= 1; 6;     IF ([.E229] &lt;= 2; 10;     IF ([.E229] &lt;= 3.5; 16;     IF ([.E229] &lt;= 5.4; 25;     IF ([.E229] &lt;= 8; 35; 50)))));  IF ([.D229] &lt;= 40;     IF ([.E229] &lt;= 1.5; 10;     IF ([.E229] &lt;= 2.5; 16;     IF ([.E229] &lt;= 4; 25;     IF ([.E229] &lt;= 6; 35; 50))));  &quot;Way too heavy&quot; ))))))))); &quot;&quot;)">
            <text:p/>
          </table:table-cell>
          <table:table-cell table:style-name="ce30" table:formula="of:= IF (ISNUMBER([.D229]); [.D229] * (CopperResistivity * [.E229] / ([.G2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Датчик перегрева ОЖ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30]); [.E230]+Buffer; &quot;&quot;)">
            <text:p/>
          </table:table-cell>
          <table:table-cell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style-name="ce30" table:formula="of:= IF (ISNUMBER([.D230]); [.D230] * (CopperResistivity * [.E230] / ([.G2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2’</text:p>
          </table:table-cell>
          <table:covered-table-cell/>
          <table:covered-table-cell table:style-name="ce19"/>
          <table:covered-table-cell/>
          <table:table-cell table:formula="of:=IF(ISNUMBER([.E231]); [.E231]+Buffer; &quot;&quot;)">
            <text:p/>
          </table:table-cell>
          <table:table-cell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30" table:formula="of:= IF (ISNUMBER([.D231]); [.D231] * (CopperResistivity * [.E231] / ([.G2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32]); [.E232]+Buffer; &quot;&quot;)">
            <text:p/>
          </table:table-cell>
          <table:table-cell/>
          <table:table-cell table:style-name="ce30" table:formula="of:= IF (ISNUMBER([.D232]); [.D232] * (CopperResistivity * [.E232] / ([.G2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спидометра ‘1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15" calcext:value-type="float" table:number-columns-spanned="1" table:number-rows-spanned="3">
            <text:p>15.00</text:p>
          </table:table-cell>
          <table:table-cell table:formula="of:=Height+Width/2+Width" office:value-type="float" office:value="3.2" calcext:value-type="float" table:number-columns-spanned="1" table:number-rows-spanned="3">
            <text:p>3.20</text:p>
          </table:table-cell>
          <table:table-cell table:formula="of:=IF(ISNUMBER([.E233]); [.E233]+Buffer; &quot;&quot;)" office:value-type="float" office:value="3.7" calcext:value-type="float" table:number-columns-spanned="1" table:number-rows-spanned="3">
            <text:p>3.7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233]); [.D233] * (CopperResistivity * [.E233] / ([.G233] * 0.000001)) / 12; &quot;&quot;)" office:value-type="percentage" office:value="0.048" calcext:value-type="percentage">
            <text:p>4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света заднего хода ‘1’</text:p>
          </table:table-cell>
          <table:covered-table-cell/>
          <table:covered-table-cell table:style-name="ce19"/>
          <table:covered-table-cell/>
          <table:covered-table-cell table:formula="of:=IF(ISNUMBER([.E234]); [.E234]+Buffer; &quot;&quot;)">
            <text:p/>
          </table:covered-table-cell>
          <table:table-cell/>
          <table:table-cell table:style-name="ce30" table:formula="of:= IF (ISNUMBER([.D234]); [.D234] * (CopperResistivity * [.E234] / ([.G2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19"/>
          <table:covered-table-cell/>
          <table:covered-table-cell table:formula="of:=IF(ISNUMBER([.E235]); [.E235]+Buffer; &quot;&quot;)">
            <text:p/>
          </table:covered-table-cell>
          <table:table-cell/>
          <table:table-cell table:style-name="ce30" table:formula="of:= IF (ISNUMBER([.D235]); [.D235] * (CopperResistivity * [.E235] / ([.G2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36]); [.E236]+Buffer; &quot;&quot;)">
            <text:p/>
          </table:table-cell>
          <table:table-cell/>
          <table:table-cell table:style-name="ce30" table:formula="of:= IF (ISNUMBER([.D236]); [.D236] * (CopperResistivity * [.E236] / ([.G2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Датчик спидометра ‘2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37]); [.E237]+Buffer; &quot;&quot;)" table:number-columns-spanned="1" table:number-rows-spanned="2">
            <text:p/>
          </table:table-cell>
          <table:table-cell table:formula="of:=IF(ISNUMBER([.D237]); IF ([.D237] &lt;= 1;     IF ([.E237] &lt;= 7; 1;     IF ([.E237] &lt;= 10; 1.5;     IF ([.E237] &lt;= 17; 2.5;     IF ([.E237] &lt;= 28; 4;     IF ([.E237] &lt;= 42; 6; 10)))));  IF ([.D237] &lt;= 2;     IF ([.E237] &lt;= 1.5; 1;     IF ([.E237] &lt;= 5; 1.5;     IF ([.E237] &lt;= 8.5; 2.5;     IF ([.E237] &lt;= 14; 4;     IF ([.E237] &lt;= 21; 6; 10)))));  IF ([.D237] &lt;= 4;     IF ([.E237] &lt;= 1.5; 1;     IF ([.E237] &lt;= 2.5; 1.5;     IF ([.E237] &lt;= 4; 2.5;     IF ([.E237] &lt;= 7; 4;     IF ([.E237] &lt;= 10.5; 6; 10)))));  IF ([.D237] &lt;= 6;     IF ([.E237] &lt;= 1.5; 1.5;     IF ([.E237] &lt;= 2.5; 2.5;     IF ([.E237] &lt;= 4.5; 4;     IF ([.E237] &lt;= 7; 6; 10))));  IF ([.D237] &lt;= 10;     IF ([.E237] &lt;= 1.5; 2.5;     IF ([.E237] &lt;= 2.5; 4;     IF ([.E237] &lt;= 4; 6;     IF ([.E237] &lt;= 7; 10;     IF ([.E237] &lt;= 10.5; 16;     IF ([.E237] &lt;= 17.5; 25;     IF ([.E237] &lt;= 24; 35; 50)))))));  IF ([.D237] &lt;= 15;     IF ([.E237] &lt;= 1; 2.5;     IF ([.E237] &lt;= 1.5; 4;     IF ([.E237] &lt;= 2.5; 6;     IF ([.E237] &lt;= 4.5; 10;     IF ([.E237] &lt;= 7; 16;     IF ([.E237] &lt;= 11.5; 25;     IF ([.E237] &lt;= 16; 35; 50)))))));  IF ([.D237] &lt;= 25;     IF ([.E237] &lt;= 1; 4;     IF ([.E237] &lt;= 1.5; 6;     IF ([.E237] &lt;= 2.5; 10;     IF ([.E237] &lt;= 4; 16;     IF ([.E237] &lt;= 7; 25;     IF ([.E237] &lt;= 9.5; 35; 50))))));  IF ([.D237] &lt;= 30;     IF ([.E237] &lt;= 1; 6;     IF ([.E237] &lt;= 2; 10;     IF ([.E237] &lt;= 3.5; 16;     IF ([.E237] &lt;= 5.4; 25;     IF ([.E237] &lt;= 8; 35; 50)))));  IF ([.D237] &lt;= 40;     IF ([.E237] &lt;= 1.5; 10;     IF ([.E237] &lt;= 2.5; 16;     IF ([.E237] &lt;= 4; 25;     IF ([.E237] &lt;= 6; 35; 50))));  &quot;Way too heavy&quot; ))))))))); &quot;&quot;)">
            <text:p/>
          </table:table-cell>
          <table:table-cell table:style-name="ce30" table:formula="of:= IF (ISNUMBER([.D237]); [.D237] * (CopperResistivity * [.E237] / ([.G2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3.10’</text:p>
          </table:table-cell>
          <table:covered-table-cell/>
          <table:covered-table-cell table:style-name="ce19"/>
          <table:covered-table-cell/>
          <table:covered-table-cell table:formula="of:=IF(ISNUMBER([.E238]); [.E238]+Buffer; &quot;&quot;)">
            <text:p/>
          </table:covered-table-cell>
          <table:table-cell/>
          <table:table-cell table:style-name="ce30" table:formula="of:= IF (ISNUMBER([.D238]); [.D238] * (CopperResistivity * [.E238] / ([.G2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39]); [.E239]+Buffer; &quot;&quot;)">
            <text:p/>
          </table:table-cell>
          <table:table-cell table:formula="of:=IF(ISNUMBER([.D239]); IF ([.D239] &lt;= 1;     IF ([.E239] &lt;= 7; 1;     IF ([.E239] &lt;= 10; 1.5;     IF ([.E239] &lt;= 17; 2.5;     IF ([.E239] &lt;= 28; 4;     IF ([.E239] &lt;= 42; 6; 10)))));  IF ([.D239] &lt;= 2;     IF ([.E239] &lt;= 1.5; 1;     IF ([.E239] &lt;= 5; 1.5;     IF ([.E239] &lt;= 8.5; 2.5;     IF ([.E239] &lt;= 14; 4;     IF ([.E239] &lt;= 21; 6; 10)))));  IF ([.D239] &lt;= 4;     IF ([.E239] &lt;= 1.5; 1;     IF ([.E239] &lt;= 2.5; 1.5;     IF ([.E239] &lt;= 4; 2.5;     IF ([.E239] &lt;= 7; 4;     IF ([.E239] &lt;= 10.5; 6; 10)))));  IF ([.D239] &lt;= 6;     IF ([.E239] &lt;= 1.5; 1.5;     IF ([.E239] &lt;= 2.5; 2.5;     IF ([.E239] &lt;= 4.5; 4;     IF ([.E239] &lt;= 7; 6; 10))));  IF ([.D239] &lt;= 10;     IF ([.E239] &lt;= 1.5; 2.5;     IF ([.E239] &lt;= 2.5; 4;     IF ([.E239] &lt;= 4; 6;     IF ([.E239] &lt;= 7; 10;     IF ([.E239] &lt;= 10.5; 16;     IF ([.E239] &lt;= 17.5; 25;     IF ([.E239] &lt;= 24; 35; 50)))))));  IF ([.D239] &lt;= 15;     IF ([.E239] &lt;= 1; 2.5;     IF ([.E239] &lt;= 1.5; 4;     IF ([.E239] &lt;= 2.5; 6;     IF ([.E239] &lt;= 4.5; 10;     IF ([.E239] &lt;= 7; 16;     IF ([.E239] &lt;= 11.5; 25;     IF ([.E239] &lt;= 16; 35; 50)))))));  IF ([.D239] &lt;= 25;     IF ([.E239] &lt;= 1; 4;     IF ([.E239] &lt;= 1.5; 6;     IF ([.E239] &lt;= 2.5; 10;     IF ([.E239] &lt;= 4; 16;     IF ([.E239] &lt;= 7; 25;     IF ([.E239] &lt;= 9.5; 35; 50))))));  IF ([.D239] &lt;= 30;     IF ([.E239] &lt;= 1; 6;     IF ([.E239] &lt;= 2; 10;     IF ([.E239] &lt;= 3.5; 16;     IF ([.E239] &lt;= 5.4; 25;     IF ([.E239] &lt;= 8; 35; 50)))));  IF ([.D239] &lt;= 40;     IF ([.E239] &lt;= 1.5; 10;     IF ([.E239] &lt;= 2.5; 16;     IF ([.E239] &lt;= 4; 25;     IF ([.E239] &lt;= 6; 35; 50))));  &quot;Way too heavy&quot; ))))))))); &quot;&quot;)">
            <text:p/>
          </table:table-cell>
          <table:table-cell table:style-name="ce30" table:formula="of:= IF (ISNUMBER([.D239]); [.D239] * (CopperResistivity * [.E239] / ([.G2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спидометра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0]); [.E24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240]); [.D240] * (CopperResistivity * [.E240] / ([.G24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41]); [.E241]+Buffer; &quot;&quot;)">
            <text:p/>
          </table:covered-table-cell>
          <table:table-cell/>
          <table:table-cell table:style-name="ce30" table:formula="of:= IF (ISNUMBER([.D241]); [.D241] * (CopperResistivity * [.E241] / ([.G2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42]); [.E242]+Buffer; &quot;&quot;)">
            <text:p/>
          </table:table-cell>
          <table:table-cell/>
          <table:table-cell table:style-name="ce30" table:formula="of:= IF (ISNUMBER([.D242]); [.D242] * (CopperResistivity * [.E242] / ([.G2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вета заднего хода ‘2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243]); [.E243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43]); [.D243] * (CopperResistivity * [.E243] / ([.G243] * 0.000001)) / 12; &quot;&quot;)" office:value-type="percentage" office:value="0.0369" calcext:value-type="percentage">
            <text:p>3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фонарям света заднего хода</text:p>
          </table:table-cell>
          <table:covered-table-cell/>
          <table:covered-table-cell table:style-name="ce19"/>
          <table:covered-table-cell/>
          <table:covered-table-cell table:formula="of:=IF(ISNUMBER([.E244]); [.E244]+Buffer; &quot;&quot;)">
            <text:p/>
          </table:covered-table-cell>
          <table:table-cell/>
          <table:table-cell table:style-name="ce30" table:formula="of:= IF (ISNUMBER([.D244]); [.D244] * (CopperResistivity * [.E244] / ([.G2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45]); [.E245]+Buffer; &quot;&quot;)">
            <text:p/>
          </table:table-cell>
          <table:table-cell/>
          <table:table-cell table:style-name="ce30" table:formula="of:= IF (ISNUMBER([.D245]); [.D245] * (CopperResistivity * [.E245] / ([.G2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Датчик аварийного падения уровня тормозной жидкости ‘1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Default" table:number-columns-spanned="1" table:number-rows-spanned="2"/>
          <table:table-cell table:formula="of:=IF(ISNUMBER([.E246]); [.E246]+Buffer; &quot;&quot;)" table:number-columns-spanned="1" table:number-rows-spanned="2">
            <text:p/>
          </table:table-cell>
          <table:table-cell table:formula="of:=IF(ISNUMBER([.D246]); IF ([.D246] &lt;= 1;     IF ([.E246] &lt;= 7; 1;     IF ([.E246] &lt;= 10; 1.5;     IF ([.E246] &lt;= 17; 2.5;     IF ([.E246] &lt;= 28; 4;     IF ([.E246] &lt;= 42; 6; 10)))));  IF ([.D246] &lt;= 2;     IF ([.E246] &lt;= 1.5; 1;     IF ([.E246] &lt;= 5; 1.5;     IF ([.E246] &lt;= 8.5; 2.5;     IF ([.E246] &lt;= 14; 4;     IF ([.E246] &lt;= 21; 6; 10)))));  IF ([.D246] &lt;= 4;     IF ([.E246] &lt;= 1.5; 1;     IF ([.E246] &lt;= 2.5; 1.5;     IF ([.E246] &lt;= 4; 2.5;     IF ([.E246] &lt;= 7; 4;     IF ([.E246] &lt;= 10.5; 6; 10)))));  IF ([.D246] &lt;= 6;     IF ([.E246] &lt;= 1.5; 1.5;     IF ([.E246] &lt;= 2.5; 2.5;     IF ([.E246] &lt;= 4.5; 4;     IF ([.E246] &lt;= 7; 6; 10))));  IF ([.D246] &lt;= 10;     IF ([.E246] &lt;= 1.5; 2.5;     IF ([.E246] &lt;= 2.5; 4;     IF ([.E246] &lt;= 4; 6;     IF ([.E246] &lt;= 7; 10;     IF ([.E246] &lt;= 10.5; 16;     IF ([.E246] &lt;= 17.5; 25;     IF ([.E246] &lt;= 24; 35; 50)))))));  IF ([.D246] &lt;= 15;     IF ([.E246] &lt;= 1; 2.5;     IF ([.E246] &lt;= 1.5; 4;     IF ([.E246] &lt;= 2.5; 6;     IF ([.E246] &lt;= 4.5; 10;     IF ([.E246] &lt;= 7; 16;     IF ([.E246] &lt;= 11.5; 25;     IF ([.E246] &lt;= 16; 35; 50)))))));  IF ([.D246] &lt;= 25;     IF ([.E246] &lt;= 1; 4;     IF ([.E246] &lt;= 1.5; 6;     IF ([.E246] &lt;= 2.5; 10;     IF ([.E246] &lt;= 4; 16;     IF ([.E246] &lt;= 7; 25;     IF ([.E246] &lt;= 9.5; 35; 50))))));  IF ([.D246] &lt;= 30;     IF ([.E246] &lt;= 1; 6;     IF ([.E246] &lt;= 2; 10;     IF ([.E246] &lt;= 3.5; 16;     IF ([.E246] &lt;= 5.4; 25;     IF ([.E246] &lt;= 8; 35; 50)))));  IF ([.D246] &lt;= 40;     IF ([.E246] &lt;= 1.5; 10;     IF ([.E246] &lt;= 2.5; 16;     IF ([.E246] &lt;= 4; 25;     IF ([.E246] &lt;= 6; 35; 50))));  &quot;Way too heavy&quot; ))))))))); &quot;&quot;)">
            <text:p/>
          </table:table-cell>
          <table:table-cell table:style-name="ce30" table:formula="of:= IF (ISNUMBER([.D246]); [.D246] * (CopperResistivity * [.E246] / ([.G2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3.9’</text:p>
          </table:table-cell>
          <table:covered-table-cell/>
          <table:covered-table-cell table:style-name="ce19"/>
          <table:covered-table-cell/>
          <table:covered-table-cell table:formula="of:=IF(ISNUMBER([.E247]); [.E247]+Buffer; &quot;&quot;)">
            <text:p/>
          </table:covered-table-cell>
          <table:table-cell table:formula="of:=IF(ISNUMBER([.D247]); IF ([.D247] &lt;= 1;     IF ([.E247] &lt;= 7; 1;     IF ([.E247] &lt;= 10; 1.5;     IF ([.E247] &lt;= 17; 2.5;     IF ([.E247] &lt;= 28; 4;     IF ([.E247] &lt;= 42; 6; 10)))));  IF ([.D247] &lt;= 2;     IF ([.E247] &lt;= 1.5; 1;     IF ([.E247] &lt;= 5; 1.5;     IF ([.E247] &lt;= 8.5; 2.5;     IF ([.E247] &lt;= 14; 4;     IF ([.E247] &lt;= 21; 6; 10)))));  IF ([.D247] &lt;= 4;     IF ([.E247] &lt;= 1.5; 1;     IF ([.E247] &lt;= 2.5; 1.5;     IF ([.E247] &lt;= 4; 2.5;     IF ([.E247] &lt;= 7; 4;     IF ([.E247] &lt;= 10.5; 6; 10)))));  IF ([.D247] &lt;= 6;     IF ([.E247] &lt;= 1.5; 1.5;     IF ([.E247] &lt;= 2.5; 2.5;     IF ([.E247] &lt;= 4.5; 4;     IF ([.E247] &lt;= 7; 6; 10))));  IF ([.D247] &lt;= 10;     IF ([.E247] &lt;= 1.5; 2.5;     IF ([.E247] &lt;= 2.5; 4;     IF ([.E247] &lt;= 4; 6;     IF ([.E247] &lt;= 7; 10;     IF ([.E247] &lt;= 10.5; 16;     IF ([.E247] &lt;= 17.5; 25;     IF ([.E247] &lt;= 24; 35; 50)))))));  IF ([.D247] &lt;= 15;     IF ([.E247] &lt;= 1; 2.5;     IF ([.E247] &lt;= 1.5; 4;     IF ([.E247] &lt;= 2.5; 6;     IF ([.E247] &lt;= 4.5; 10;     IF ([.E247] &lt;= 7; 16;     IF ([.E247] &lt;= 11.5; 25;     IF ([.E247] &lt;= 16; 35; 50)))))));  IF ([.D247] &lt;= 25;     IF ([.E247] &lt;= 1; 4;     IF ([.E247] &lt;= 1.5; 6;     IF ([.E247] &lt;= 2.5; 10;     IF ([.E247] &lt;= 4; 16;     IF ([.E247] &lt;= 7; 25;     IF ([.E247] &lt;= 9.5; 35; 50))))));  IF ([.D247] &lt;= 30;     IF ([.E247] &lt;= 1; 6;     IF ([.E247] &lt;= 2; 10;     IF ([.E247] &lt;= 3.5; 16;     IF ([.E247] &lt;= 5.4; 25;     IF ([.E247] &lt;= 8; 35; 50)))));  IF ([.D247] &lt;= 40;     IF ([.E247] &lt;= 1.5; 10;     IF ([.E247] &lt;= 2.5; 16;     IF ([.E247] &lt;= 4; 25;     IF ([.E247] &lt;= 6; 35; 50))));  &quot;Way too heavy&quot; ))))))))); &quot;&quot;)">
            <text:p/>
          </table:table-cell>
          <table:table-cell table:style-name="ce30" table:formula="of:= IF (ISNUMBER([.D247]); [.D247] * (CopperResistivity * [.E247] / ([.G2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48]); [.E248]+Buffer; &quot;&quot;)">
            <text:p/>
          </table:table-cell>
          <table:table-cell/>
          <table:table-cell table:style-name="ce30" table:formula="of:= IF (ISNUMBER([.D248]); [.D248] * (CopperResistivity * [.E248] / ([.G2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аварийного падения уровня тормозной жидкости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Height+Width/4" office:value-type="float" office:value="0.95" calcext:value-type="float" table:number-columns-spanned="1" table:number-rows-spanned="2">
            <text:p>0.95</text:p>
          </table:table-cell>
          <table:table-cell table:formula="of:=IF(ISNUMBER([.E249]); [.E249]+Buffer; &quot;&quot;)" office:value-type="float" office:value="1.45" calcext:value-type="float" table:number-columns-spanned="1" table:number-rows-spanned="2">
            <text:p>1.4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49]); [.D249] * (CopperResistivity * [.E249] / ([.G249] * 0.000001)) / 12; &quot;&quot;)" office:value-type="percentage" office:value="0.001425" calcext:value-type="percentage">
            <text:p>0.1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50]); [.E250]+Buffer; &quot;&quot;)">
            <text:p/>
          </table:covered-table-cell>
          <table:table-cell/>
          <table:table-cell table:style-name="ce30" table:formula="of:= IF (ISNUMBER([.D250]); [.D250] * (CopperResistivity * [.E250] / ([.G2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51]); [.E251]+Buffer; &quot;&quot;)">
            <text:p/>
          </table:table-cell>
          <table:table-cell/>
          <table:table-cell table:style-name="ce30" table:formula="of:= IF (ISNUMBER([.D251]); [.D251] * (CopperResistivity * [.E251] / ([.G2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жигания ‘15/1’</text:p>
          </table:table-cell>
          <table:table-cell office:value-type="string" calcext:value-type="string" table:number-columns-spanned="1" table:number-rows-spanned="4">
            <text:p>Розовый</text:p>
          </table:table-cell>
          <table:table-cell table:style-name="ce19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2]); [.E252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30" table:formula="of:= IF (ISNUMBER([.D252]); [.D252] * (CopperResistivity * [.E252] / ([.G252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ход</text:p>
          </table:table-cell>
          <table:covered-table-cell/>
          <table:covered-table-cell table:style-name="ce19"/>
          <table:covered-table-cell/>
          <table:covered-table-cell table:formula="of:=IF(ISNUMBER([.E253]); [.E253]+Buffer; &quot;&quot;)">
            <text:p/>
          </table:covered-table-cell>
          <table:table-cell/>
          <table:table-cell table:style-name="ce30" table:formula="of:= IF (ISNUMBER([.D253]); [.D253] * (CopperResistivity * [.E253] / ([.G2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style-name="ce19"/>
          <table:covered-table-cell/>
          <table:covered-table-cell table:formula="of:=IF(ISNUMBER([.E254]); [.E254]+Buffer; &quot;&quot;)">
            <text:p/>
          </table:covered-table-cell>
          <table:table-cell/>
          <table:table-cell table:style-name="ce30" table:formula="of:= IF (ISNUMBER([.D254]); [.D254] * (CopperResistivity * [.E254] / ([.G2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style-name="ce19"/>
          <table:covered-table-cell/>
          <table:covered-table-cell table:formula="of:=IF(ISNUMBER([.E255]); [.E255]+Buffer; &quot;&quot;)">
            <text:p/>
          </table:covered-table-cell>
          <table:table-cell/>
          <table:table-cell table:style-name="ce30" table:formula="of:= IF (ISNUMBER([.D255]); [.D255] * (CopperResistivity * [.E255] / ([.G2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56]); [.E256]+Buffer; &quot;&quot;)">
            <text:p/>
          </table:table-cell>
          <table:table-cell/>
          <table:table-cell table:style-name="ce30" table:formula="of:= IF (ISNUMBER([.D256]); [.D256] * (CopperResistivity * [.E256] / ([.G2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жигания ‘15/2’</text:p>
          </table:table-cell>
          <table:table-cell office:value-type="string" calcext:value-type="string" table:number-columns-spanned="1" table:number-rows-spanned="4">
            <text:p>Синий</text:p>
          </table:table-cell>
          <table:table-cell table:style-name="ce19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7]); [.E257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30" table:formula="of:= IF (ISNUMBER([.D257]); [.D257] * (CopperResistivity * [.E257] / ([.G257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6’, вход</text:p>
          </table:table-cell>
          <table:covered-table-cell/>
          <table:covered-table-cell table:style-name="ce19"/>
          <table:covered-table-cell/>
          <table:covered-table-cell table:formula="of:=IF(ISNUMBER([.E258]); [.E258]+Buffer; &quot;&quot;)">
            <text:p/>
          </table:covered-table-cell>
          <table:table-cell/>
          <table:table-cell table:style-name="ce30" table:formula="of:= IF (ISNUMBER([.D258]); [.D258] * (CopperResistivity * [.E258] / ([.G2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ход</text:p>
          </table:table-cell>
          <table:covered-table-cell/>
          <table:covered-table-cell table:style-name="ce19"/>
          <table:covered-table-cell/>
          <table:covered-table-cell table:formula="of:=IF(ISNUMBER([.E259]); [.E259]+Buffer; &quot;&quot;)">
            <text:p/>
          </table:covered-table-cell>
          <table:table-cell/>
          <table:table-cell table:style-name="ce30" table:formula="of:= IF (ISNUMBER([.D259]); [.D259] * (CopperResistivity * [.E259] / ([.G2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ход</text:p>
          </table:table-cell>
          <table:covered-table-cell/>
          <table:covered-table-cell table:style-name="ce19"/>
          <table:covered-table-cell/>
          <table:covered-table-cell table:formula="of:=IF(ISNUMBER([.E260]); [.E260]+Buffer; &quot;&quot;)">
            <text:p/>
          </table:covered-table-cell>
          <table:table-cell/>
          <table:table-cell table:style-name="ce30" table:formula="of:= IF (ISNUMBER([.D260]); [.D260] * (CopperResistivity * [.E260] / ([.G2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61]); [.E261]+Buffer; &quot;&quot;)">
            <text:p/>
          </table:table-cell>
          <table:table-cell/>
          <table:table-cell table:style-name="ce30" table:formula="of:= IF (ISNUMBER([.D261]); [.D261] * (CopperResistivity * [.E261] / ([.G2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62]); [.E262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262]); IF ([.D262] &lt;= 1;     IF ([.E262] &lt;= 7; 1;     IF ([.E262] &lt;= 10; 1.5;     IF ([.E262] &lt;= 17; 2.5;     IF ([.E262] &lt;= 28; 4;     IF ([.E262] &lt;= 42; 6; 10)))));  IF ([.D262] &lt;= 2;     IF ([.E262] &lt;= 1.5; 1;     IF ([.E262] &lt;= 5; 1.5;     IF ([.E262] &lt;= 8.5; 2.5;     IF ([.E262] &lt;= 14; 4;     IF ([.E262] &lt;= 21; 6; 10)))));  IF ([.D262] &lt;= 4;     IF ([.E262] &lt;= 1.5; 1;     IF ([.E262] &lt;= 2.5; 1.5;     IF ([.E262] &lt;= 4; 2.5;     IF ([.E262] &lt;= 7; 4;     IF ([.E262] &lt;= 10.5; 6; 10)))));  IF ([.D262] &lt;= 6;     IF ([.E262] &lt;= 1.5; 1.5;     IF ([.E262] &lt;= 2.5; 2.5;     IF ([.E262] &lt;= 4.5; 4;     IF ([.E262] &lt;= 7; 6; 10))));  IF ([.D262] &lt;= 10;     IF ([.E262] &lt;= 1.5; 2.5;     IF ([.E262] &lt;= 2.5; 4;     IF ([.E262] &lt;= 4; 6;     IF ([.E262] &lt;= 7; 10;     IF ([.E262] &lt;= 10.5; 16;     IF ([.E262] &lt;= 17.5; 25;     IF ([.E262] &lt;= 24; 35; 50)))))));  IF ([.D262] &lt;= 15;     IF ([.E262] &lt;= 1; 2.5;     IF ([.E262] &lt;= 1.5; 4;     IF ([.E262] &lt;= 2.5; 6;     IF ([.E262] &lt;= 4.5; 10;     IF ([.E262] &lt;= 7; 16;     IF ([.E262] &lt;= 11.5; 25;     IF ([.E262] &lt;= 16; 35; 50)))))));  IF ([.D262] &lt;= 25;     IF ([.E262] &lt;= 1; 4;     IF ([.E262] &lt;= 1.5; 6;     IF ([.E262] &lt;= 2.5; 10;     IF ([.E262] &lt;= 4; 16;     IF ([.E262] &lt;= 7; 25;     IF ([.E262] &lt;= 9.5; 35; 50))))));  IF ([.D262] &lt;= 30;     IF ([.E262] &lt;= 1; 6;     IF ([.E262] &lt;= 2; 10;     IF ([.E262] &lt;= 3.5; 16;     IF ([.E262] &lt;= 5.4; 25;     IF ([.E262] &lt;= 8; 35; 50)))));  IF ([.D262] &lt;= 40;     IF ([.E262] &lt;= 1.5; 10;     IF ([.E262] &lt;= 2.5; 16;     IF ([.E262] &lt;= 4; 25;     IF ([.E262] &lt;= 6; 35; 50))));  &quot;Way too heavy&quot; ))))))))); &quot;&quot;)" office:value-type="float" office:value="2.5" calcext:value-type="float">
            <text:p>2.5</text:p>
          </table:table-cell>
          <table:table-cell table:style-name="ce30" table:formula="of:= IF (ISNUMBER([.D262]); [.D262] * (CopperResistivity * [.E262] / ([.G262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63]); [.E263]+Buffer; &quot;&quot;)">
            <text:p/>
          </table:covered-table-cell>
          <table:table-cell/>
          <table:table-cell table:style-name="ce30" table:formula="of:= IF (ISNUMBER([.D263]); [.D263] * (CopperResistivity * [.E263] / ([.G2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64]); [.E264]+Buffer; &quot;&quot;)">
            <text:p/>
          </table:table-cell>
          <table:table-cell/>
          <table:table-cell table:style-name="ce30" table:formula="of:= IF (ISNUMBER([.D264]); [.D264] * (CopperResistivity * [.E264] / ([.G2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4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265]); [.E26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65]); [.D265] * (CopperResistivity * [.E265] / ([.G26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ых</text:p>
          </table:table-cell>
          <table:covered-table-cell/>
          <table:covered-table-cell table:style-name="ce19"/>
          <table:covered-table-cell/>
          <table:covered-table-cell table:formula="of:=IF(ISNUMBER([.E266]); [.E266]+Buffer; &quot;&quot;)">
            <text:p/>
          </table:covered-table-cell>
          <table:table-cell/>
          <table:table-cell table:style-name="ce30" table:formula="of:= IF (ISNUMBER([.D266]); [.D266] * (CopperResistivity * [.E266] / ([.G2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67]); [.E267]+Buffer; &quot;&quot;)">
            <text:p/>
          </table:table-cell>
          <table:table-cell/>
          <table:table-cell table:style-name="ce30" table:formula="of:= IF (ISNUMBER([.D267]); [.D267] * (CopperResistivity * [.E267] / ([.G2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10" calcext:value-type="float" table:number-columns-spanned="1" table:number-rows-spanned="3">
            <text:p>1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268]); [.E268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68]); [.D268] * (CopperResistivity * [.E268] / ([.G268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6’</text:p>
          </table:table-cell>
          <table:covered-table-cell/>
          <table:covered-table-cell table:style-name="ce19"/>
          <table:covered-table-cell/>
          <table:covered-table-cell table:formula="of:=IF(ISNUMBER([.E269]); [.E269]+Buffer; &quot;&quot;)">
            <text:p/>
          </table:covered-table-cell>
          <table:table-cell/>
          <table:table-cell table:style-name="ce30" table:formula="of:= IF (ISNUMBER([.D269]); [.D269] * (CopperResistivity * [.E269] / ([.G2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ых</text:p>
          </table:table-cell>
          <table:covered-table-cell/>
          <table:covered-table-cell table:style-name="ce19"/>
          <table:covered-table-cell/>
          <table:covered-table-cell table:formula="of:=IF(ISNUMBER([.E270]); [.E270]+Buffer; &quot;&quot;)">
            <text:p/>
          </table:covered-table-cell>
          <table:table-cell/>
          <table:table-cell table:style-name="ce30" table:formula="of:= IF (ISNUMBER([.D270]); [.D270] * (CopperResistivity * [.E270] / ([.G2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71]); [.E271]+Buffer; &quot;&quot;)">
            <text:p/>
          </table:table-cell>
          <table:table-cell/>
          <table:table-cell table:style-name="ce30" table:formula="of:= IF (ISNUMBER([.D271]); [.D271] * (CopperResistivity * [.E271] / ([.G2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ереключатель поворотников и света ‘9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5" calcext:value-type="float" table:number-columns-spanned="1" table:number-rows-spanned="3">
            <text:p>15.00</text:p>
          </table:table-cell>
          <table:table-cell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formula="of:=IF(ISNUMBER([.E272]); [.E272]+Buffer; &quot;&quot;)" office:value-type="float" office:value="1.95" calcext:value-type="float" table:number-columns-spanned="1" table:number-rows-spanned="3">
            <text:p>1.9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72]); [.D272] * (CopperResistivity * [.E272] / ([.G272] * 0.000001)) / 12; &quot;&quot;)" office:value-type="percentage" office:value="0.01305" calcext:value-type="percentage">
            <text:p>1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4’</text:p>
          </table:table-cell>
          <table:covered-table-cell/>
          <table:covered-table-cell table:style-name="ce19"/>
          <table:covered-table-cell/>
          <table:covered-table-cell table:formula="of:=IF(ISNUMBER([.E273]); [.E273]+Buffer; &quot;&quot;)">
            <text:p/>
          </table:covered-table-cell>
          <table:table-cell/>
          <table:table-cell table:style-name="ce30" table:formula="of:= IF (ISNUMBER([.D273]); [.D273] * (CopperResistivity * [.E273] / ([.G2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ход</text:p>
          </table:table-cell>
          <table:covered-table-cell/>
          <table:covered-table-cell table:style-name="ce19"/>
          <table:covered-table-cell/>
          <table:covered-table-cell table:formula="of:=IF(ISNUMBER([.E274]); [.E274]+Buffer; &quot;&quot;)">
            <text:p/>
          </table:covered-table-cell>
          <table:table-cell/>
          <table:table-cell table:style-name="ce30" table:formula="of:= IF (ISNUMBER([.D274]); [.D274] * (CopperResistivity * [.E274] / ([.G2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75]); [.E275]+Buffer; &quot;&quot;)">
            <text:p/>
          </table:table-cell>
          <table:table-cell/>
          <table:table-cell table:style-name="ce30" table:formula="of:= IF (ISNUMBER([.D275]); [.D275] * (CopperResistivity * [.E275] / ([.G2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индикатора ручного тормоз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Height+Len2/2+Width" office:value-type="float" office:value="3.4" calcext:value-type="float" table:number-columns-spanned="1" table:number-rows-spanned="2">
            <text:p>3.40</text:p>
          </table:table-cell>
          <table:table-cell table:formula="of:=IF(ISNUMBER([.E276]); [.E276]+Buffer; &quot;&quot;)" office:value-type="float" office:value="3.9" calcext:value-type="float" table:number-columns-spanned="1" table:number-rows-spanned="2">
            <text:p>3.9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76]); [.D276] * (CopperResistivity * [.E276] / ([.G276] * 0.000001)) / 12; &quot;&quot;)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77]); [.E277]+Buffer; &quot;&quot;)">
            <text:p/>
          </table:covered-table-cell>
          <table:table-cell/>
          <table:table-cell table:style-name="ce30" table:formula="of:= IF (ISNUMBER([.D277]); [.D277] * (CopperResistivity * [.E277] / ([.G2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78]); [.E278]+Buffer; &quot;&quot;)">
            <text:p/>
          </table:table-cell>
          <table:table-cell table:formula="of:=IF(ISNUMBER([.D278]); IF ([.D278] &lt;= 1;     IF ([.E278] &lt;= 7; 1;     IF ([.E278] &lt;= 10; 1.5;     IF ([.E278] &lt;= 17; 2.5;     IF ([.E278] &lt;= 28; 4;     IF ([.E278] &lt;= 42; 6; 10)))));  IF ([.D278] &lt;= 2;     IF ([.E278] &lt;= 1.5; 1;     IF ([.E278] &lt;= 5; 1.5;     IF ([.E278] &lt;= 8.5; 2.5;     IF ([.E278] &lt;= 14; 4;     IF ([.E278] &lt;= 21; 6; 10)))));  IF ([.D278] &lt;= 4;     IF ([.E278] &lt;= 1.5; 1;     IF ([.E278] &lt;= 2.5; 1.5;     IF ([.E278] &lt;= 4; 2.5;     IF ([.E278] &lt;= 7; 4;     IF ([.E278] &lt;= 10.5; 6; 10)))));  IF ([.D278] &lt;= 6;     IF ([.E278] &lt;= 1.5; 1.5;     IF ([.E278] &lt;= 2.5; 2.5;     IF ([.E278] &lt;= 4.5; 4;     IF ([.E278] &lt;= 7; 6; 10))));  IF ([.D278] &lt;= 10;     IF ([.E278] &lt;= 1.5; 2.5;     IF ([.E278] &lt;= 2.5; 4;     IF ([.E278] &lt;= 4; 6;     IF ([.E278] &lt;= 7; 10;     IF ([.E278] &lt;= 10.5; 16;     IF ([.E278] &lt;= 17.5; 25;     IF ([.E278] &lt;= 24; 35; 50)))))));  IF ([.D278] &lt;= 15;     IF ([.E278] &lt;= 1; 2.5;     IF ([.E278] &lt;= 1.5; 4;     IF ([.E278] &lt;= 2.5; 6;     IF ([.E278] &lt;= 4.5; 10;     IF ([.E278] &lt;= 7; 16;     IF ([.E278] &lt;= 11.5; 25;     IF ([.E278] &lt;= 16; 35; 50)))))));  IF ([.D278] &lt;= 25;     IF ([.E278] &lt;= 1; 4;     IF ([.E278] &lt;= 1.5; 6;     IF ([.E278] &lt;= 2.5; 10;     IF ([.E278] &lt;= 4; 16;     IF ([.E278] &lt;= 7; 25;     IF ([.E278] &lt;= 9.5; 35; 50))))));  IF ([.D278] &lt;= 30;     IF ([.E278] &lt;= 1; 6;     IF ([.E278] &lt;= 2; 10;     IF ([.E278] &lt;= 3.5; 16;     IF ([.E278] &lt;= 5.4; 25;     IF ([.E278] &lt;= 8; 35; 50)))));  IF ([.D278] &lt;= 40;     IF ([.E278] &lt;= 1.5; 10;     IF ([.E278] &lt;= 2.5; 16;     IF ([.E278] &lt;= 4; 25;     IF ([.E278] &lt;= 6; 35; 50))));  &quot;Way too heavy&quot; ))))))))); &quot;&quot;)">
            <text:p/>
          </table:table-cell>
          <table:table-cell table:style-name="ce30" table:formula="of:= IF (ISNUMBER([.D278]); [.D278] * (CopperResistivity * [.E278] / ([.G2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Выключатель индикатора ручного тормоза ‘2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79]); [.E279]+Buffer; &quot;&quot;)" table:number-columns-spanned="1" table:number-rows-spanned="2">
            <text:p/>
          </table:table-cell>
          <table:table-cell table:formula="of:=IF(ISNUMBER([.D279]); IF ([.D279] &lt;= 1;     IF ([.E279] &lt;= 7; 1;     IF ([.E279] &lt;= 10; 1.5;     IF ([.E279] &lt;= 17; 2.5;     IF ([.E279] &lt;= 28; 4;     IF ([.E279] &lt;= 42; 6; 10)))));  IF ([.D279] &lt;= 2;     IF ([.E279] &lt;= 1.5; 1;     IF ([.E279] &lt;= 5; 1.5;     IF ([.E279] &lt;= 8.5; 2.5;     IF ([.E279] &lt;= 14; 4;     IF ([.E279] &lt;= 21; 6; 10)))));  IF ([.D279] &lt;= 4;     IF ([.E279] &lt;= 1.5; 1;     IF ([.E279] &lt;= 2.5; 1.5;     IF ([.E279] &lt;= 4; 2.5;     IF ([.E279] &lt;= 7; 4;     IF ([.E279] &lt;= 10.5; 6; 10)))));  IF ([.D279] &lt;= 6;     IF ([.E279] &lt;= 1.5; 1.5;     IF ([.E279] &lt;= 2.5; 2.5;     IF ([.E279] &lt;= 4.5; 4;     IF ([.E279] &lt;= 7; 6; 10))));  IF ([.D279] &lt;= 10;     IF ([.E279] &lt;= 1.5; 2.5;     IF ([.E279] &lt;= 2.5; 4;     IF ([.E279] &lt;= 4; 6;     IF ([.E279] &lt;= 7; 10;     IF ([.E279] &lt;= 10.5; 16;     IF ([.E279] &lt;= 17.5; 25;     IF ([.E279] &lt;= 24; 35; 50)))))));  IF ([.D279] &lt;= 15;     IF ([.E279] &lt;= 1; 2.5;     IF ([.E279] &lt;= 1.5; 4;     IF ([.E279] &lt;= 2.5; 6;     IF ([.E279] &lt;= 4.5; 10;     IF ([.E279] &lt;= 7; 16;     IF ([.E279] &lt;= 11.5; 25;     IF ([.E279] &lt;= 16; 35; 50)))))));  IF ([.D279] &lt;= 25;     IF ([.E279] &lt;= 1; 4;     IF ([.E279] &lt;= 1.5; 6;     IF ([.E279] &lt;= 2.5; 10;     IF ([.E279] &lt;= 4; 16;     IF ([.E279] &lt;= 7; 25;     IF ([.E279] &lt;= 9.5; 35; 50))))));  IF ([.D279] &lt;= 30;     IF ([.E279] &lt;= 1; 6;     IF ([.E279] &lt;= 2; 10;     IF ([.E279] &lt;= 3.5; 16;     IF ([.E279] &lt;= 5.4; 25;     IF ([.E279] &lt;= 8; 35; 50)))));  IF ([.D279] &lt;= 40;     IF ([.E279] &lt;= 1.5; 10;     IF ([.E279] &lt;= 2.5; 16;     IF ([.E279] &lt;= 4; 25;     IF ([.E279] &lt;= 6; 35; 50))));  &quot;Way too heavy&quot; ))))))))); &quot;&quot;)">
            <text:p/>
          </table:table-cell>
          <table:table-cell table:style-name="ce30" table:formula="of:= IF (ISNUMBER([.D279]); [.D279] * (CopperResistivity * [.E279] / ([.G2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4’</text:p>
          </table:table-cell>
          <table:covered-table-cell/>
          <table:covered-table-cell table:style-name="ce19"/>
          <table:covered-table-cell/>
          <table:covered-table-cell table:formula="of:=IF(ISNUMBER([.E280]); [.E280]+Buffer; &quot;&quot;)">
            <text:p/>
          </table:covered-table-cell>
          <table:table-cell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30" table:formula="of:= IF (ISNUMBER([.D280]); [.D280] * (CopperResistivity * [.E280] / ([.G2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81]); [.E281]+Buffer; &quot;&quot;)">
            <text:p/>
          </table:table-cell>
          <table:table-cell/>
          <table:table-cell table:style-name="ce30" table:formula="of:= IF (ISNUMBER([.D281]); [.D281] * (CopperResistivity * [.E281] / ([.G2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Мотор стеклоочистителя ‘1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formula="of:=IF(ISNUMBER([.E282]); [.E282]+Buffer; &quot;&quot;)" office:value-type="float" office:value="5.1" calcext:value-type="float" table:number-columns-spanned="1" table:number-rows-spanned="2">
            <text:p>5.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82]); [.D282] * (CopperResistivity * [.E282] / ([.G282] * 0.000001)) / 12; &quot;&quot;)" office:value-type="percentage" office:value="0.0276" calcext:value-type="percentage">
            <text:p>2.7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ых</text:p>
          </table:table-cell>
          <table:covered-table-cell/>
          <table:covered-table-cell table:style-name="ce19"/>
          <table:covered-table-cell/>
          <table:covered-table-cell table:formula="of:=IF(ISNUMBER([.E283]); [.E283]+Buffer; &quot;&quot;)">
            <text:p/>
          </table:covered-table-cell>
          <table:table-cell/>
          <table:table-cell table:style-name="ce30" table:formula="of:= IF (ISNUMBER([.D283]); [.D283] * (CopperResistivity * [.E283] / ([.G2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84]); [.E284]+Buffer; &quot;&quot;)">
            <text:p/>
          </table:table-cell>
          <table:table-cell/>
          <table:table-cell table:style-name="ce30" table:formula="of:= IF (ISNUMBER([.D284]); [.D284] * (CopperResistivity * [.E284] / ([.G2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дних ПТФ ‘U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285]); [.E285]+Buffer; &quot;&quot;)" table:number-columns-spanned="1" table:number-rows-spanned="2">
            <text:p/>
          </table:table-cell>
          <table:table-cell table:formula="of:=IF(ISNUMBER([.D285]); IF ([.D285] &lt;= 1;     IF ([.E285] &lt;= 7; 1;     IF ([.E285] &lt;= 10; 1.5;     IF ([.E285] &lt;= 17; 2.5;     IF ([.E285] &lt;= 28; 4;     IF ([.E285] &lt;= 42; 6; 10)))));  IF ([.D285] &lt;= 2;     IF ([.E285] &lt;= 1.5; 1;     IF ([.E285] &lt;= 5; 1.5;     IF ([.E285] &lt;= 8.5; 2.5;     IF ([.E285] &lt;= 14; 4;     IF ([.E285] &lt;= 21; 6; 10)))));  IF ([.D285] &lt;= 4;     IF ([.E285] &lt;= 1.5; 1;     IF ([.E285] &lt;= 2.5; 1.5;     IF ([.E285] &lt;= 4; 2.5;     IF ([.E285] &lt;= 7; 4;     IF ([.E285] &lt;= 10.5; 6; 10)))));  IF ([.D285] &lt;= 6;     IF ([.E285] &lt;= 1.5; 1.5;     IF ([.E285] &lt;= 2.5; 2.5;     IF ([.E285] &lt;= 4.5; 4;     IF ([.E285] &lt;= 7; 6; 10))));  IF ([.D285] &lt;= 10;     IF ([.E285] &lt;= 1.5; 2.5;     IF ([.E285] &lt;= 2.5; 4;     IF ([.E285] &lt;= 4; 6;     IF ([.E285] &lt;= 7; 10;     IF ([.E285] &lt;= 10.5; 16;     IF ([.E285] &lt;= 17.5; 25;     IF ([.E285] &lt;= 24; 35; 50)))))));  IF ([.D285] &lt;= 15;     IF ([.E285] &lt;= 1; 2.5;     IF ([.E285] &lt;= 1.5; 4;     IF ([.E285] &lt;= 2.5; 6;     IF ([.E285] &lt;= 4.5; 10;     IF ([.E285] &lt;= 7; 16;     IF ([.E285] &lt;= 11.5; 25;     IF ([.E285] &lt;= 16; 35; 50)))))));  IF ([.D285] &lt;= 25;     IF ([.E285] &lt;= 1; 4;     IF ([.E285] &lt;= 1.5; 6;     IF ([.E285] &lt;= 2.5; 10;     IF ([.E285] &lt;= 4; 16;     IF ([.E285] &lt;= 7; 25;     IF ([.E285] &lt;= 9.5; 35; 50))))));  IF ([.D285] &lt;= 30;     IF ([.E285] &lt;= 1; 6;     IF ([.E285] &lt;= 2; 10;     IF ([.E285] &lt;= 3.5; 16;     IF ([.E285] &lt;= 5.4; 25;     IF ([.E285] &lt;= 8; 35; 50)))));  IF ([.D285] &lt;= 40;     IF ([.E285] &lt;= 1.5; 10;     IF ([.E285] &lt;= 2.5; 16;     IF ([.E285] &lt;= 4; 25;     IF ([.E285] &lt;= 6; 35; 50))));  &quot;Way too heavy&quot; ))))))))); &quot;&quot;)">
            <text:p/>
          </table:table-cell>
          <table:table-cell table:style-name="ce30" table:formula="of:= IF (ISNUMBER([.D285]); [.D285] * (CopperResistivity * [.E285] / ([.G2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19"/>
          <table:covered-table-cell/>
          <table:covered-table-cell table:formula="of:=IF(ISNUMBER([.E286]); [.E286]+Buffer; &quot;&quot;)">
            <text:p/>
          </table:covered-table-cell>
          <table:table-cell table:formula="of:=IF(ISNUMBER([.D286]); IF ([.D286] &lt;= 1;     IF ([.E286] &lt;= 7; 1;     IF ([.E286] &lt;= 10; 1.5;     IF ([.E286] &lt;= 17; 2.5;     IF ([.E286] &lt;= 28; 4;     IF ([.E286] &lt;= 42; 6; 10)))));  IF ([.D286] &lt;= 2;     IF ([.E286] &lt;= 1.5; 1;     IF ([.E286] &lt;= 5; 1.5;     IF ([.E286] &lt;= 8.5; 2.5;     IF ([.E286] &lt;= 14; 4;     IF ([.E286] &lt;= 21; 6; 10)))));  IF ([.D286] &lt;= 4;     IF ([.E286] &lt;= 1.5; 1;     IF ([.E286] &lt;= 2.5; 1.5;     IF ([.E286] &lt;= 4; 2.5;     IF ([.E286] &lt;= 7; 4;     IF ([.E286] &lt;= 10.5; 6; 10)))));  IF ([.D286] &lt;= 6;     IF ([.E286] &lt;= 1.5; 1.5;     IF ([.E286] &lt;= 2.5; 2.5;     IF ([.E286] &lt;= 4.5; 4;     IF ([.E286] &lt;= 7; 6; 10))));  IF ([.D286] &lt;= 10;     IF ([.E286] &lt;= 1.5; 2.5;     IF ([.E286] &lt;= 2.5; 4;     IF ([.E286] &lt;= 4; 6;     IF ([.E286] &lt;= 7; 10;     IF ([.E286] &lt;= 10.5; 16;     IF ([.E286] &lt;= 17.5; 25;     IF ([.E286] &lt;= 24; 35; 50)))))));  IF ([.D286] &lt;= 15;     IF ([.E286] &lt;= 1; 2.5;     IF ([.E286] &lt;= 1.5; 4;     IF ([.E286] &lt;= 2.5; 6;     IF ([.E286] &lt;= 4.5; 10;     IF ([.E286] &lt;= 7; 16;     IF ([.E286] &lt;= 11.5; 25;     IF ([.E286] &lt;= 16; 35; 50)))))));  IF ([.D286] &lt;= 25;     IF ([.E286] &lt;= 1; 4;     IF ([.E286] &lt;= 1.5; 6;     IF ([.E286] &lt;= 2.5; 10;     IF ([.E286] &lt;= 4; 16;     IF ([.E286] &lt;= 7; 25;     IF ([.E286] &lt;= 9.5; 35; 50))))));  IF ([.D286] &lt;= 30;     IF ([.E286] &lt;= 1; 6;     IF ([.E286] &lt;= 2; 10;     IF ([.E286] &lt;= 3.5; 16;     IF ([.E286] &lt;= 5.4; 25;     IF ([.E286] &lt;= 8; 35; 50)))));  IF ([.D286] &lt;= 40;     IF ([.E286] &lt;= 1.5; 10;     IF ([.E286] &lt;= 2.5; 16;     IF ([.E286] &lt;= 4; 25;     IF ([.E286] &lt;= 6; 35; 50))));  &quot;Way too heavy&quot; ))))))))); &quot;&quot;)">
            <text:p/>
          </table:table-cell>
          <table:table-cell table:style-name="ce30" table:formula="of:= IF (ISNUMBER([.D286]); [.D286] * (CopperResistivity * [.E286] / ([.G2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87]); [.E287]+Buffer; &quot;&quot;)">
            <text:p/>
          </table:table-cell>
          <table:table-cell/>
          <table:table-cell table:style-name="ce30" table:formula="of:= IF (ISNUMBER([.D287]); [.D287] * (CopperResistivity * [.E287] / ([.G2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дних ПТФ ‘S’</text:p>
          </table:table-cell>
          <table:table-cell office:value-type="string" calcext:value-type="string" table:number-columns-spanned="1" table:number-rows-spanned="3">
            <text:p>Серый</text:p>
          </table:table-cell>
          <table:table-cell table:style-name="ce19" office:value-type="float" office:value="1" calcext:value-type="float" table:number-columns-spanned="1" table:number-rows-spanned="3">
            <text:p>1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88]); [.E288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88]); [.D288] * (CopperResistivity * [.E288] / ([.G28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2’</text:p>
          </table:table-cell>
          <table:covered-table-cell/>
          <table:covered-table-cell table:style-name="ce19"/>
          <table:covered-table-cell/>
          <table:covered-table-cell table:formula="of:=IF(ISNUMBER([.E289]); [.E289]+Buffer; &quot;&quot;)">
            <text:p/>
          </table:covered-table-cell>
          <table:table-cell/>
          <table:table-cell table:style-name="ce30" table:formula="of:= IF (ISNUMBER([.D289]); [.D289] * (CopperResistivity * [.E289] / ([.G2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90]); [.E290]+Buffer; &quot;&quot;)">
            <text:p/>
          </table:covered-table-cell>
          <table:table-cell/>
          <table:table-cell table:style-name="ce30" table:formula="of:= IF (ISNUMBER([.D290]); [.D290] * (CopperResistivity * [.E290] / ([.G2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91]); [.E291]+Buffer; &quot;&quot;)">
            <text:p/>
          </table:table-cell>
          <table:table-cell/>
          <table:table-cell table:style-name="ce30" table:formula="of:= IF (ISNUMBER([.D291]); [.D291] * (CopperResistivity * [.E291] / ([.G2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игнала торможения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formula="of:=IF(ISNUMBER([.E292]); [.E292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92]); [.D292] * (CopperResistivity * [.E292] / ([.G292] * 0.000001)) / 12; &quot;&quot;)" office:value-type="percentage" office:value="0.0198" calcext:value-type="percentage">
            <text:p>1.9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ых</text:p>
          </table:table-cell>
          <table:covered-table-cell/>
          <table:covered-table-cell table:style-name="ce19"/>
          <table:covered-table-cell/>
          <table:covered-table-cell table:formula="of:=IF(ISNUMBER([.E293]); [.E293]+Buffer; &quot;&quot;)">
            <text:p/>
          </table:covered-table-cell>
          <table:table-cell/>
          <table:table-cell table:style-name="ce30" table:formula="of:= IF (ISNUMBER([.D293]); [.D293] * (CopperResistivity * [.E293] / ([.G2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94]); [.E294]+Buffer; &quot;&quot;)">
            <text:p/>
          </table:table-cell>
          <table:table-cell/>
          <table:table-cell table:style-name="ce30" table:formula="of:= IF (ISNUMBER([.D294]); [.D294] * (CopperResistivity * [.E294] / ([.G2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игнала торможения ‘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Height+Len2" office:value-type="float" office:value="2.7" calcext:value-type="float" table:number-columns-spanned="1" table:number-rows-spanned="2">
            <text:p>2.70</text:p>
          </table:table-cell>
          <table:table-cell table:formula="of:=IF(ISNUMBER([.E295]); [.E295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295]); [.D295] * (CopperResistivity * [.E295] / ([.G295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сигналам торможения и доп-сигналу торможения</text:p>
          </table:table-cell>
          <table:covered-table-cell/>
          <table:covered-table-cell table:style-name="ce19"/>
          <table:covered-table-cell/>
          <table:covered-table-cell table:formula="of:=IF(ISNUMBER([.E296]); [.E296]+Buffer; &quot;&quot;)">
            <text:p/>
          </table:covered-table-cell>
          <table:table-cell/>
          <table:table-cell table:style-name="ce30" table:formula="of:= IF (ISNUMBER([.D296]); [.D296] * (CopperResistivity * [.E296] / ([.G2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297]); [.E297]+Buffer; &quot;&quot;)">
            <text:p/>
          </table:table-cell>
          <table:table-cell/>
          <table:table-cell table:style-name="ce30" table:formula="of:= IF (ISNUMBER([.D297]); [.D297] * (CopperResistivity * [.E297] / ([.G2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вуковых сигналов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98]); [.E29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298]); [.D298] * (CopperResistivity * [.E298] / ([.G298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299]); [.E299]+Buffer; &quot;&quot;)">
            <text:p/>
          </table:covered-table-cell>
          <table:table-cell/>
          <table:table-cell table:style-name="ce30" table:formula="of:= IF (ISNUMBER([.D299]); [.D299] * (CopperResistivity * [.E299] / ([.G2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00]); [.E300]+Buffer; &quot;&quot;)">
            <text:p/>
          </table:table-cell>
          <table:table-cell/>
          <table:table-cell table:style-name="ce30" table:formula="of:= IF (ISNUMBER([.D300]); [.D300] * (CopperResistivity * [.E300] / ([.G3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3’</text:p>
          </table:table-cell>
          <table:table-cell office:value-type="string" calcext:value-type="string" table:number-columns-spanned="1" table:number-rows-spanned="3">
            <text:p>Сини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01]); [.E301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301]); IF ([.D301] &lt;= 1;     IF ([.E301] &lt;= 7; 1;     IF ([.E301] &lt;= 10; 1.5;     IF ([.E301] &lt;= 17; 2.5;     IF ([.E301] &lt;= 28; 4;     IF ([.E301] &lt;= 42; 6; 10)))));  IF ([.D301] &lt;= 2;     IF ([.E301] &lt;= 1.5; 1;     IF ([.E301] &lt;= 5; 1.5;     IF ([.E301] &lt;= 8.5; 2.5;     IF ([.E301] &lt;= 14; 4;     IF ([.E301] &lt;= 21; 6; 10)))));  IF ([.D301] &lt;= 4;     IF ([.E301] &lt;= 1.5; 1;     IF ([.E301] &lt;= 2.5; 1.5;     IF ([.E301] &lt;= 4; 2.5;     IF ([.E301] &lt;= 7; 4;     IF ([.E301] &lt;= 10.5; 6; 10)))));  IF ([.D301] &lt;= 6;     IF ([.E301] &lt;= 1.5; 1.5;     IF ([.E301] &lt;= 2.5; 2.5;     IF ([.E301] &lt;= 4.5; 4;     IF ([.E301] &lt;= 7; 6; 10))));  IF ([.D301] &lt;= 10;     IF ([.E301] &lt;= 1.5; 2.5;     IF ([.E301] &lt;= 2.5; 4;     IF ([.E301] &lt;= 4; 6;     IF ([.E301] &lt;= 7; 10;     IF ([.E301] &lt;= 10.5; 16;     IF ([.E301] &lt;= 17.5; 25;     IF ([.E301] &lt;= 24; 35; 50)))))));  IF ([.D301] &lt;= 15;     IF ([.E301] &lt;= 1; 2.5;     IF ([.E301] &lt;= 1.5; 4;     IF ([.E301] &lt;= 2.5; 6;     IF ([.E301] &lt;= 4.5; 10;     IF ([.E301] &lt;= 7; 16;     IF ([.E301] &lt;= 11.5; 25;     IF ([.E301] &lt;= 16; 35; 50)))))));  IF ([.D301] &lt;= 25;     IF ([.E301] &lt;= 1; 4;     IF ([.E301] &lt;= 1.5; 6;     IF ([.E301] &lt;= 2.5; 10;     IF ([.E301] &lt;= 4; 16;     IF ([.E301] &lt;= 7; 25;     IF ([.E301] &lt;= 9.5; 35; 50))))));  IF ([.D301] &lt;= 30;     IF ([.E301] &lt;= 1; 6;     IF ([.E301] &lt;= 2; 10;     IF ([.E301] &lt;= 3.5; 16;     IF ([.E301] &lt;= 5.4; 25;     IF ([.E301] &lt;= 8; 35; 50)))));  IF ([.D301] &lt;= 40;     IF ([.E301] &lt;= 1.5; 10;     IF ([.E301] &lt;= 2.5; 16;     IF ([.E301] &lt;= 4; 25;     IF ([.E301] &lt;= 6; 35; 50))));  &quot;Way too heavy&quot; ))))))))); &quot;&quot;)" office:value-type="float" office:value="16" calcext:value-type="float">
            <text:p>16</text:p>
          </table:table-cell>
          <table:table-cell table:style-name="ce30" table:formula="of:= IF (ISNUMBER([.D301]); [.D301] * (CopperResistivity * [.E301] / ([.G301] * 0.000001)) / 12; &quot;&quot;)" office:value-type="percentage" office:value="0.00525" calcext:value-type="percentage">
            <text:p>0.5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ход</text:p>
          </table:table-cell>
          <table:covered-table-cell/>
          <table:covered-table-cell table:style-name="ce19"/>
          <table:covered-table-cell/>
          <table:covered-table-cell table:formula="of:=IF(ISNUMBER([.E302]); [.E302]+Buffer; &quot;&quot;)">
            <text:p/>
          </table:covered-table-cell>
          <table:table-cell/>
          <table:table-cell table:style-name="ce30" table:formula="of:= IF (ISNUMBER([.D302]); [.D302] * (CopperResistivity * [.E302] / ([.G3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ход</text:p>
          </table:table-cell>
          <table:covered-table-cell/>
          <table:covered-table-cell table:style-name="ce19"/>
          <table:covered-table-cell/>
          <table:covered-table-cell table:formula="of:=IF(ISNUMBER([.E303]); [.E303]+Buffer; &quot;&quot;)">
            <text:p/>
          </table:covered-table-cell>
          <table:table-cell/>
          <table:table-cell table:style-name="ce30" table:formula="of:= IF (ISNUMBER([.D303]); [.D303] * (CopperResistivity * [.E303] / ([.G3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04]); [.E304]+Buffer; &quot;&quot;)">
            <text:p/>
          </table:table-cell>
          <table:table-cell table:formula="of:=IF(ISNUMBER([.D304]); IF ([.D304] &lt;= 1;     IF ([.E304] &lt;= 7; 1;     IF ([.E304] &lt;= 10; 1.5;     IF ([.E304] &lt;= 17; 2.5;     IF ([.E304] &lt;= 28; 4;     IF ([.E304] &lt;= 42; 6; 10)))));  IF ([.D304] &lt;= 2;     IF ([.E304] &lt;= 1.5; 1;     IF ([.E304] &lt;= 5; 1.5;     IF ([.E304] &lt;= 8.5; 2.5;     IF ([.E304] &lt;= 14; 4;     IF ([.E304] &lt;= 21; 6; 10)))));  IF ([.D304] &lt;= 4;     IF ([.E304] &lt;= 1.5; 1;     IF ([.E304] &lt;= 2.5; 1.5;     IF ([.E304] &lt;= 4; 2.5;     IF ([.E304] &lt;= 7; 4;     IF ([.E304] &lt;= 10.5; 6; 10)))));  IF ([.D304] &lt;= 6;     IF ([.E304] &lt;= 1.5; 1.5;     IF ([.E304] &lt;= 2.5; 2.5;     IF ([.E304] &lt;= 4.5; 4;     IF ([.E304] &lt;= 7; 6; 10))));  IF ([.D304] &lt;= 10;     IF ([.E304] &lt;= 1.5; 2.5;     IF ([.E304] &lt;= 2.5; 4;     IF ([.E304] &lt;= 4; 6;     IF ([.E304] &lt;= 7; 10;     IF ([.E304] &lt;= 10.5; 16;     IF ([.E304] &lt;= 17.5; 25;     IF ([.E304] &lt;= 24; 35; 50)))))));  IF ([.D304] &lt;= 15;     IF ([.E304] &lt;= 1; 2.5;     IF ([.E304] &lt;= 1.5; 4;     IF ([.E304] &lt;= 2.5; 6;     IF ([.E304] &lt;= 4.5; 10;     IF ([.E304] &lt;= 7; 16;     IF ([.E304] &lt;= 11.5; 25;     IF ([.E304] &lt;= 16; 35; 50)))))));  IF ([.D304] &lt;= 25;     IF ([.E304] &lt;= 1; 4;     IF ([.E304] &lt;= 1.5; 6;     IF ([.E304] &lt;= 2.5; 10;     IF ([.E304] &lt;= 4; 16;     IF ([.E304] &lt;= 7; 25;     IF ([.E304] &lt;= 9.5; 35; 50))))));  IF ([.D304] &lt;= 30;     IF ([.E304] &lt;= 1; 6;     IF ([.E304] &lt;= 2; 10;     IF ([.E304] &lt;= 3.5; 16;     IF ([.E304] &lt;= 5.4; 25;     IF ([.E304] &lt;= 8; 35; 50)))));  IF ([.D304] &lt;= 40;     IF ([.E304] &lt;= 1.5; 10;     IF ([.E304] &lt;= 2.5; 16;     IF ([.E304] &lt;= 4; 25;     IF ([.E304] &lt;= 6; 35; 50))));  &quot;Way too heavy&quot; ))))))))); &quot;&quot;)">
            <text:p/>
          </table:table-cell>
          <table:table-cell table:style-name="ce30" table:formula="of:= IF (ISNUMBER([.D304]); [.D304] * (CopperResistivity * [.E304] / ([.G3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ЦПС ‘7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number-columns-spanned="1" table:number-rows-spanned="2"/>
          <table:table-cell table:formula="of:=IF(ISNUMBER([.E305]); [.E305]+Buffer; &quot;&quot;)" table:number-columns-spanned="1" table:number-rows-spanned="2">
            <text:p/>
          </table:table-cell>
          <table:table-cell table:formula="of:=IF(ISNUMBER([.D305]); IF ([.D305] &lt;= 1;     IF ([.E305] &lt;= 7; 1;     IF ([.E305] &lt;= 10; 1.5;     IF ([.E305] &lt;= 17; 2.5;     IF ([.E305] &lt;= 28; 4;     IF ([.E305] &lt;= 42; 6; 10)))));  IF ([.D305] &lt;= 2;     IF ([.E305] &lt;= 1.5; 1;     IF ([.E305] &lt;= 5; 1.5;     IF ([.E305] &lt;= 8.5; 2.5;     IF ([.E305] &lt;= 14; 4;     IF ([.E305] &lt;= 21; 6; 10)))));  IF ([.D305] &lt;= 4;     IF ([.E305] &lt;= 1.5; 1;     IF ([.E305] &lt;= 2.5; 1.5;     IF ([.E305] &lt;= 4; 2.5;     IF ([.E305] &lt;= 7; 4;     IF ([.E305] &lt;= 10.5; 6; 10)))));  IF ([.D305] &lt;= 6;     IF ([.E305] &lt;= 1.5; 1.5;     IF ([.E305] &lt;= 2.5; 2.5;     IF ([.E305] &lt;= 4.5; 4;     IF ([.E305] &lt;= 7; 6; 10))));  IF ([.D305] &lt;= 10;     IF ([.E305] &lt;= 1.5; 2.5;     IF ([.E305] &lt;= 2.5; 4;     IF ([.E305] &lt;= 4; 6;     IF ([.E305] &lt;= 7; 10;     IF ([.E305] &lt;= 10.5; 16;     IF ([.E305] &lt;= 17.5; 25;     IF ([.E305] &lt;= 24; 35; 50)))))));  IF ([.D305] &lt;= 15;     IF ([.E305] &lt;= 1; 2.5;     IF ([.E305] &lt;= 1.5; 4;     IF ([.E305] &lt;= 2.5; 6;     IF ([.E305] &lt;= 4.5; 10;     IF ([.E305] &lt;= 7; 16;     IF ([.E305] &lt;= 11.5; 25;     IF ([.E305] &lt;= 16; 35; 50)))))));  IF ([.D305] &lt;= 25;     IF ([.E305] &lt;= 1; 4;     IF ([.E305] &lt;= 1.5; 6;     IF ([.E305] &lt;= 2.5; 10;     IF ([.E305] &lt;= 4; 16;     IF ([.E305] &lt;= 7; 25;     IF ([.E305] &lt;= 9.5; 35; 50))))));  IF ([.D305] &lt;= 30;     IF ([.E305] &lt;= 1; 6;     IF ([.E305] &lt;= 2; 10;     IF ([.E305] &lt;= 3.5; 16;     IF ([.E305] &lt;= 5.4; 25;     IF ([.E305] &lt;= 8; 35; 50)))));  IF ([.D305] &lt;= 40;     IF ([.E305] &lt;= 1.5; 10;     IF ([.E305] &lt;= 2.5; 16;     IF ([.E305] &lt;= 4; 25;     IF ([.E305] &lt;= 6; 35; 50))));  &quot;Way too heavy&quot; ))))))))); &quot;&quot;)">
            <text:p/>
          </table:table-cell>
          <table:table-cell table:style-name="ce30" table:formula="of:= IF (ISNUMBER([.D305]); [.D305] * (CopperResistivity * [.E305] / ([.G3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7’</text:p>
          </table:table-cell>
          <table:covered-table-cell/>
          <table:covered-table-cell table:style-name="ce19"/>
          <table:covered-table-cell/>
          <table:covered-table-cell table:formula="of:=IF(ISNUMBER([.E306]); [.E306]+Buffer; &quot;&quot;)">
            <text:p/>
          </table:covered-table-cell>
          <table:table-cell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30" table:formula="of:= IF (ISNUMBER([.D306]); [.D306] * (CopperResistivity * [.E306] / ([.G3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07]); [.E307]+Buffer; &quot;&quot;)">
            <text:p/>
          </table:table-cell>
          <table:table-cell/>
          <table:table-cell table:style-name="ce30" table:formula="of:= IF (ISNUMBER([.D307]); [.D307] * (CopperResistivity * [.E307] / ([.G3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8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formula="of:=IF(ISNUMBER([.E308]); [.E308]+Buffer; &quot;&quot;)" office:value-type="float" office:value="6.5" calcext:value-type="float" table:number-columns-spanned="1" table:number-rows-spanned="3">
            <text:p>6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08]); [.D308] * (CopperResistivity * [.E308] / ([.G308] * 0.000001)) / 12; &quot;&quot;)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19"/>
          <table:covered-table-cell/>
          <table:covered-table-cell table:formula="of:=IF(ISNUMBER([.E309]); [.E309]+Buffer; &quot;&quot;)">
            <text:p/>
          </table:covered-table-cell>
          <table:table-cell/>
          <table:table-cell table:style-name="ce30" table:formula="of:= IF (ISNUMBER([.D309]); [.D309] * (CopperResistivity * [.E309] / ([.G3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выключателям плафона</text:p>
          </table:table-cell>
          <table:covered-table-cell/>
          <table:covered-table-cell table:style-name="ce19"/>
          <table:covered-table-cell/>
          <table:covered-table-cell table:formula="of:=IF(ISNUMBER([.E310]); [.E310]+Buffer; &quot;&quot;)">
            <text:p/>
          </table:covered-table-cell>
          <table:table-cell/>
          <table:table-cell table:style-name="ce30" table:formula="of:= IF (ISNUMBER([.D310]); [.D310] * (CopperResistivity * [.E310] / ([.G3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11]); [.E311]+Buffer; &quot;&quot;)">
            <text:p/>
          </table:table-cell>
          <table:table-cell/>
          <table:table-cell table:style-name="ce30" table:formula="of:= IF (ISNUMBER([.D311]); [.D311] * (CopperResistivity * [.E311] / ([.G3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9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formula="of:=IF(ISNUMBER([.E312]); [.E312]+Buffer; &quot;&quot;)" office:value-type="float" office:value="3.7" calcext:value-type="float" table:number-columns-spanned="1" table:number-rows-spanned="2">
            <text:p>3.7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12]); [.D312] * (CopperResistivity * [.E312] / ([.G312] * 0.000001)) / 12; &quot;&quot;)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плафону</text:p>
          </table:table-cell>
          <table:covered-table-cell/>
          <table:covered-table-cell table:style-name="ce19"/>
          <table:covered-table-cell/>
          <table:covered-table-cell table:formula="of:=IF(ISNUMBER([.E313]); [.E313]+Buffer; &quot;&quot;)">
            <text:p/>
          </table:covered-table-cell>
          <table:table-cell/>
          <table:table-cell table:style-name="ce30" table:formula="of:= IF (ISNUMBER([.D313]); [.D313] * (CopperResistivity * [.E313] / ([.G3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14]); [.E314]+Buffer; &quot;&quot;)">
            <text:p/>
          </table:table-cell>
          <table:table-cell/>
          <table:table-cell table:style-name="ce30" table:formula="of:= IF (ISNUMBER([.D314]); [.D314] * (CopperResistivity * [.E314] / ([.G3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L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15]); [.E31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15]); [.D315] * (CopperResistivity * [.E315] / ([.G315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ых</text:p>
          </table:table-cell>
          <table:covered-table-cell/>
          <table:covered-table-cell table:style-name="ce19"/>
          <table:covered-table-cell/>
          <table:covered-table-cell table:formula="of:=IF(ISNUMBER([.E316]); [.E316]+Buffer; &quot;&quot;)">
            <text:p/>
          </table:covered-table-cell>
          <table:table-cell/>
          <table:table-cell table:style-name="ce30" table:formula="of:= IF (ISNUMBER([.D316]); [.D316] * (CopperResistivity * [.E316] / ([.G3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17]); [.E317]+Buffer; &quot;&quot;)">
            <text:p/>
          </table:table-cell>
          <table:table-cell/>
          <table:table-cell table:style-name="ce30" table:formula="of:= IF (ISNUMBER([.D317]); [.D317] * (CopperResistivity * [.E317] / ([.G3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V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318]); [.E31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18]); [.D318] * (CopperResistivity * [.E318] / ([.G318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D’</text:p>
          </table:table-cell>
          <table:covered-table-cell/>
          <table:covered-table-cell table:style-name="ce19"/>
          <table:covered-table-cell/>
          <table:covered-table-cell table:formula="of:=IF(ISNUMBER([.E319]); [.E319]+Buffer; &quot;&quot;)">
            <text:p/>
          </table:covered-table-cell>
          <table:table-cell/>
          <table:table-cell table:style-name="ce30" table:formula="of:= IF (ISNUMBER([.D319]); [.D319] * (CopperResistivity * [.E319] / ([.G3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20]); [.E320]+Buffer; &quot;&quot;)">
            <text:p/>
          </table:table-cell>
          <table:table-cell/>
          <table:table-cell table:style-name="ce30" table:formula="of:= IF (ISNUMBER([.D320]); [.D320] * (CopperResistivity * [.E320] / ([.G3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U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21]); [.E32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21]); [.D321] * (CopperResistivity * [.E321] / ([.G321] * 0.000001)) / 12; &quot;&quot;)" office:value-type="percentage" office:value="0.009" calcext:value-type="percentage">
            <text:p>0.9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322]); [.E322]+Buffer; &quot;&quot;)">
            <text:p/>
          </table:covered-table-cell>
          <table:table-cell/>
          <table:table-cell table:style-name="ce30" table:formula="of:= IF (ISNUMBER([.D322]); [.D322] * (CopperResistivity * [.E322] / ([.G3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23]); [.E323]+Buffer; &quot;&quot;)">
            <text:p/>
          </table:table-cell>
          <table:table-cell/>
          <table:table-cell table:style-name="ce30" table:formula="of:= IF (ISNUMBER([.D323]); [.D323] * (CopperResistivity * [.E323] / ([.G3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I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324]); [.E32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24]); [.D324] * (CopperResistivity * [.E324] / ([.G324] * 0.000001)) / 12; &quot;&quot;)" office:value-type="percentage" office:value="0.045" calcext:value-type="percentage">
            <text:p>4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1’</text:p>
          </table:table-cell>
          <table:covered-table-cell/>
          <table:covered-table-cell table:style-name="ce19"/>
          <table:covered-table-cell/>
          <table:covered-table-cell table:formula="of:=IF(ISNUMBER([.E325]); [.E325]+Buffer; &quot;&quot;)">
            <text:p/>
          </table:covered-table-cell>
          <table:table-cell/>
          <table:table-cell table:style-name="ce30" table:formula="of:= IF (ISNUMBER([.D325]); [.D325] * (CopperResistivity * [.E325] / ([.G3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26]); [.E326]+Buffer; &quot;&quot;)">
            <text:p/>
          </table:table-cell>
          <table:table-cell/>
          <table:table-cell table:style-name="ce30" table:formula="of:= IF (ISNUMBER([.D326]); [.D326] * (CopperResistivity * [.E326] / ([.G3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27]); [.E327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27]); [.D327] * (CopperResistivity * [.E327] / ([.G327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t ОЖ</text:p>
          </table:table-cell>
          <table:covered-table-cell/>
          <table:covered-table-cell table:style-name="ce19"/>
          <table:covered-table-cell/>
          <table:covered-table-cell table:formula="of:=IF(ISNUMBER([.E328]); [.E328]+Buffer; &quot;&quot;)">
            <text:p/>
          </table:covered-table-cell>
          <table:table-cell/>
          <table:table-cell table:style-name="ce30" table:formula="of:= IF (ISNUMBER([.D328]); [.D328] * (CopperResistivity * [.E328] / ([.G3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29]); [.E329]+Buffer; &quot;&quot;)">
            <text:p/>
          </table:table-cell>
          <table:table-cell/>
          <table:table-cell table:style-name="ce30" table:formula="of:= IF (ISNUMBER([.D329]); [.D329] * (CopperResistivity * [.E329] / ([.G3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0]); [.E330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30]); [.D330] * (CopperResistivity * [.E330] / ([.G330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перегрева ОЖ</text:p>
          </table:table-cell>
          <table:covered-table-cell/>
          <table:covered-table-cell table:style-name="ce19"/>
          <table:covered-table-cell/>
          <table:covered-table-cell table:formula="of:=IF(ISNUMBER([.E331]); [.E331]+Buffer; &quot;&quot;)">
            <text:p/>
          </table:covered-table-cell>
          <table:table-cell/>
          <table:table-cell table:style-name="ce30" table:formula="of:= IF (ISNUMBER([.D331]); [.D331] * (CopperResistivity * [.E331] / ([.G3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32]); [.E332]+Buffer; &quot;&quot;)">
            <text:p/>
          </table:table-cell>
          <table:table-cell/>
          <table:table-cell table:style-name="ce30" table:formula="of:= IF (ISNUMBER([.D332]); [.D332] * (CopperResistivity * [.E332] / ([.G3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3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3]); [.E333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33]); [.D333] * (CopperResistivity * [.E333] / ([.G333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аварийного падения P масла</text:p>
          </table:table-cell>
          <table:covered-table-cell/>
          <table:covered-table-cell table:style-name="ce19"/>
          <table:covered-table-cell/>
          <table:covered-table-cell table:formula="of:=IF(ISNUMBER([.E334]); [.E334]+Buffer; &quot;&quot;)">
            <text:p/>
          </table:covered-table-cell>
          <table:table-cell/>
          <table:table-cell table:style-name="ce30" table:formula="of:= IF (ISNUMBER([.D334]); [.D334] * (CopperResistivity * [.E334] / ([.G3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35]); [.E335]+Buffer; &quot;&quot;)">
            <text:p/>
          </table:table-cell>
          <table:table-cell table:formula="of:=IF(ISNUMBER([.D335]); IF ([.D335] &lt;= 1;     IF ([.E335] &lt;= 7; 1;     IF ([.E335] &lt;= 10; 1.5;     IF ([.E335] &lt;= 17; 2.5;     IF ([.E335] &lt;= 28; 4;     IF ([.E335] &lt;= 42; 6; 10)))));  IF ([.D335] &lt;= 2;     IF ([.E335] &lt;= 1.5; 1;     IF ([.E335] &lt;= 5; 1.5;     IF ([.E335] &lt;= 8.5; 2.5;     IF ([.E335] &lt;= 14; 4;     IF ([.E335] &lt;= 21; 6; 10)))));  IF ([.D335] &lt;= 4;     IF ([.E335] &lt;= 1.5; 1;     IF ([.E335] &lt;= 2.5; 1.5;     IF ([.E335] &lt;= 4; 2.5;     IF ([.E335] &lt;= 7; 4;     IF ([.E335] &lt;= 10.5; 6; 10)))));  IF ([.D335] &lt;= 6;     IF ([.E335] &lt;= 1.5; 1.5;     IF ([.E335] &lt;= 2.5; 2.5;     IF ([.E335] &lt;= 4.5; 4;     IF ([.E335] &lt;= 7; 6; 10))));  IF ([.D335] &lt;= 10;     IF ([.E335] &lt;= 1.5; 2.5;     IF ([.E335] &lt;= 2.5; 4;     IF ([.E335] &lt;= 4; 6;     IF ([.E335] &lt;= 7; 10;     IF ([.E335] &lt;= 10.5; 16;     IF ([.E335] &lt;= 17.5; 25;     IF ([.E335] &lt;= 24; 35; 50)))))));  IF ([.D335] &lt;= 15;     IF ([.E335] &lt;= 1; 2.5;     IF ([.E335] &lt;= 1.5; 4;     IF ([.E335] &lt;= 2.5; 6;     IF ([.E335] &lt;= 4.5; 10;     IF ([.E335] &lt;= 7; 16;     IF ([.E335] &lt;= 11.5; 25;     IF ([.E335] &lt;= 16; 35; 50)))))));  IF ([.D335] &lt;= 25;     IF ([.E335] &lt;= 1; 4;     IF ([.E335] &lt;= 1.5; 6;     IF ([.E335] &lt;= 2.5; 10;     IF ([.E335] &lt;= 4; 16;     IF ([.E335] &lt;= 7; 25;     IF ([.E335] &lt;= 9.5; 35; 50))))));  IF ([.D335] &lt;= 30;     IF ([.E335] &lt;= 1; 6;     IF ([.E335] &lt;= 2; 10;     IF ([.E335] &lt;= 3.5; 16;     IF ([.E335] &lt;= 5.4; 25;     IF ([.E335] &lt;= 8; 35; 50)))));  IF ([.D335] &lt;= 40;     IF ([.E335] &lt;= 1.5; 10;     IF ([.E335] &lt;= 2.5; 16;     IF ([.E335] &lt;= 4; 25;     IF ([.E335] &lt;= 6; 35; 50))));  &quot;Way too heavy&quot; ))))))))); &quot;&quot;)">
            <text:p/>
          </table:table-cell>
          <table:table-cell table:style-name="ce30" table:formula="of:= IF (ISNUMBER([.D335]); [.D335] * (CopperResistivity * [.E335] / ([.G3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4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6]); [.E336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36]); [.D336] * (CopperResistivity * [.E336] / ([.G336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P масла</text:p>
          </table:table-cell>
          <table:covered-table-cell/>
          <table:covered-table-cell table:style-name="ce19"/>
          <table:covered-table-cell/>
          <table:covered-table-cell table:formula="of:=IF(ISNUMBER([.E337]); [.E337]+Buffer; &quot;&quot;)">
            <text:p/>
          </table:covered-table-cell>
          <table:table-cell/>
          <table:table-cell table:style-name="ce30" table:formula="of:= IF (ISNUMBER([.D337]); [.D337] * (CopperResistivity * [.E337] / ([.G3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38]); [.E338]+Buffer; &quot;&quot;)">
            <text:p/>
          </table:table-cell>
          <table:table-cell/>
          <table:table-cell table:style-name="ce30" table:formula="of:= IF (ISNUMBER([.D338]); [.D338] * (CopperResistivity * [.E338] / ([.G3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5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39]); [.E339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39]); [.D339] * (CopperResistivity * [.E339] / ([.G339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</text:p>
          </table:table-cell>
          <table:covered-table-cell/>
          <table:covered-table-cell table:style-name="ce19"/>
          <table:covered-table-cell/>
          <table:covered-table-cell table:formula="of:=IF(ISNUMBER([.E340]); [.E340]+Buffer; &quot;&quot;)">
            <text:p/>
          </table:covered-table-cell>
          <table:table-cell/>
          <table:table-cell table:style-name="ce30" table:formula="of:= IF (ISNUMBER([.D340]); [.D340] * (CopperResistivity * [.E340] / ([.G3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41]); [.E341]+Buffer; &quot;&quot;)">
            <text:p/>
          </table:table-cell>
          <table:table-cell/>
          <table:table-cell table:style-name="ce30" table:formula="of:= IF (ISNUMBER([.D341]); [.D341] * (CopperResistivity * [.E341] / ([.G3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2]); [.E342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42]); [.D342] * (CopperResistivity * [.E342] / ([.G342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 (лампочка)</text:p>
          </table:table-cell>
          <table:covered-table-cell/>
          <table:covered-table-cell table:style-name="ce19"/>
          <table:covered-table-cell/>
          <table:covered-table-cell table:formula="of:=IF(ISNUMBER([.E343]); [.E343]+Buffer; &quot;&quot;)">
            <text:p/>
          </table:covered-table-cell>
          <table:table-cell/>
          <table:table-cell table:style-name="ce30" table:formula="of:= IF (ISNUMBER([.D343]); [.D343] * (CopperResistivity * [.E343] / ([.G3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44]); [.E344]+Buffer; &quot;&quot;)">
            <text:p/>
          </table:table-cell>
          <table:table-cell/>
          <table:table-cell table:style-name="ce30" table:formula="of:= IF (ISNUMBER([.D344]); [.D344] * (CopperResistivity * [.E344] / ([.G3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1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45]); [.E34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345]); [.D345] * (CopperResistivity * [.E345] / ([.G345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87’</text:p>
          </table:table-cell>
          <table:covered-table-cell table:number-columns-repeated="2"/>
          <table:covered-table-cell table:style-name="Default"/>
          <table:covered-table-cell table:formula="of:=IF(ISNUMBER([.E346]); [.E346]+Buffer; &quot;&quot;)">
            <text:p/>
          </table:covered-table-cell>
          <table:table-cell/>
          <table:table-cell table:style-name="ce30" table:formula="of:= IF (ISNUMBER([.D346]); [.D346] * (CopperResistivity * [.E346] / ([.G3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19"/>
          <table:table-cell/>
          <table:table-cell table:formula="of:=IF(ISNUMBER([.E347]); [.E347]+Buffer; &quot;&quot;)">
            <text:p/>
          </table:table-cell>
          <table:table-cell/>
          <table:table-cell table:style-name="ce30" table:formula="of:= IF (ISNUMBER([.D347]); [.D347] * (CopperResistivity * [.E347] / ([.G3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48]); [.E34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48]); [.D348] * (CopperResistivity * [.E348] / ([.G34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/>
          <table:covered-table-cell table:style-name="ce19"/>
          <table:covered-table-cell/>
          <table:covered-table-cell table:formula="of:=IF(ISNUMBER([.E349]); [.E349]+Buffer; &quot;&quot;)">
            <text:p/>
          </table:covered-table-cell>
          <table:table-cell/>
          <table:table-cell table:style-name="ce30" table:formula="of:= IF (ISNUMBER([.D349]); [.D349] * (CopperResistivity * [.E349] / ([.G3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50]); [.E350]+Buffer; &quot;&quot;)">
            <text:p/>
          </table:table-cell>
          <table:table-cell/>
          <table:table-cell table:style-name="ce30" table:formula="of:= IF (ISNUMBER([.D350]); [.D350] * (CopperResistivity * [.E350] / ([.G3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3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1]); [.E35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51]); [.D351] * (CopperResistivity * [.E351] / ([.G35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19"/>
          <table:covered-table-cell/>
          <table:covered-table-cell table:formula="of:=IF(ISNUMBER([.E352]); [.E352]+Buffer; &quot;&quot;)">
            <text:p/>
          </table:covered-table-cell>
          <table:table-cell/>
          <table:table-cell table:style-name="ce30" table:formula="of:= IF (ISNUMBER([.D352]); [.D352] * (CopperResistivity * [.E352] / ([.G3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53]); [.E353]+Buffer; &quot;&quot;)">
            <text:p/>
          </table:table-cell>
          <table:table-cell/>
          <table:table-cell table:style-name="ce30" table:formula="of:= IF (ISNUMBER([.D353]); [.D353] * (CopperResistivity * [.E353] / ([.G3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4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formula="of:=IF(ISNUMBER([.E354]); [.E35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54]); [.D354] * (CopperResistivity * [.E354] / ([.G35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индикатора ручного тормоза ‘2’</text:p>
          </table:table-cell>
          <table:covered-table-cell/>
          <table:covered-table-cell table:style-name="ce19"/>
          <table:covered-table-cell/>
          <table:covered-table-cell table:formula="of:=IF(ISNUMBER([.E355]); [.E355]+Buffer; &quot;&quot;)">
            <text:p/>
          </table:covered-table-cell>
          <table:table-cell/>
          <table:table-cell table:style-name="ce30" table:formula="of:= IF (ISNUMBER([.D355]); [.D355] * (CopperResistivity * [.E355] / ([.G3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56]); [.E356]+Buffer; &quot;&quot;)">
            <text:p/>
          </table:table-cell>
          <table:table-cell/>
          <table:table-cell table:style-name="ce30" table:formula="of:= IF (ISNUMBER([.D356]); [.D356] * (CopperResistivity * [.E356] / ([.G3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5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57]); [.E357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57]); [.D357] * (CopperResistivity * [.E357] / ([.G357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19"/>
          <table:covered-table-cell/>
          <table:covered-table-cell table:formula="of:=IF(ISNUMBER([.E358]); [.E358]+Buffer; &quot;&quot;)">
            <text:p/>
          </table:covered-table-cell>
          <table:table-cell/>
          <table:table-cell table:style-name="ce30" table:formula="of:= IF (ISNUMBER([.D358]); [.D358] * (CopperResistivity * [.E358] / ([.G3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59]); [.E359]+Buffer; &quot;&quot;)">
            <text:p/>
          </table:table-cell>
          <table:table-cell/>
          <table:table-cell table:style-name="ce30" table:formula="of:= IF (ISNUMBER([.D359]); [.D359] * (CopperResistivity * [.E359] / ([.G3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360]); [.E360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1.5" calcext:value-type="float">
            <text:p>1.5</text:p>
          </table:table-cell>
          <table:table-cell table:style-name="ce30" table:formula="of:= IF (ISNUMBER([.D360]); [.D360] * (CopperResistivity * [.E360] / ([.G36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7’</text:p>
          </table:table-cell>
          <table:covered-table-cell/>
          <table:covered-table-cell table:style-name="ce19"/>
          <table:covered-table-cell/>
          <table:covered-table-cell table:formula="of:=IF(ISNUMBER([.E361]); [.E361]+Buffer; &quot;&quot;)">
            <text:p/>
          </table:covered-table-cell>
          <table:table-cell/>
          <table:table-cell table:style-name="ce30" table:formula="of:= IF (ISNUMBER([.D361]); [.D361] * (CopperResistivity * [.E361] / ([.G3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62]); [.E362]+Buffer; &quot;&quot;)">
            <text:p/>
          </table:table-cell>
          <table:table-cell/>
          <table:table-cell table:style-name="ce30" table:formula="of:= IF (ISNUMBER([.D362]); [.D362] * (CopperResistivity * [.E362] / ([.G3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8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63]); [.E363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63]); [.D363] * (CopperResistivity * [.E363] / ([.G363] * 0.000001)) / 12; &quot;&quot;)" office:value-type="percentage" office:value="0.0042" calcext:value-type="percentage">
            <text:p>0.4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19"/>
          <table:covered-table-cell/>
          <table:covered-table-cell table:formula="of:=IF(ISNUMBER([.E364]); [.E364]+Buffer; &quot;&quot;)">
            <text:p/>
          </table:covered-table-cell>
          <table:table-cell/>
          <table:table-cell table:style-name="ce30" table:formula="of:= IF (ISNUMBER([.D364]); [.D364] * (CopperResistivity * [.E364] / ([.G3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65]); [.E365]+Buffer; &quot;&quot;)">
            <text:p/>
          </table:table-cell>
          <table:table-cell/>
          <table:table-cell table:style-name="ce30" table:formula="of:= IF (ISNUMBER([.D365]); [.D365] * (CopperResistivity * [.E365] / ([.G3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66]); [.E366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66]); [.D366] * (CopperResistivity * [.E366] / ([.G366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367]); [.E367]+Buffer; &quot;&quot;)">
            <text:p/>
          </table:covered-table-cell>
          <table:table-cell/>
          <table:table-cell table:style-name="ce30" table:formula="of:= IF (ISNUMBER([.D367]); [.D367] * (CopperResistivity * [.E367] / ([.G3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68]); [.E368]+Buffer; &quot;&quot;)">
            <text:p/>
          </table:table-cell>
          <table:table-cell/>
          <table:table-cell table:style-name="ce30" table:formula="of:= IF (ISNUMBER([.D368]); [.D368] * (CopperResistivity * [.E368] / ([.G3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2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69]); [.E369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69]); [.D369] * (CopperResistivity * [.E369] / ([.G369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8’</text:p>
          </table:table-cell>
          <table:covered-table-cell/>
          <table:covered-table-cell table:style-name="ce19"/>
          <table:covered-table-cell/>
          <table:covered-table-cell table:formula="of:=IF(ISNUMBER([.E370]); [.E370]+Buffer; &quot;&quot;)">
            <text:p/>
          </table:covered-table-cell>
          <table:table-cell/>
          <table:table-cell table:style-name="ce30" table:formula="of:= IF (ISNUMBER([.D370]); [.D370] * (CopperResistivity * [.E370] / ([.G3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19"/>
          <table:covered-table-cell/>
          <table:covered-table-cell table:formula="of:=IF(ISNUMBER([.E371]); [.E371]+Buffer; &quot;&quot;)">
            <text:p/>
          </table:covered-table-cell>
          <table:table-cell/>
          <table:table-cell table:style-name="ce30" table:formula="of:= IF (ISNUMBER([.D371]); [.D371] * (CopperResistivity * [.E371] / ([.G3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72]); [.E372]+Buffer; &quot;&quot;)">
            <text:p/>
          </table:table-cell>
          <table:table-cell/>
          <table:table-cell table:style-name="ce30" table:formula="of:= IF (ISNUMBER([.D372]); [.D372] * (CopperResistivity * [.E372] / ([.G3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73]); [.E37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73]); [.D373] * (CopperResistivity * [.E373] / ([.G37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/>
          <table:covered-table-cell table:formula="of:=IF(ISNUMBER([.E374]); [.E374]+Buffer; &quot;&quot;)">
            <text:p/>
          </table:covered-table-cell>
          <table:table-cell/>
          <table:table-cell table:style-name="ce30" table:formula="of:= IF (ISNUMBER([.D374]); [.D374] * (CopperResistivity * [.E374] / ([.G3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75]); [.E375]+Buffer; &quot;&quot;)">
            <text:p/>
          </table:table-cell>
          <table:table-cell/>
          <table:table-cell table:style-name="ce30" table:formula="of:= IF (ISNUMBER([.D375]); [.D375] * (CopperResistivity * [.E375] / ([.G3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5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formula="of:=IF(ISNUMBER([.E376]); [.E376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76]); [.D376] * (CopperResistivity * [.E376] / ([.G376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тахометру</text:p>
          </table:table-cell>
          <table:covered-table-cell/>
          <table:covered-table-cell table:style-name="ce19"/>
          <table:covered-table-cell/>
          <table:covered-table-cell table:formula="of:=IF(ISNUMBER([.E377]); [.E377]+Buffer; &quot;&quot;)">
            <text:p/>
          </table:covered-table-cell>
          <table:table-cell/>
          <table:table-cell table:style-name="ce30" table:formula="of:= IF (ISNUMBER([.D377]); [.D377] * (CopperResistivity * [.E377] / ([.G3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78]); [.E378]+Buffer; &quot;&quot;)">
            <text:p/>
          </table:table-cell>
          <table:table-cell/>
          <table:table-cell table:style-name="ce30" table:formula="of:= IF (ISNUMBER([.D378]); [.D378] * (CopperResistivity * [.E378] / ([.G3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379]); [.E379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79]); [.D379] * (CopperResistivity * [.E379] / ([.G379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Генератор ‘D’</text:p>
          </table:table-cell>
          <table:covered-table-cell/>
          <table:covered-table-cell table:style-name="ce19"/>
          <table:covered-table-cell/>
          <table:covered-table-cell table:formula="of:=IF(ISNUMBER([.E380]); [.E380]+Buffer; &quot;&quot;)">
            <text:p/>
          </table:covered-table-cell>
          <table:table-cell/>
          <table:table-cell table:style-name="ce30" table:formula="of:= IF (ISNUMBER([.D380]); [.D380] * (CopperResistivity * [.E380] / ([.G3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81]); [.E381]+Buffer; &quot;&quot;)">
            <text:p/>
          </table:table-cell>
          <table:table-cell/>
          <table:table-cell table:style-name="ce30" table:formula="of:= IF (ISNUMBER([.D381]); [.D381] * (CopperResistivity * [.E381] / ([.G3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9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formula="of:=IF(ISNUMBER([.E382]); [.E382]+Buffer; &quot;&quot;)" office:value-type="float" office:value="3.45" calcext:value-type="float" table:number-columns-spanned="1" table:number-rows-spanned="2">
            <text:p>3.4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382]); [.D382] * (CopperResistivity * [.E382] / ([.G382] * 0.000001)) / 12; &quot;&quot;)" office:value-type="percentage" office:value="0.022125" calcext:value-type="percentage">
            <text:p>2.21%</text:p>
          </table:table-cell>
          <table:table-cell table:number-columns-repeated="1016"/>
        </table:table-row>
        <table:table-row table:style-name="ro1">
          <table:covered-table-cell/>
          <table:table-cell table:style-name="ce14" office:value-type="string" calcext:value-type="string">
            <text:p>Датчик аварийного падения уровня тормозной жидкости ‘1’</text:p>
          </table:table-cell>
          <table:covered-table-cell/>
          <table:covered-table-cell table:style-name="ce19"/>
          <table:covered-table-cell/>
          <table:covered-table-cell table:formula="of:=IF(ISNUMBER([.E383]); [.E383]+Buffer; &quot;&quot;)">
            <text:p/>
          </table:covered-table-cell>
          <table:table-cell/>
          <table:table-cell table:style-name="ce30" table:formula="of:= IF (ISNUMBER([.D383]); [.D383] * (CopperResistivity * [.E383] / ([.G3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84]); [.E384]+Buffer; &quot;&quot;)">
            <text:p/>
          </table:table-cell>
          <table:table-cell/>
          <table:table-cell table:style-name="ce30" table:formula="of:= IF (ISNUMBER([.D384]); [.D384] * (CopperResistivity * [.E384] / ([.G3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1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formula="of:=IF(ISNUMBER([.E385]); [.E38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85]); [.D385] * (CopperResistivity * [.E385] / ([.G38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спидометра ‘2’</text:p>
          </table:table-cell>
          <table:covered-table-cell/>
          <table:covered-table-cell table:style-name="ce19"/>
          <table:covered-table-cell/>
          <table:covered-table-cell table:formula="of:=IF(ISNUMBER([.E386]); [.E386]+Buffer; &quot;&quot;)">
            <text:p/>
          </table:covered-table-cell>
          <table:table-cell/>
          <table:table-cell table:style-name="ce30" table:formula="of:= IF (ISNUMBER([.D386]); [.D386] * (CopperResistivity * [.E386] / ([.G3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87]); [.E387]+Buffer; &quot;&quot;)">
            <text:p/>
          </table:table-cell>
          <table:table-cell/>
          <table:table-cell table:style-name="ce30" table:formula="of:= IF (ISNUMBER([.D387]); [.D387] * (CopperResistivity * [.E387] / ([.G387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2"/>
          <table:covered-table-cell table:style-name="ce19"/>
          <table:covered-table-cell/>
          <table:covered-table-cell table:formula="of:=IF(ISNUMBER([.E388]); [.E388]+Buffer; &quot;&quot;)">
            <text:p/>
          </table:covered-table-cell>
          <table:table-cell/>
          <table:table-cell table:style-name="ce30" table:formula="of:= IF (ISNUMBER([.D388]); [.D388] * (CopperResistivity * [.E388] / ([.G388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14">
            <text:p>Антенна</text:p>
          </table:table-cell>
          <table:table-cell table:number-columns-repeated="2"/>
          <table:table-cell table:style-name="ce19"/>
          <table:table-cell/>
          <table:table-cell table:formula="of:=IF(ISNUMBER([.E389]); [.E389]+Buffer; &quot;&quot;)">
            <text:p/>
          </table:table-cell>
          <table:table-cell/>
          <table:table-cell table:style-name="ce30" table:formula="of:= IF (ISNUMBER([.D389]); [.D389] * (CopperResistivity * [.E389] / ([.G3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H’</text:p>
          </table:table-cell>
          <table:table-cell table:style-name="ce19"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0]); [.E390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90]); [.D390] * (CopperResistivity * [.E390] / ([.G390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S’</text:p>
          </table:table-cell>
          <table:covered-table-cell table:number-columns-repeated="2" table:style-name="ce19"/>
          <table:covered-table-cell/>
          <table:covered-table-cell table:formula="of:=IF(ISNUMBER([.E391]); [.E391]+Buffer; &quot;&quot;)">
            <text:p/>
          </table:covered-table-cell>
          <table:table-cell/>
          <table:table-cell table:style-name="ce30" table:formula="of:= IF (ISNUMBER([.D391]); [.D391] * (CopperResistivity * [.E391] / ([.G3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1’</text:p>
          </table:table-cell>
          <table:covered-table-cell table:number-columns-repeated="2" table:style-name="ce19"/>
          <table:covered-table-cell/>
          <table:covered-table-cell table:formula="of:=IF(ISNUMBER([.E392]); [.E392]+Buffer; &quot;&quot;)">
            <text:p/>
          </table:covered-table-cell>
          <table:table-cell/>
          <table:table-cell table:style-name="ce30" table:formula="of:= IF (ISNUMBER([.D392]); [.D392] * (CopperResistivity * [.E392] / ([.G39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93]); [.E393]+Buffer; &quot;&quot;)">
            <text:p/>
          </table:table-cell>
          <table:table-cell/>
          <table:table-cell table:style-name="ce30" table:formula="of:= IF (ISNUMBER([.D393]); [.D393] * (CopperResistivity * [.E393] / ([.G3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394]); [.E39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94]); [.D394] * (CopperResistivity * [.E394] / ([.G394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 table:style-name="Default"/>
          <table:covered-table-cell table:formula="of:=IF(ISNUMBER([.E395]); [.E395]+Buffer; &quot;&quot;)">
            <text:p/>
          </table:covered-table-cell>
          <table:table-cell/>
          <table:table-cell table:style-name="ce30" table:formula="of:= IF (ISNUMBER([.D395]); [.D395] * (CopperResistivity * [.E395] / ([.G39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396]); [.E396]+Buffer; &quot;&quot;)">
            <text:p/>
          </table:table-cell>
          <table:table-cell/>
          <table:table-cell table:style-name="ce30" table:formula="of:= IF (ISNUMBER([.D396]); [.D396] * (CopperResistivity * [.E396] / ([.G3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T’</text:p>
          </table:table-cell>
          <table:table-cell table:style-name="ce19"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U’</text:p>
          </table:table-cell>
          <table:covered-table-cell table:number-columns-repeated="2" table:style-name="ce19"/>
          <table:covered-table-cell/>
          <table:covered-table-cell table:formula="of:=IF(ISNUMBER([.E398]); [.E398]+Buffer; &quot;&quot;)">
            <text:p/>
          </table:covered-table-cell>
          <table:table-cell/>
          <table:table-cell table:style-name="ce30" table:formula="of:= IF (ISNUMBER([.D398]); [.D398] * (CopperResistivity * [.E398] / ([.G39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2’</text:p>
          </table:table-cell>
          <table:covered-table-cell table:number-columns-repeated="2" table:style-name="ce19"/>
          <table:covered-table-cell/>
          <table:covered-table-cell table:formula="of:=IF(ISNUMBER([.E399]); [.E399]+Buffer; &quot;&quot;)">
            <text:p/>
          </table:covered-table-cell>
          <table:table-cell/>
          <table:table-cell table:style-name="ce30" table:formula="of:= IF (ISNUMBER([.D399]); [.D399] * (CopperResistivity * [.E399] / ([.G3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9"/>
          <table:covered-table-cell/>
          <table:table-cell table:formula="of:=IF(ISNUMBER([.E400]); [.E400]+Buffer; &quot;&quot;)">
            <text:p/>
          </table:table-cell>
          <table:table-cell/>
          <table:table-cell table:style-name="ce30" table:formula="of:= IF (ISNUMBER([.D400]); [.D400] * (CopperResistivity * [.E400] / ([.G4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I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formula="of:=IF(ISNUMBER([.E401]); [.E40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401]); [.D401] * (CopperResistivity * [.E401] / ([.G401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0’, вых</text:p>
          </table:table-cell>
          <table:covered-table-cell/>
          <table:covered-table-cell table:style-name="ce19"/>
          <table:covered-table-cell table:style-name="Default"/>
          <table:covered-table-cell table:formula="of:=IF(ISNUMBER([.E402]); [.E402]+Buffer; &quot;&quot;)">
            <text:p/>
          </table:covered-table-cell>
          <table:table-cell/>
          <table:table-cell table:style-name="ce30" table:formula="of:= IF (ISNUMBER([.D402]); [.D402] * (CopperResistivity * [.E402] / ([.G402] * 0.000001)) / 12; &quot;&quot;)">
            <text:p/>
          </table:table-cell>
          <table:table-cell table:number-columns-repeated="1016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30" table:formula="of:= IF (ISNUMBER([.D403]); [.D403] * (CopperResistivity * [.E403] / ([.G403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0" table:formula="of:= IF (ISNUMBER([.D404]); [.D404] * (CopperResistivity * [.E404] / ([.G404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0">
            <text:p>ПТФ Передние</text:p>
          </table:table-cell>
          <table:table-cell table:number-columns-repeated="6"/>
          <table:table-cell table:style-name="ce30" table:formula="of:= IF (ISNUMBER([.D405]); [.D405] * (CopperResistivity * [.E405] / ([.G405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H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06]); [.E406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406]); [.D406] * (CopperResistivity * [.E406] / ([.G406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Реле ПТФ ‘86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07]); [.D407] * (CopperResistivity * [.E407] / ([.G40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08]); [.E408]+Buffer; &quot;&quot;)">
            <text:p/>
          </table:table-cell>
          <table:table-cell/>
          <table:table-cell table:style-name="ce30" table:formula="of:= IF (ISNUMBER([.D408]); [.D408] * (CopperResistivity * [.E408] / ([.G408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formula="of:=IF(ISNUMBER([.E409]); [.E409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409]); [.D409] * (CopperResistivity * [.E409] / ([.G409] * 0.000001)) / 12; &quot;&quot;)" office:value-type="percentage" office:value="0.00144" calcext:value-type="percentage">
            <text:p>0.1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6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10]); [.D410] * (CopperResistivity * [.E410] / ([.G410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8" table:number-columns-spanned="4" table:number-rows-spanned="1"/>
          <table:covered-table-cell table:number-columns-repeated="2" table:style-name="ce18"/>
          <table:covered-table-cell table:style-name="ce27"/>
          <table:table-cell table:formula="of:=IF(ISNUMBER([.E411]); [.E411]+Buffer; &quot;&quot;)">
            <text:p/>
          </table:table-cell>
          <table:table-cell/>
          <table:table-cell table:style-name="ce30" table:formula="of:= IF (ISNUMBER([.D411]); [.D411] * (CopperResistivity * [.E411] / ([.G411] * 0.000001)) / 12; &quot;&quot;)">
            <text:p/>
          </table:table-cell>
          <table:table-cell table:style-name="ce18"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лампа-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2]); [.E412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412]); [.D412] * (CopperResistivity * [.E412] / ([.G412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13]); [.D413] * (CopperResistivity * [.E413] / ([.G413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4]); [.E414]+Buffer; &quot;&quot;)">
            <text:p/>
          </table:table-cell>
          <table:table-cell/>
          <table:table-cell table:style-name="ce30" table:formula="of:= IF (ISNUMBER([.D414]); [.D414] * (CopperResistivity * [.E414] / ([.G414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5]); [.E415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0" table:formula="of:= IF (ISNUMBER([.D415]); [.D415] * (CopperResistivity * [.E415] / ([.G415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16]); [.D416] * (CopperResistivity * [.E416] / ([.G416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17]); [.E417]+Buffer; &quot;&quot;)">
            <text:p/>
          </table:table-cell>
          <table:table-cell/>
          <table:table-cell table:style-name="ce30" table:formula="of:= IF (ISNUMBER([.D417]); [.D417] * (CopperResistivity * [.E417] / ([.G41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30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18]); [.E41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418]); [.D418] * (CopperResistivity * [.E418] / ([.G418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1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19]); [.D419] * (CopperResistivity * [.E419] / ([.G419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3"/>
          <table:table-cell table:formula="of:=IF(ISNUMBER([.E420]); [.E420]+Buffer; &quot;&quot;)">
            <text:p/>
          </table:table-cell>
          <table:table-cell/>
          <table:table-cell table:style-name="ce30" table:formula="of:= IF (ISNUMBER([.D420]); [.D420] * (CopperResistivity * [.E420] / ([.G420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87’</text:p>
          </table:table-cell>
          <table:table-cell office:value-type="string" calcext:value-type="string" table:number-columns-spanned="1" table:number-rows-spanned="4">
            <text:p>Фиолетовый</text:p>
          </table:table-cell>
          <table:table-cell table:style-name="ce19" office:value-type="float" office:value="10" calcext:value-type="float" table:number-columns-spanned="1" table:number-rows-spanned="4">
            <text:p>10.00</text:p>
          </table:table-cell>
          <table:table-cell table:style-name="Default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formula="of:=IF(ISNUMBER([.E421]); [.E421]+Buffer; &quot;&quot;)" office:value-type="float" office:value="5.9" calcext:value-type="float" table:number-columns-spanned="1" table:number-rows-spanned="4">
            <text:p>5.9</text:p>
          </table:table-cell>
          <table:table-cell office:value-type="float" office:value="2.5" calcext:value-type="float">
            <text:p>2.5</text:p>
          </table:table-cell>
          <table:table-cell table:style-name="ce30" table:formula="of:= IF (ISNUMBER([.D421]); [.D421] * (CopperResistivity * [.E421] / ([.G421] * 0.000001)) / 12; &quot;&quot;)" office:value-type="percentage" office:value="0.0324" calcext:value-type="percentage">
            <text:p>3.2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Выключатель ПТФ ‘лампа-2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22]); [.D422] * (CopperResistivity * [.E422] / ([.G422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ле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23]); [.D423] * (CopperResistivity * [.E423] / ([.G423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пра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0" table:formula="of:= IF (ISNUMBER([.D424]); [.D424] * (CopperResistivity * [.E424] / ([.G424] * 0.000001)) / 12; &quot;&quot;)">
            <text:p/>
          </table:table-cell>
          <table:table-cell table:number-columns-repeated="1016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24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9" table:default-cell-style-name="ce35"/>
        <table:table-column table:style-name="co10" table:default-cell-style-name="ce46"/>
        <table:table-column table:style-name="co11" table:default-cell-style-name="ce52"/>
        <table:table-row table:style-name="ro1">
          <table:table-cell table:style-name="ce33" office:value-type="string" calcext:value-type="string">
            <text:p>Сечение, мм2</text:p>
          </table:table-cell>
          <table:table-cell table:style-name="ce44" office:value-type="string" calcext:value-type="string">
            <text:p>Цвет</text:p>
          </table:table-cell>
          <table:table-cell table:style-name="ce50" office:value-type="string" calcext:value-type="string">
            <text:p>Sum - Длина с запасом</text:p>
          </table:table-cell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45" office:value-type="string" calcext:value-type="string">
            <text:p>Жёлтый</text:p>
          </table:table-cell>
          <table:table-cell table:style-name="ce5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Чёрный</text:p>
          </table:table-cell>
          <table:table-cell table:style-name="ce53" office:value-type="float" office:value="35.3" calcext:value-type="float">
            <text:p>35.3</text:p>
          </table:table-cell>
        </table:table-row>
        <table:table-row table:style-name="ro1">
          <table:table-cell table:style-name="ce34" office:value-type="float" office:value="1.5" calcext:value-type="float">
            <text:p>1.5</text:p>
          </table:table-cell>
          <table:table-cell table:style-name="ce45" office:value-type="string" calcext:value-type="string">
            <text:p>Белый</text:p>
          </table:table-cell>
          <table:table-cell table:style-name="ce51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Чёрный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1">
          <table:table-cell table:style-name="ce34" office:value-type="float" office:value="2.5" calcext:value-type="float">
            <text:p>2.5</text:p>
          </table:table-cell>
          <table:table-cell table:style-name="ce45" office:value-type="string" calcext:value-type="string">
            <text:p>Белый</text:p>
          </table:table-cell>
          <table:table-cell table:style-name="ce51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Чёрный</text:p>
          </table:table-cell>
          <table:table-cell table:style-name="ce53" office:value-type="float" office:value="44.55" calcext:value-type="float">
            <text:p>44.55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45" office:value-type="string" calcext:value-type="string">
            <text:p>Зелёный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Синий</text:p>
          </table:table-cell>
          <table:table-cell table:style-name="ce53" office:value-type="float" office:value="3.75" calcext:value-type="float">
            <text:p>3.75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45" office:value-type="string" calcext:value-type="string">
            <text:p>Зелёный</text:p>
          </table:table-cell>
          <table:table-cell table:style-name="ce51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Чёрный</text:p>
          </table:table-cell>
          <table:table-cell table:style-name="ce53" office:value-type="float" office:value="1.9" calcext:value-type="float">
            <text:p>1.9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45" office:value-type="string" calcext:value-type="string">
            <text:p>Красный</text:p>
          </table:table-cell>
          <table:table-cell table:style-name="ce51" office:value-type="float" office:value="6.9" calcext:value-type="float">
            <text:p>6.9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Чёрный</text:p>
          </table:table-cell>
          <table:table-cell table:style-name="ce53" office:value-type="float" office:value="2.4" calcext:value-type="float">
            <text:p>2.4</text:p>
          </table:table-cell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45" office:value-type="string" calcext:value-type="string">
            <text:p>Серый</text:p>
          </table:table-cell>
          <table:table-cell table:style-name="ce51" office:value-type="float" office:value="5.1" calcext:value-type="float">
            <text:p>5.1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Чёрный</text:p>
          </table:table-cell>
          <table:table-cell table:style-name="ce53" office:value-type="float" office:value="4.9" calcext:value-type="float">
            <text:p>4.9</text:p>
          </table:table-cell>
        </table:table-row>
        <table:table-row table:style-name="ro1">
          <table:table-cell table:style-name="ce34" office:value-type="string" calcext:value-type="string">
            <text:p>(empty)</text:p>
          </table:table-cell>
          <table:table-cell table:style-name="ce45" office:value-type="string" calcext:value-type="string">
            <text:p>Три провода</text:p>
          </table:table-cell>
          <table:table-cell table:style-name="ce51"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style-name="ce36"/>
          <table:table-cell table:style-name="ce47" office:value-type="string" calcext:value-type="string">
            <text:p>(empty)</text:p>
          </table:table-cell>
          <table:table-cell table:style-name="ce54"/>
        </table:table-row>
        <table:table-row table:style-name="ro1">
          <table:table-cell table:style-name="ce37" office:value-type="string" calcext:value-type="string">
            <text:p>(empty)</text:p>
          </table:table-cell>
          <table:table-cell table:style-name="ce48" office:value-type="string" calcext:value-type="string">
            <text:p>(empty)</text:p>
          </table:table-cell>
          <table:table-cell table:style-name="ce55"/>
        </table:table-row>
        <table:table-row table:style-name="ro1">
          <table:table-cell table:style-name="ce38" office:value-type="string" calcext:value-type="string">
            <text:p>Total Result</text:p>
          </table:table-cell>
          <table:table-cell table:style-name="ce49"/>
          <table:table-cell table:style-name="ce56" office:value-type="float" office:value="360.2" calcext:value-type="float">
            <text:p>360.2</text:p>
          </table:table-cell>
        </table:table-row>
      </table:table>
      <table:table table:name="Variables and notions" table:style-name="ta1"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17 тыщ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Название размера</text:p>
          </table:table-cell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  <table:table-cell table:style-name="ce24" office:value-type="string" calcext:value-type="string">
            <text:p>Обозначения в цепях</text:p>
          </table:table-cell>
          <table:table-cell table:style-name="ce24"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Длина капота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  <table:table-cell office:value-type="string" calcext:value-type="string">
            <text:p>На X к Y</text:p>
          </table:table-cell>
          <table:table-cell office:value-type="string" calcext:value-type="string">
            <text:p>Уходит на колодку, которая стыкуется с косой X (капот/кабина/багажник), провод уходит к потребителю Y</text:p>
          </table:table-cell>
        </table:table-row>
        <table:table-row table:style-name="ro1">
          <table:table-cell office:value-type="string" calcext:value-type="string">
            <text:p>Длина кабины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  <table:table-cell office:value-type="string" calcext:value-type="string">
            <text:p>X ‘Y’</text:p>
          </table:table-cell>
          <table:table-cell office:value-type="string" calcext:value-type="string">
            <text:p>потребитель/реле/переключатель X, контакт Y</text:p>
          </table:table-cell>
        </table:table-row>
        <table:table-row table:style-name="ro1">
          <table:table-cell office:value-type="string" calcext:value-type="string">
            <text:p>Длина багажника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  <table:table-cell office:value-type="string" calcext:value-type="string">
            <text:p>БПР ‘шина’</text:p>
          </table:table-cell>
          <table:table-cell office:value-type="string" calcext:value-type="string">
            <text:p>шпилька общей шины предохранителей блока предохранителей под капотом</text:p>
          </table:table-cell>
        </table:table-row>
        <table:table-row table:style-name="ro1">
          <table:table-cell office:value-type="string" calcext:value-type="string">
            <text:p>Ширина кузова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БПР ‘X А’</text:p>
          </table:table-cell>
          <table:table-cell office:value-type="string" calcext:value-type="string">
            <text:p>шпилька предохранителя на X Ампер в блоке предохранителей под капотом</text:p>
          </table:table-cell>
        </table:table-row>
        <table:table-row table:style-name="ro1">
          <table:table-cell table:style-name="ce39" office:value-type="string" calcext:value-type="string">
            <text:p>Высота общая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Пред X ‘Y’, Z</text:p>
          </table:table-cell>
          <table:table-cell office:value-type="string" calcext:value-type="string">
            <text:p>Блок предохранителей X (лев/прав), номер ‘Y’, контакт Z (вход/выход)</text:p>
          </table:table-cell>
        </table:table-row>
        <table:table-row table:style-name="ro1">
          <table:table-cell office:value-type="string" calcext:value-type="string">
            <text:p>Загиб провода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лина провода вглубь торпеды (вдоль кузова)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39" office:value-type="float" office:value="0.000000018" calcext:value-type="float">
            <text:p>1.8E-08</text:p>
          </table:table-cell>
          <table:table-cell table:number-columns-repeated="5"/>
        </table:table-row>
      </table:table>
      <table:table table:name="Endpoints (incl. mid- ones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9"/>
        <table:table-row table:style-name="ro1">
          <table:table-cell table:style-name="ce2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2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29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9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2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31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31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B$14"/>
        <table:named-range table:name="CopperResistivity" table:base-cell-address="$'Variables and notions'.$B$15" table:cell-range-address="$'Variables and notions'.$B$17"/>
        <table:named-range table:name="Corner" table:base-cell-address="$'Variables and notions'.$B$3" table:cell-range-address="$'Variables and notions'.$B$12"/>
        <table:named-range table:name="Height" table:base-cell-address="$'Variables and notions'.$B$3" table:cell-range-address="$'Variables and notions'.$B$11"/>
        <table:named-range table:name="Len1" table:base-cell-address="$'Variables and notions'.$B$3" table:cell-range-address="$'Variables and notions'.$B$7"/>
        <table:named-range table:name="Len2" table:base-cell-address="$'Variables and notions'.$B$3" table:cell-range-address="$'Variables and notions'.$B$8"/>
        <table:named-range table:name="Len3" table:base-cell-address="$'Variables and notions'.$B$3" table:cell-range-address="$'Variables and notions'.$B$9"/>
        <table:named-range table:name="TorpedoWidth" table:base-cell-address="$'Variables and notions'.$B$3" table:cell-range-address="$'Variables and notions'.$B$13"/>
        <table:named-range table:name="Width" table:base-cell-address="$'Variables and notions'.$B$3" table:cell-range-address="$'Variables and notions'.$B$10"/>
      </table:named-expressions>
      <table:data-pilot-tables>
        <table:data-pilot-table table:name="DataPilot1" table:application-data="" table:target-range-address="'Pivot Table_Schematic chart_1'.A1:'Pivot Table_Schematic chart_1'.C45" table:buttons="'Pivot Table_Schematic chart_1'.A1 'Pivot Table_Schematic chart_1'.B1" table:show-filter-button="false" table:drill-down-on-double-click="false">
          <table:source-cell-range table:cell-range-address="'Schematic chart'.A1:'Schematic chart'.H4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Белый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Оранжевый" table:display="true" table:show-details="true"/>
                <table:data-pilot-member table:name="Розовый" table:display="true" table:show-details="true"/>
                <table:data-pilot-member table:name="Серый" table:display="true" table:show-details="true"/>
                <table:data-pilot-member table:name="Синий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Чёрны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21:03:00.14866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4-30T23:26:18.774319606</dc:date>
    <meta:editing-duration>PT18H29M11S</meta:editing-duration>
    <meta:editing-cycles>792</meta:editing-cycles>
    <meta:generator>LibreOffice/7.1.8.1$Linux_X86_64 LibreOffice_project/10$Build-1</meta:generator>
    <meta:document-statistic meta:table-count="5" meta:cell-count="1926" meta:object-count="0"/>
  </office:meta>
</office:document-meta>
</file>